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ourierNewPSMT" svg:font-family="CourierNewPSMT"/>
    <style:font-face style:name="Menlo" svg:font-family="Menlo"/>
    <style:font-face style:name="Times" svg:font-family="Times"/>
    <style:font-face style:name="TimesNewRomanPSMT" svg:font-family="TimesNewRomanPSMT"/>
    <style:font-face style:name="Courier" svg:font-family="Courier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0.958cm"/>
        </style:tab-stops>
      </style:paragraph-properties>
      <style:text-properties fo:color="#000000" style:font-name="TimesNewRomanPSMT" fo:font-size="12pt" fo:font-weight="normal" officeooo:rsid="000fdd8b" officeooo:paragraph-rsid="000ee012" style:font-size-asian="12pt" style:font-weight-asian="normal" style:font-size-complex="12pt" style:font-weight-complex="normal"/>
    </style:style>
    <style:style style:name="P2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1.221cm"/>
        </style:tab-stops>
      </style:paragraph-properties>
      <style:text-properties fo:color="#000000" style:font-name="Courier" fo:font-size="22pt" style:text-underline-style="none" fo:font-weight="bold" officeooo:rsid="003cd546" officeooo:paragraph-rsid="005f73c3" style:font-size-asian="22pt" style:font-weight-asian="bold" style:font-size-complex="22pt" style:font-weight-complex="bold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0.958cm"/>
        </style:tab-stops>
      </style:paragraph-properties>
      <style:text-properties fo:color="#000000" style:font-name="Courier" fo:font-size="12pt" fo:font-weight="bold" officeooo:rsid="00106128" officeooo:paragraph-rsid="00106128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>
        <style:tab-stops>
          <style:tab-stop style:position="0.958cm"/>
        </style:tab-stops>
      </style:paragraph-properties>
      <style:text-properties fo:color="#000000" style:font-name="Courier" fo:font-size="12pt" fo:font-weight="bold" officeooo:rsid="000ee012" officeooo:paragraph-rsid="000ee012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>
        <style:tab-stops>
          <style:tab-stop style:position="0.958cm"/>
        </style:tab-stops>
      </style:paragraph-properties>
      <style:text-properties fo:color="#000000" style:font-name="Courier" fo:font-size="12pt" fo:font-weight="bold" officeooo:rsid="000eb15e" officeooo:paragraph-rsid="000eb15e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>
        <style:tab-stops>
          <style:tab-stop style:position="0.958cm"/>
        </style:tab-stops>
      </style:paragraph-properties>
      <style:text-properties fo:color="#000000" style:font-name="Courier" fo:font-size="12pt" fo:font-weight="bold" officeooo:rsid="000eb15e" officeooo:paragraph-rsid="000eb15e" style:font-size-asian="12pt" style:font-weight-asian="bold" style:font-size-complex="12pt" style:font-weight-complex="bold"/>
    </style:style>
    <style:style style:name="P7" style:family="paragraph" style:parent-style-name="Standard">
      <style:paragraph-properties>
        <style:tab-stops>
          <style:tab-stop style:position="0.958cm"/>
        </style:tab-stops>
      </style:paragraph-properties>
      <style:text-properties fo:color="#000000" style:font-name="Courier" fo:font-size="12pt" fo:font-weight="bold" officeooo:paragraph-rsid="000eb15e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0.958cm"/>
        </style:tab-stops>
      </style:paragraph-properties>
      <style:text-properties fo:color="#000000" style:font-name="Courier" fo:font-size="12pt" officeooo:paragraph-rsid="0068666a" style:font-size-asian="12pt" style:font-size-complex="12pt"/>
    </style:style>
    <style:style style:name="P9" style:family="paragraph" style:parent-style-name="Standard">
      <style:paragraph-properties fo:text-align="start" style:justify-single-word="false">
        <style:tab-stops>
          <style:tab-stop style:position="0.958cm"/>
        </style:tab-stops>
      </style:paragraph-properties>
      <style:text-properties fo:color="#000000" style:font-name="Courier" fo:font-size="11pt" style:text-underline-style="solid" style:text-underline-width="auto" style:text-underline-color="font-color" fo:font-weight="bold" officeooo:rsid="002ac5f9" officeooo:paragraph-rsid="002ac5f9" style:font-weight-asian="bold" style:font-weight-complex="bold"/>
    </style:style>
    <style:style style:name="P10" style:family="paragraph" style:parent-style-name="Standard">
      <style:paragraph-properties fo:text-align="start" style:justify-single-word="false">
        <style:tab-stops>
          <style:tab-stop style:position="0.958cm"/>
        </style:tab-stops>
      </style:paragraph-properties>
      <style:text-properties fo:color="#000000" style:font-name="Courier" fo:font-size="11pt" style:text-underline-style="none" fo:font-weight="bold" officeooo:rsid="003b0808" officeooo:paragraph-rsid="003b0808" style:font-weight-asian="bold" style:font-weight-complex="bold"/>
    </style:style>
    <style:style style:name="P11" style:family="paragraph" style:parent-style-name="Standard">
      <style:paragraph-properties fo:text-align="start" style:justify-single-word="false">
        <style:tab-stops>
          <style:tab-stop style:position="0.958cm"/>
        </style:tab-stops>
      </style:paragraph-properties>
      <style:text-properties fo:color="#000000" style:font-name="Courier" fo:font-size="11pt" fo:font-weight="bold" officeooo:rsid="002ac5f9" officeooo:paragraph-rsid="0049e321" style:font-weight-asian="bold" style:font-weight-complex="bold"/>
    </style:style>
    <style:style style:name="P12" style:family="paragraph" style:parent-style-name="Standard">
      <style:paragraph-properties fo:text-align="start" style:justify-single-word="false">
        <style:tab-stops>
          <style:tab-stop style:position="0.958cm"/>
        </style:tab-stops>
      </style:paragraph-properties>
      <style:text-properties fo:color="#000000" style:font-name="CourierNewPSMT" fo:font-size="11pt" style:text-underline-style="none" fo:font-weight="bold" officeooo:rsid="00698201" officeooo:paragraph-rsid="002cabe8" style:font-size-asian="11pt" style:font-weight-asian="bold" style:font-size-complex="11pt" style:font-weight-complex="bold"/>
    </style:style>
    <style:style style:name="P13" style:family="paragraph" style:parent-style-name="Standard">
      <style:paragraph-properties fo:text-align="center" style:justify-single-word="false">
        <style:tab-stops>
          <style:tab-stop style:position="0.958cm"/>
        </style:tab-stops>
      </style:paragraph-properties>
      <style:text-properties fo:color="#000000" style:font-name="Courier" fo:font-size="12pt" fo:font-weight="bold" officeooo:rsid="0070b358" officeooo:paragraph-rsid="0070b358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>
        <style:tab-stops>
          <style:tab-stop style:position="0.958cm"/>
        </style:tab-stops>
      </style:paragraph-properties>
      <style:text-properties fo:color="#000000" style:font-name="Courier" fo:font-size="12pt" officeooo:paragraph-rsid="0068666a" style:font-size-asian="12pt" style:font-size-complex="12pt"/>
    </style:style>
    <style:style style:name="P15" style:family="paragraph" style:parent-style-name="Standard">
      <style:paragraph-properties fo:text-align="start" style:justify-single-word="false">
        <style:tab-stops>
          <style:tab-stop style:position="0.958cm"/>
        </style:tab-stops>
      </style:paragraph-properties>
      <style:text-properties fo:color="#000000" style:font-name="Courier" fo:font-size="12pt" officeooo:paragraph-rsid="0076ba64" style:font-size-asian="12pt" style:font-size-complex="12pt"/>
    </style:style>
    <style:style style:name="P16" style:family="paragraph" style:parent-style-name="Standard">
      <style:paragraph-properties fo:text-align="start" style:justify-single-word="false">
        <style:tab-stops>
          <style:tab-stop style:position="0.958cm"/>
        </style:tab-stops>
      </style:paragraph-properties>
      <style:text-properties fo:color="#000000" style:font-name="Courier" fo:font-size="12pt" officeooo:paragraph-rsid="007cfc0e" style:font-size-asian="12pt" style:font-size-complex="12pt"/>
    </style:style>
    <style:style style:name="P17" style:family="paragraph" style:parent-style-name="Standard">
      <style:paragraph-properties fo:text-align="start" style:justify-single-word="false">
        <style:tab-stops>
          <style:tab-stop style:position="0.958cm"/>
        </style:tab-stops>
      </style:paragraph-properties>
      <style:text-properties fo:color="#000000" style:font-name="Courier" fo:font-size="12pt" officeooo:rsid="007cfc0e" officeooo:paragraph-rsid="007cfc0e" style:font-size-asian="12pt" style:font-size-complex="12pt"/>
    </style:style>
    <style:style style:name="P18" style:family="paragraph" style:parent-style-name="Standard">
      <style:paragraph-properties fo:text-align="start" style:justify-single-word="false">
        <style:tab-stops>
          <style:tab-stop style:position="0.958cm"/>
        </style:tab-stops>
      </style:paragraph-properties>
      <style:text-properties fo:color="#000000" style:font-name="Courier" fo:font-size="12pt" officeooo:rsid="0081d5b1" officeooo:paragraph-rsid="0081d5b1" style:font-size-asian="12pt" style:font-size-complex="12pt"/>
    </style:style>
    <style:style style:name="P19" style:family="paragraph" style:parent-style-name="Standard">
      <style:paragraph-properties fo:text-align="start" style:justify-single-word="false">
        <style:tab-stops>
          <style:tab-stop style:position="0.958cm"/>
        </style:tab-stops>
      </style:paragraph-properties>
      <style:text-properties fo:color="#000000" style:font-name="Courier" fo:font-size="12pt" officeooo:rsid="0081d5b1" officeooo:paragraph-rsid="0082df44" style:font-size-asian="12pt" style:font-size-complex="12pt"/>
    </style:style>
    <style:style style:name="P20" style:family="paragraph" style:parent-style-name="Standard">
      <style:paragraph-properties>
        <style:tab-stops>
          <style:tab-stop style:position="1.221cm"/>
        </style:tab-stops>
      </style:paragraph-properties>
      <style:text-properties fo:color="#000000" style:font-name="CourierNewPSMT" fo:font-size="11pt" style:text-underline-style="none" fo:font-weight="bold" officeooo:rsid="005ce3e5" officeooo:paragraph-rsid="006aa0da" style:font-size-asian="11pt" style:font-weight-asian="bold" style:font-size-complex="11pt" style:font-weight-complex="bold"/>
    </style:style>
    <style:style style:name="P21" style:family="paragraph" style:parent-style-name="Standard">
      <style:paragraph-properties>
        <style:tab-stops>
          <style:tab-stop style:position="1.221cm"/>
        </style:tab-stops>
      </style:paragraph-properties>
      <style:text-properties fo:color="#000000" style:font-name="Menlo" fo:font-size="14pt" style:text-underline-style="none" fo:font-weight="bold" officeooo:rsid="005ce3e5" officeooo:paragraph-rsid="008cdf4b" style:font-size-asian="11pt" style:font-weight-asian="bold" style:font-size-complex="11pt" style:font-weight-complex="bold"/>
    </style:style>
    <style:style style:name="P22" style:family="paragraph" style:parent-style-name="Standard">
      <style:paragraph-properties>
        <style:tab-stops>
          <style:tab-stop style:position="1.221cm"/>
        </style:tab-stops>
      </style:paragraph-properties>
      <style:text-properties fo:color="#000000" style:font-name="Menlo" fo:font-size="14pt" officeooo:paragraph-rsid="008cdf4b"/>
    </style:style>
    <style:style style:name="P23" style:family="paragraph" style:parent-style-name="Standard">
      <style:paragraph-properties>
        <style:tab-stops>
          <style:tab-stop style:position="1.221cm"/>
        </style:tab-stops>
      </style:paragraph-properties>
      <style:text-properties fo:color="#0f7001" style:font-name="Menlo" fo:font-size="14pt" officeooo:paragraph-rsid="008cdf4b"/>
    </style:style>
    <style:style style:name="P24" style:family="paragraph" style:parent-style-name="Standard">
      <style:paragraph-properties>
        <style:tab-stops>
          <style:tab-stop style:position="1.221cm"/>
        </style:tab-stops>
      </style:paragraph-properties>
      <style:text-properties fo:color="#008000" style:font-name="Menlo" fo:font-size="14pt" officeooo:paragraph-rsid="008cdf4b"/>
    </style:style>
    <style:style style:name="P25" style:family="paragraph" style:parent-style-name="Standard">
      <style:paragraph-properties>
        <style:tab-stops>
          <style:tab-stop style:position="1.221cm"/>
        </style:tab-stops>
      </style:paragraph-properties>
      <style:text-properties fo:color="#008000" style:font-name="Menlo" fo:font-size="14pt" style:text-underline-style="none" fo:font-weight="bold" officeooo:rsid="005ce3e5" officeooo:paragraph-rsid="008cdf4b" style:font-size-asian="11pt" style:font-weight-asian="bold" style:font-size-complex="11pt" style:font-weight-complex="bold"/>
    </style:style>
    <style:style style:name="P26" style:family="paragraph" style:parent-style-name="Standard">
      <style:paragraph-properties>
        <style:tab-stops>
          <style:tab-stop style:position="1.221cm"/>
        </style:tab-stops>
      </style:paragraph-properties>
      <style:text-properties fo:color="#a31515" style:font-name="Menlo" fo:font-size="14pt" officeooo:paragraph-rsid="008cdf4b"/>
    </style:style>
    <style:style style:name="P27" style:family="paragraph" style:parent-style-name="Standard">
      <style:paragraph-properties>
        <style:tab-stops>
          <style:tab-stop style:position="1.221cm"/>
        </style:tab-stops>
      </style:paragraph-properties>
      <style:text-properties fo:color="#0000ff" style:font-name="Menlo" fo:font-size="14pt" officeooo:paragraph-rsid="008cdf4b"/>
    </style:style>
    <style:style style:name="P28" style:family="paragraph" style:parent-style-name="Standard">
      <style:paragraph-properties>
        <style:tab-stops>
          <style:tab-stop style:position="1.221cm"/>
        </style:tab-stops>
      </style:paragraph-properties>
      <style:text-properties fo:color="#2b839f" style:font-name="Menlo" fo:font-size="14pt" officeooo:paragraph-rsid="008cdf4b"/>
    </style:style>
    <style:style style:name="P29" style:family="paragraph" style:parent-style-name="Standard">
      <style:paragraph-properties>
        <style:tab-stops>
          <style:tab-stop style:position="1.221cm"/>
        </style:tab-stops>
      </style:paragraph-properties>
      <style:text-properties fo:color="#800000" style:font-name="Menlo" fo:font-size="20pt" style:text-underline-style="none" fo:font-weight="bold" officeooo:rsid="008cdf4b" officeooo:paragraph-rsid="008cdf4b" fo:background-color="#00ff66" style:font-size-asian="20pt" style:font-weight-asian="bold" style:font-size-complex="20pt" style:font-weight-complex="bold"/>
    </style:style>
    <style:style style:name="P30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1.221cm"/>
        </style:tab-stops>
      </style:paragraph-properties>
      <style:text-properties officeooo:paragraph-rsid="00903598"/>
    </style:style>
    <style:style style:name="P31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0.958cm"/>
        </style:tab-stops>
      </style:paragraph-properties>
      <style:text-properties fo:color="#000000" style:font-name="TimesNewRomanPSMT" fo:font-size="12pt" fo:font-weight="normal" officeooo:rsid="000fdd8b" officeooo:paragraph-rsid="000ee012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1.221cm"/>
        </style:tab-stops>
      </style:paragraph-properties>
      <style:text-properties fo:color="#000000" style:font-name="Courier" fo:font-size="15pt" style:text-underline-style="none" fo:font-weight="bold" officeooo:rsid="0057ca26" officeooo:paragraph-rsid="005f73c3" style:font-size-asian="15pt" style:font-weight-asian="bold" style:font-size-complex="15pt" style:font-weight-complex="bold"/>
    </style:style>
    <style:style style:name="P33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1.221cm"/>
        </style:tab-stops>
      </style:paragraph-properties>
      <style:text-properties fo:color="#000000" style:font-name="Courier" fo:font-size="15pt" style:text-underline-style="none" fo:font-weight="bold" officeooo:rsid="0057ca26" officeooo:paragraph-rsid="008e4f60" style:font-size-asian="15pt" style:font-weight-asian="bold" style:font-size-complex="15pt" style:font-weight-complex="bold"/>
    </style:style>
    <style:style style:name="P34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1.221cm"/>
        </style:tab-stops>
      </style:paragraph-properties>
      <style:text-properties fo:color="#000000" style:font-name="Courier" fo:font-size="15pt" style:text-underline-style="none" fo:font-weight="bold" officeooo:rsid="008f64c0" officeooo:paragraph-rsid="008f64c0" style:font-size-asian="15pt" style:font-weight-asian="bold" style:font-size-complex="15pt" style:font-weight-complex="bold"/>
    </style:style>
    <style:style style:name="P35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0.958cm"/>
        </style:tab-stops>
      </style:paragraph-properties>
      <style:text-properties style:font-name="TimesNewRomanPSMT" fo:font-size="12pt" officeooo:paragraph-rsid="000ee012"/>
    </style:style>
    <style:style style:name="T1" style:family="text">
      <style:text-properties fo:color="#000000"/>
    </style:style>
    <style:style style:name="T2" style:family="text">
      <style:text-properties fo:color="#000000" fo:font-weight="normal" officeooo:rsid="000fdd8b" style:font-size-asian="12pt" style:font-weight-asian="normal" style:font-size-complex="12pt" style:font-weight-complex="normal"/>
    </style:style>
    <style:style style:name="T3" style:family="text">
      <style:text-properties fo:color="#000000" style:font-name="Courier" fo:font-size="15pt" style:text-underline-style="none" fo:font-weight="bold" officeooo:rsid="008f64c0" style:font-size-asian="15pt" style:font-weight-asian="bold" style:font-size-complex="15pt" style:font-weight-complex="bold"/>
    </style:style>
    <style:style style:name="T4" style:family="text">
      <style:text-properties fo:color="#000000" style:font-name="Courier" fo:font-size="15pt" style:text-underline-style="none" fo:font-weight="bold" officeooo:rsid="00903598" style:font-size-asian="15pt" style:font-weight-asian="bold" style:font-size-complex="15pt" style:font-weight-complex="bold"/>
    </style:style>
    <style:style style:name="T5" style:family="text">
      <style:text-properties officeooo:rsid="000eb15e"/>
    </style:style>
    <style:style style:name="T6" style:family="text">
      <style:text-properties style:text-underline-style="none"/>
    </style:style>
    <style:style style:name="T7" style:family="text">
      <style:text-properties style:font-name="CourierNewPSMT" style:text-underline-style="solid" style:text-underline-width="auto" style:text-underline-color="font-color" officeooo:rsid="0037bacd" style:font-size-asian="11pt" style:font-size-complex="11pt"/>
    </style:style>
    <style:style style:name="T8" style:family="text">
      <style:text-properties style:font-name="CourierNewPSMT" style:font-size-asian="11pt" style:font-size-complex="11pt"/>
    </style:style>
    <style:style style:name="T9" style:family="text">
      <style:text-properties style:font-name="CourierNewPSMT" officeooo:rsid="0037bacd" style:font-size-asian="11pt" style:font-size-complex="11pt"/>
    </style:style>
    <style:style style:name="T10" style:family="text">
      <style:text-properties style:font-name="CourierNewPSMT" officeooo:rsid="008676fe" style:font-size-asian="11pt" style:font-size-complex="11pt"/>
    </style:style>
    <style:style style:name="T11" style:family="text">
      <style:text-properties style:font-name="CourierNewPSMT" style:text-underline-style="none" officeooo:rsid="00303b4d" style:font-size-asian="11pt" style:font-size-complex="11pt"/>
    </style:style>
    <style:style style:name="T12" style:family="text">
      <style:text-properties style:font-name="CourierNewPSMT" style:text-underline-style="none" fo:font-weight="bold" officeooo:rsid="0074e3ca" style:font-weight-asian="bold" style:font-weight-complex="bold"/>
    </style:style>
    <style:style style:name="T13" style:family="text">
      <style:text-properties style:font-name="CourierNewPSMT" style:text-underline-style="none" fo:font-weight="bold" officeooo:rsid="002ba15a" style:font-weight-asian="bold" style:font-weight-complex="bold"/>
    </style:style>
    <style:style style:name="T14" style:family="text">
      <style:text-properties style:font-name="CourierNewPSMT" style:text-underline-style="none" fo:font-weight="bold" officeooo:rsid="007b321e" style:font-weight-asian="bold" style:font-weight-complex="bold"/>
    </style:style>
    <style:style style:name="T15" style:family="text">
      <style:text-properties style:font-name="CourierNewPSMT" style:text-underline-style="none" fo:font-weight="bold" officeooo:rsid="00804d5f" style:font-weight-asian="bold" style:font-weight-complex="bold"/>
    </style:style>
    <style:style style:name="T16" style:family="text">
      <style:text-properties style:font-name="CourierNewPSMT" style:text-underline-style="none" fo:font-weight="bold" officeooo:rsid="0082df44" style:font-weight-asian="bold" style:font-weight-complex="bold"/>
    </style:style>
    <style:style style:name="T17" style:family="text">
      <style:text-properties style:font-name="CourierNewPSMT" style:text-underline-style="none" fo:font-weight="bold" officeooo:rsid="00835875" style:font-weight-asian="bold" style:font-weight-complex="bold"/>
    </style:style>
    <style:style style:name="T18" style:family="text">
      <style:text-properties style:font-name="CourierNewPSMT" style:text-underline-style="none" fo:font-weight="bold" officeooo:rsid="00854c73" style:font-weight-asian="bold" style:font-weight-complex="bold"/>
    </style:style>
    <style:style style:name="T19" style:family="text">
      <style:text-properties style:font-name="CourierNewPSMT" style:text-underline-style="none" fo:font-weight="bold" officeooo:rsid="0085c87b" style:font-weight-asian="bold" style:font-weight-complex="bold"/>
    </style:style>
    <style:style style:name="T20" style:family="text">
      <style:text-properties fo:font-weight="bold" officeooo:rsid="002ba15a" style:font-weight-asian="bold" style:font-weight-complex="bold"/>
    </style:style>
    <style:style style:name="T21" style:family="text">
      <style:text-properties fo:color="#0000ff"/>
    </style:style>
    <style:style style:name="T22" style:family="text">
      <style:text-properties fo:color="#a31515"/>
    </style:style>
    <style:style style:name="T23" style:family="text">
      <style:text-properties officeooo:rsid="0070b358"/>
    </style:style>
    <style:style style:name="T24" style:family="text">
      <style:text-properties style:font-name="Courier" fo:font-size="14pt" style:font-size-asian="14pt" style:font-size-complex="14pt"/>
    </style:style>
    <style:style style:name="T25" style:family="text">
      <style:text-properties officeooo:rsid="0072f649"/>
    </style:style>
    <style:style style:name="T26" style:family="text">
      <style:text-properties fo:color="#2b839f"/>
    </style:style>
    <style:style style:name="T27" style:family="text">
      <style:text-properties officeooo:rsid="008e4f60" fo:background-color="#ffff00" loext:char-shading-value="0"/>
    </style:style>
    <style:style style:name="T28" style:family="text">
      <style:text-properties officeooo:rsid="008e4f60"/>
    </style:style>
    <style:style style:name="T29" style:family="text">
      <style:text-properties fo:color="#ff0000" officeooo:rsid="008e4f6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Ş<text:span text:style-name="T5">afak AKINCI<text:tab/><text:tab/><text:tab/><text:tab/><text:tab/><text:tab/><text:tab/><text:tab/><text:tab/><text:tab/><text:tab/><text:tab/><text:tab/><text:tab/><text:tab/><text:tab/><text:tab/><text:tab/><text:tab/><text:tab/><text:tab/>26.12.2016</text:span></text:p>
      <text:p text:style-name="P6">152120141003</text:p>
      <text:p text:style-name="P5">Experiment <text:span text:style-name="T23">7</text:span></text:p>
      <text:p text:style-name="P13">Inheritence</text:p>
      <text:p text:style-name="P5"/>
      <text:p text:style-name="P4">Objectives</text:p>
      <text:p text:style-name="P35"><text:span text:style-name="T2"><text:tab/></text:span><text:span text:style-name="T24">To create classes by inheriting from existing classes.<text:line-break/><text:tab/>The notions of base classes and derived classes and the relationships between them. </text:span></text:p>
      <text:p text:style-name="P1"/>
      <text:p text:style-name="P1"/>
      <text:p text:style-name="P3">Prelab Activities</text:p>
      <text:p text:style-name="P9"><text:span text:style-name="T6"><text:tab/></text:span><text:span text:style-name="T25">Correct The Code</text:span></text:p>
      <text:p text:style-name="P15"><text:span text:style-name="T20">1-<text:tab/></text:span><text:span text:style-name="T12">10<text:tab/><text:tab/>:<text:tab/><text:tab/>protected:<text:tab/><text:tab/><text:tab/><text:tab/>:<text:tab/><text:tab/>compilation error</text:span></text:p>
      <text:p text:style-name="P15"><text:span text:style-name="T13"><text:tab/></text:span><text:span text:style-name="T12">15<text:tab/><text:tab/>:<text:tab/><text:tab/>class X : public Y<text:tab/><text:tab/><text:tab/>:<text:tab/><text:tab/>compilation error</text:span></text:p>
      <text:p text:style-name="P16"><text:span text:style-name="T12"/></text:p>
      <text:p text:style-name="P16"><text:span text:style-name="T12">2-<text:tab/></text:span><text:span text:style-name="T14">7<text:tab/><text:tab/><text:tab/>:<text:tab/><text:tab/>public<text:tab/><text:tab/><text:tab/><text:tab/><text:tab/>:<text:tab/><text:tab/>compilation error</text:span></text:p>
      <text:p text:style-name="P8"><text:span text:style-name="T14"/></text:p>
      <text:p text:style-name="P17"><text:span text:style-name="T14">3-<text:tab/></text:span><text:span text:style-name="T15">24<text:tab/><text:tab/>:<text:tab/></text:span><text:span text:style-name="T19">c</text:span><text:span text:style-name="T15">lass B : public A<text:tab/><text:tab/><text:tab/><text:tab/>:<text:tab/><text:tab/>compilation error</text:span></text:p>
      <text:p text:style-name="P17"><text:span text:style-name="T15"/></text:p>
      <text:p text:style-name="P19"><text:span text:style-name="T15">4-<text:tab/></text:span><text:span text:style-name="T16">16<text:tab/><text:tab/>:<text:tab/><text:tab/>class Y : public X<text:tab/><text:tab/><text:tab/>:<text:tab/><text:tab/></text:span><text:span text:style-name="T17">logic</text:span><text:span text:style-name="T16"> error</text:span></text:p>
      <text:p text:style-name="P19"><text:span text:style-name="T15"><text:tab/></text:span><text:span text:style-name="T16">20<text:tab/><text:tab/>:<text:tab/><text:tab/></text:span><text:span text:style-name="T18">Y()<text:tab/><text:tab/><text:tab/><text:tab/><text:tab/><text:tab/>:<text:tab/><text:tab/>compilation error</text:span></text:p>
      <text:p text:style-name="P18"><text:span text:style-name="T16"><text:tab/>28<text:tab/><text:tab/>:<text:tab/><text:tab/>yObject<text:tab/><text:tab/><text:tab/><text:tab/><text:tab/>:<text:tab/><text:tab/>compilation error</text:span></text:p>
      <text:p text:style-name="P8"><text:span text:style-name="T12"/></text:p>
      <text:p text:style-name="P12"/>
      <text:p text:style-name="P11"><text:span text:style-name="T11"><text:tab/></text:span><text:span text:style-name="T7">Lab Exercises</text:span></text:p>
      <text:p text:style-name="P10"><text:span text:style-name="T9">L</text:span><text:span text:style-name="T8">ab Exercise 1 – </text:span><text:span text:style-name="T10">Football Players</text:span></text:p>
      <text:p text:style-name="P23">/*****************************************</text:p>
      <text:p text:style-name="P23"><text:s/>* Player.h <text:s text:c="29"/>*</text:p>
      <text:p text:style-name="P23"><text:s/>*****************************************</text:p>
      <text:p text:style-name="P23"><text:s/>* IDE : Xcode <text:s text:c="26"/>*</text:p>
      <text:p text:style-name="P23"><text:s/>* Author : Şafak AKINCI <text:s text:c="16"/>*</text:p>
      <text:p text:style-name="P23"><text:s/>* Experiment 7: Inheritence <text:s text:c="12"/>*</text:p>
      <text:p text:style-name="P23"><text:s/>*****************************************/</text:p>
      <text:p text:style-name="P22"/>
      <text:p text:style-name="P22"/>
      <text:p text:style-name="P24">//Player.h includes base class, including iostream header in this file</text:p>
      <text:p text:style-name="P24">//allows that not include the iostream header for each header file.</text:p>
      <text:p text:style-name="P26"><text:span text:style-name="T21">#include </text:span>&lt;iostream&gt;</text:p>
      <text:p text:style-name="P22"/>
      <text:p text:style-name="P24">//To declare string type variables.</text:p>
      <text:p text:style-name="P27">#include <text:span text:style-name="T22">&lt;string&gt;</text:span></text:p>
      <text:p text:style-name="P22"/>
      <text:p text:style-name="P24">//Define string type under the namespace of std.</text:p>
      <text:p text:style-name="P27">using<text:span text:style-name="T1"> </text:span>namespace<text:span text:style-name="T1"> </text:span><text:span text:style-name="T26">std</text:span><text:span text:style-name="T1">;</text:span></text:p>
      <text:p text:style-name="P22"/>
      <text:p text:style-name="P22"/>
      <text:p text:style-name="P22"><text:span text:style-name="T21">class</text:span> Player {</text:p>
      <text:p text:style-name="P24">//Protected variables can be accessed from derived classes.</text:p>
      <text:p text:style-name="P27">protected<text:span text:style-name="T1">:</text:span></text:p>
      <text:p text:style-name="P22"><text:s text:c="4"/><text:span text:style-name="T21">int</text:span> age;</text:p>
      <text:p text:style-name="P22"><text:s text:c="4"/><text:span text:style-name="T26">string</text:span> name;</text:p>
      <text:p text:style-name="P22"><text:s text:c="4"/></text:p>
      <text:p text:style-name="P24"><text:soft-page-break/>//Public variables can be accessed from derived classes too.</text:p>
      <text:p text:style-name="P27">public<text:span text:style-name="T1">:</text:span></text:p>
      <text:p text:style-name="P22"><text:s text:c="4"/><text:span text:style-name="T21">enum</text:span> Direction</text:p>
      <text:p text:style-name="P22"><text:s text:c="4"/>{</text:p>
      <text:p text:style-name="P22"><text:s text:c="8"/>EAST,</text:p>
      <text:p text:style-name="P22"><text:s text:c="8"/>NORTH,</text:p>
      <text:p text:style-name="P22"><text:s text:c="8"/>NORTH_EAST,</text:p>
      <text:p text:style-name="P22"><text:s text:c="8"/>NORTH_WEST,</text:p>
      <text:p text:style-name="P22"><text:s text:c="8"/>SOUTH,</text:p>
      <text:p text:style-name="P22"><text:s text:c="8"/>SOUTH_EAST,</text:p>
      <text:p text:style-name="P22"><text:s text:c="8"/>SOUTH_WEST,</text:p>
      <text:p text:style-name="P22"><text:s text:c="8"/>WEST</text:p>
      <text:p text:style-name="P22"><text:s text:c="4"/>};</text:p>
      <text:p text:style-name="P22"><text:s text:c="4"/></text:p>
      <text:p text:style-name="P24"><text:span text:style-name="T1"><text:s text:c="4"/></text:span>//Returns age which is the PROTECTED member variable of Player Class.</text:p>
      <text:p text:style-name="P22"><text:s text:c="4"/><text:span text:style-name="T21">int</text:span> getAge() <text:span text:style-name="T21">const</text:span>;</text:p>
      <text:p text:style-name="P22"><text:s text:c="4"/></text:p>
      <text:p text:style-name="P24"><text:span text:style-name="T1"><text:s text:c="4"/></text:span>//Returns name which is the PROTECTED member variable of Player Class.</text:p>
      <text:p text:style-name="P22"><text:s text:c="4"/><text:span text:style-name="T21">const</text:span> <text:span text:style-name="T26">string</text:span>&amp; getName() <text:span text:style-name="T21">const</text:span>;</text:p>
      <text:p text:style-name="P22"><text:s text:c="4"/></text:p>
      <text:p text:style-name="P24"><text:span text:style-name="T1"><text:s text:c="4"/></text:span>//Calls private functions of Player Class.</text:p>
      <text:p text:style-name="P22"><text:s text:c="4"/><text:span text:style-name="T21">void</text:span> Move(<text:span text:style-name="T26">Direction</text:span> direction);</text:p>
      <text:p text:style-name="P22"><text:s text:c="4"/></text:p>
      <text:p text:style-name="P24"><text:span text:style-name="T1"><text:s text:c="4"/></text:span>//Constructor Function of Player Class.</text:p>
      <text:p text:style-name="P24"><text:span text:style-name="T1"><text:s text:c="4"/></text:span>//Directly derived classes from Player class must initialize name and age(PROTECTED) variables!</text:p>
      <text:p text:style-name="P22"><text:s text:c="4"/>Player(<text:span text:style-name="T21">const</text:span> <text:span text:style-name="T26">string</text:span>&amp; name, <text:span text:style-name="T21">int</text:span> age);</text:p>
      <text:p text:style-name="P22"><text:s text:c="4"/></text:p>
      <text:p text:style-name="P24"><text:span text:style-name="T1"><text:s text:c="4"/></text:span>//Destructor Function of Player Class.</text:p>
      <text:p text:style-name="P22"><text:s text:c="4"/>~Player();</text:p>
      <text:p text:style-name="P22"><text:s text:c="4"/></text:p>
      <text:p text:style-name="P24">//Private Functions CANNOT BE ACCESSED out of the class.</text:p>
      <text:p text:style-name="P27">private<text:span text:style-name="T1">:</text:span></text:p>
      <text:p text:style-name="P24"><text:span text:style-name="T1"><text:s text:c="4"/></text:span>//Move functions print that player is moving to given direction in MOVE FUNCTION(public).</text:p>
      <text:p text:style-name="P22"><text:s text:c="4"/><text:span text:style-name="T21">void</text:span> MoveEast();</text:p>
      <text:p text:style-name="P22"><text:s text:c="4"/><text:span text:style-name="T21">void</text:span> MoveNorth();</text:p>
      <text:p text:style-name="P22"><text:s text:c="4"/><text:span text:style-name="T21">void</text:span> MoveNorthEast();</text:p>
      <text:p text:style-name="P22"><text:s text:c="4"/><text:span text:style-name="T21">void</text:span> MoveNorthWest();</text:p>
      <text:p text:style-name="P22"><text:s text:c="4"/><text:span text:style-name="T21">void</text:span> MoveSouth();</text:p>
      <text:p text:style-name="P22"><text:s text:c="4"/><text:span text:style-name="T21">void</text:span> MoveSouthEast();</text:p>
      <text:p text:style-name="P22"><text:s text:c="4"/><text:span text:style-name="T21">void</text:span> MoveSouthWest();</text:p>
      <text:p text:style-name="P22"><text:s text:c="4"/><text:span text:style-name="T21">void</text:span> MoveWest();</text:p>
      <text:p text:style-name="P22">};</text:p>
      <text:p text:style-name="P22"/>
      <text:p text:style-name="P22"/>
      <text:p text:style-name="P23">/*****************************************</text:p>
      <text:p text:style-name="P23"><text:s/>* Player.cpp <text:s text:c="27"/>*</text:p>
      <text:p text:style-name="P23"><text:s/>*****************************************</text:p>
      <text:p text:style-name="P23"><text:soft-page-break/><text:s/>* IDE : Xcode <text:s text:c="26"/>*</text:p>
      <text:p text:style-name="P23"><text:s/>* Author : Şafak AKINCI <text:s text:c="16"/>*</text:p>
      <text:p text:style-name="P23"><text:s/>* Experiment 7: Inheritence <text:s text:c="12"/>*</text:p>
      <text:p text:style-name="P23"><text:s/>*****************************************/</text:p>
      <text:p text:style-name="P22"/>
      <text:p text:style-name="P24"><text:span text:style-name="T21">#include </text:span><text:span text:style-name="T22">"Player.h"</text:span><text:span text:style-name="T21"> <text:s text:c="12"/></text:span>//To know function prototypes of Player Class.</text:p>
      <text:p text:style-name="P22"/>
      <text:p text:style-name="P24">/* <text:s/>using namespace std; <text:s/>was included in "Player.h" header, that's why we didn't include it again here. <text:s/>*/</text:p>
      <text:p text:style-name="P22"/>
      <text:p text:style-name="P22"/>
      <text:p text:style-name="P24">//Constructor Function of Player Class.</text:p>
      <text:p text:style-name="P24">//Directly derived classes from Player class must initialize name and age(PROTECTED) variables!</text:p>
      <text:p text:style-name="P22"><text:span text:style-name="T26">Player</text:span>::Player(<text:span text:style-name="T21">const</text:span> <text:span text:style-name="T26">string</text:span>&amp; name, <text:span text:style-name="T21">int</text:span> age):<text:span text:style-name="T26">name</text:span>(name),<text:span text:style-name="T26">age</text:span>(age)</text:p>
      <text:p text:style-name="P22">{</text:p>
      <text:p text:style-name="P22">}</text:p>
      <text:p text:style-name="P22"/>
      <text:p text:style-name="P24">//Destructor Function of Player Class.</text:p>
      <text:p text:style-name="P22"><text:span text:style-name="T26">Player</text:span>::~Player()</text:p>
      <text:p text:style-name="P22">{</text:p>
      <text:p text:style-name="P22">}</text:p>
      <text:p text:style-name="P22"/>
      <text:p text:style-name="P24">//Returns age which is the PROTECTED member variable of Player Class.</text:p>
      <text:p text:style-name="P24">//Function should be const because it is an accessor function (It shouldn't change the class' variables.)</text:p>
      <text:p text:style-name="P22"><text:span text:style-name="T21">int</text:span> <text:span text:style-name="T26">Player</text:span>::getAge() <text:span text:style-name="T21">const</text:span></text:p>
      <text:p text:style-name="P22">{</text:p>
      <text:p text:style-name="P22"><text:s text:c="4"/><text:span text:style-name="T21">return</text:span> <text:span text:style-name="T26">age</text:span>;</text:p>
      <text:p text:style-name="P22">}</text:p>
      <text:p text:style-name="P22"/>
      <text:p text:style-name="P24">//Returns name which is the PROTECTED member variable of Player Class.</text:p>
      <text:p text:style-name="P24">//Function should be const because it is an accessor function (It shouldn't change the class' variables.)</text:p>
      <text:p text:style-name="P22"><text:span text:style-name="T21">const</text:span> <text:span text:style-name="T26">string</text:span>&amp; <text:span text:style-name="T26">Player</text:span>::getName() <text:span text:style-name="T21">const</text:span></text:p>
      <text:p text:style-name="P22">{</text:p>
      <text:p text:style-name="P22"><text:s text:c="4"/><text:span text:style-name="T21">return</text:span> <text:span text:style-name="T26">name</text:span>;</text:p>
      <text:p text:style-name="P22">}</text:p>
      <text:p text:style-name="P22"/>
      <text:p text:style-name="P24">//Calls private functions of Player Class.</text:p>
      <text:p text:style-name="P22"><text:span text:style-name="T21">void</text:span> <text:span text:style-name="T26">Player</text:span>::Move(<text:span text:style-name="T26">Player</text:span>::<text:span text:style-name="T26">Direction</text:span> direction)</text:p>
      <text:p text:style-name="P22">{</text:p>
      <text:p text:style-name="P22"><text:s text:c="4"/><text:span text:style-name="T21">switch</text:span> (direction) {</text:p>
      <text:p text:style-name="P28"><text:span text:style-name="T1"><text:s text:c="8"/></text:span><text:span text:style-name="T21">case</text:span><text:span text:style-name="T1"> </text:span>Direction<text:span text:style-name="T1">::</text:span>EAST<text:span text:style-name="T1">:</text:span></text:p>
      <text:p text:style-name="P22"><text:s text:c="12"/><text:span text:style-name="T26">MoveEast</text:span>();</text:p>
      <text:p text:style-name="P22"><text:s text:c="12"/><text:span text:style-name="T21">break</text:span>;</text:p>
      <text:p text:style-name="P28"><text:span text:style-name="T1"><text:s text:c="8"/></text:span><text:span text:style-name="T21">case</text:span><text:span text:style-name="T1"> </text:span>Direction<text:span text:style-name="T1">::</text:span>NORTH<text:span text:style-name="T1">:</text:span></text:p>
      <text:p text:style-name="P22"><text:s text:c="12"/><text:span text:style-name="T26">MoveNorth</text:span>();</text:p>
      <text:p text:style-name="P22"><text:s text:c="12"/><text:span text:style-name="T21">break</text:span>;</text:p>
      <text:p text:style-name="P28"><text:span text:style-name="T1"><text:s text:c="8"/></text:span><text:span text:style-name="T21">case</text:span><text:span text:style-name="T1"> </text:span>Direction<text:span text:style-name="T1">::</text:span>NORTH_EAST<text:span text:style-name="T1">:</text:span></text:p>
      <text:p text:style-name="P22"><text:s text:c="12"/><text:span text:style-name="T26">MoveNorthEast</text:span>();</text:p>
      <text:p text:style-name="P22"><text:soft-page-break/><text:s text:c="12"/><text:span text:style-name="T21">break</text:span>;</text:p>
      <text:p text:style-name="P28"><text:span text:style-name="T1"><text:s text:c="8"/></text:span><text:span text:style-name="T21">case</text:span><text:span text:style-name="T1"> </text:span>Direction<text:span text:style-name="T1">::</text:span>NORTH_WEST<text:span text:style-name="T1">:</text:span></text:p>
      <text:p text:style-name="P22"><text:s text:c="12"/><text:span text:style-name="T26">MoveNorthWest</text:span>();</text:p>
      <text:p text:style-name="P22"><text:s text:c="12"/><text:span text:style-name="T21">break</text:span>;</text:p>
      <text:p text:style-name="P28"><text:span text:style-name="T1"><text:s text:c="8"/></text:span><text:span text:style-name="T21">case</text:span><text:span text:style-name="T1"> </text:span>Direction<text:span text:style-name="T1">::</text:span>SOUTH<text:span text:style-name="T1">:</text:span></text:p>
      <text:p text:style-name="P22"><text:s text:c="12"/><text:span text:style-name="T26">MoveSouth</text:span>();</text:p>
      <text:p text:style-name="P22"><text:s text:c="12"/><text:span text:style-name="T21">break</text:span>;</text:p>
      <text:p text:style-name="P28"><text:span text:style-name="T1"><text:s text:c="8"/></text:span><text:span text:style-name="T21">case</text:span><text:span text:style-name="T1"> </text:span>Direction<text:span text:style-name="T1">::</text:span>SOUTH_EAST<text:span text:style-name="T1">:</text:span></text:p>
      <text:p text:style-name="P22"><text:s text:c="12"/><text:span text:style-name="T26">MoveSouthEast</text:span>();</text:p>
      <text:p text:style-name="P22"><text:s text:c="12"/><text:span text:style-name="T21">break</text:span>;</text:p>
      <text:p text:style-name="P28"><text:span text:style-name="T1"><text:s text:c="8"/></text:span><text:span text:style-name="T21">case</text:span><text:span text:style-name="T1"> </text:span>Direction<text:span text:style-name="T1">::</text:span>SOUTH_WEST<text:span text:style-name="T1">:</text:span></text:p>
      <text:p text:style-name="P22"><text:s text:c="12"/><text:span text:style-name="T26">MoveSouthWest</text:span>();</text:p>
      <text:p text:style-name="P22"><text:s text:c="12"/><text:span text:style-name="T21">break</text:span>;</text:p>
      <text:p text:style-name="P28"><text:span text:style-name="T1"><text:s text:c="8"/></text:span><text:span text:style-name="T21">case</text:span><text:span text:style-name="T1"> </text:span>Direction<text:span text:style-name="T1">::</text:span>WEST<text:span text:style-name="T1">:</text:span></text:p>
      <text:p text:style-name="P22"><text:s text:c="12"/><text:span text:style-name="T26">MoveWest</text:span>();</text:p>
      <text:p text:style-name="P22"><text:s text:c="12"/><text:span text:style-name="T21">break</text:span>;</text:p>
      <text:p text:style-name="P24"><text:span text:style-name="T1"><text:s text:c="4"/>}</text:span>//end switch</text:p>
      <text:p text:style-name="P24"><text:span text:style-name="T1">}</text:span>//end Player::Move()</text:p>
      <text:p text:style-name="P22"/>
      <text:p text:style-name="P24">//Prints that player is moving to given direction in MOVE FUNCTION (public).</text:p>
      <text:p text:style-name="P22"><text:span text:style-name="T21">void</text:span> <text:span text:style-name="T26">Player</text:span>::MoveEast()</text:p>
      <text:p text:style-name="P22">{</text:p>
      <text:p text:style-name="P24"><text:span text:style-name="T1"><text:s text:c="4"/></text:span>//name is protected member of Player Class, it can be accessed from FootballPlayer Class and its functions because of the PROTECTED defined.</text:p>
      <text:p text:style-name="P26"><text:span text:style-name="T1"><text:s text:c="4"/></text:span><text:span text:style-name="T26">cout</text:span><text:span text:style-name="T1">&lt;&lt;</text:span><text:span text:style-name="T26">name</text:span><text:span text:style-name="T1">&lt;&lt;</text:span>" is moving to EAST\n"<text:span text:style-name="T1">;</text:span></text:p>
      <text:p text:style-name="P22">}</text:p>
      <text:p text:style-name="P22"/>
      <text:p text:style-name="P24">//Prints that player is moving to given direction in MOVE FUNCTION (public).</text:p>
      <text:p text:style-name="P22"><text:span text:style-name="T21">void</text:span> <text:span text:style-name="T26">Player</text:span>::MoveNorth()</text:p>
      <text:p text:style-name="P22">{</text:p>
      <text:p text:style-name="P24"><text:span text:style-name="T1"><text:s text:c="4"/></text:span>//name is protected member of Player Class, it can be accessed from FootballPlayer Class and its functions because of the PROTECTED defined.</text:p>
      <text:p text:style-name="P26"><text:span text:style-name="T1"><text:s text:c="4"/></text:span><text:span text:style-name="T26">cout</text:span><text:span text:style-name="T1">&lt;&lt;</text:span><text:span text:style-name="T26">name</text:span><text:span text:style-name="T1">&lt;&lt;</text:span>" is moving to NORTH\n"<text:span text:style-name="T1">;</text:span></text:p>
      <text:p text:style-name="P22">}</text:p>
      <text:p text:style-name="P22"/>
      <text:p text:style-name="P24">//Prints that player is moving to given direction in MOVE FUNCTION (public).</text:p>
      <text:p text:style-name="P22"><text:span text:style-name="T21">void</text:span> <text:span text:style-name="T26">Player</text:span>::MoveNorthEast()</text:p>
      <text:p text:style-name="P22">{</text:p>
      <text:p text:style-name="P24"><text:span text:style-name="T1"><text:s text:c="4"/></text:span>//name is protected member of Player Class, it can be accessed from FootballPlayer Class and its functions because of the PROTECTED defined.</text:p>
      <text:p text:style-name="P26"><text:span text:style-name="T1"><text:s text:c="4"/></text:span><text:span text:style-name="T26">cout</text:span><text:span text:style-name="T1">&lt;&lt;</text:span><text:span text:style-name="T26">name</text:span><text:span text:style-name="T1">&lt;&lt;</text:span>" is moving to NORTH-EAST\n"<text:span text:style-name="T1">;</text:span></text:p>
      <text:p text:style-name="P22">}</text:p>
      <text:p text:style-name="P22"/>
      <text:p text:style-name="P24">//Prints that player is moving to given direction in MOVE FUNCTION (public).</text:p>
      <text:p text:style-name="P22"><text:span text:style-name="T21">void</text:span> <text:span text:style-name="T26">Player</text:span>::MoveNorthWest()</text:p>
      <text:p text:style-name="P22">{</text:p>
      <text:p text:style-name="P24"><text:span text:style-name="T1"><text:s text:c="4"/></text:span>//name is protected member of Player Class, it can be accessed from FootballPlayer Class and its functions <text:soft-page-break/>because of the PROTECTED defined.</text:p>
      <text:p text:style-name="P26"><text:span text:style-name="T1"><text:s text:c="4"/></text:span><text:span text:style-name="T26">cout</text:span><text:span text:style-name="T1">&lt;&lt;</text:span><text:span text:style-name="T26">name</text:span><text:span text:style-name="T1">&lt;&lt;</text:span>" is moving to NORTH-WEST\n"<text:span text:style-name="T1">;</text:span></text:p>
      <text:p text:style-name="P22">}</text:p>
      <text:p text:style-name="P22"/>
      <text:p text:style-name="P24">//Prints that player is moving to given direction in MOVE FUNCTION (public).</text:p>
      <text:p text:style-name="P22"><text:span text:style-name="T21">void</text:span> <text:span text:style-name="T26">Player</text:span>::MoveSouth()</text:p>
      <text:p text:style-name="P22">{</text:p>
      <text:p text:style-name="P24"><text:span text:style-name="T1"><text:s text:c="4"/></text:span>//name is protected member of Player Class, it can be accessed from FootballPlayer Class and its functions because of the PROTECTED defined.</text:p>
      <text:p text:style-name="P26"><text:span text:style-name="T1"><text:s text:c="4"/></text:span><text:span text:style-name="T26">cout</text:span><text:span text:style-name="T1">&lt;&lt;</text:span><text:span text:style-name="T26">name</text:span><text:span text:style-name="T1">&lt;&lt;</text:span>" is moving to SOUTH\n"<text:span text:style-name="T1">;</text:span></text:p>
      <text:p text:style-name="P22">}</text:p>
      <text:p text:style-name="P22"/>
      <text:p text:style-name="P24">//Prints that player is moving to given direction in MOVE FUNCTION (public).</text:p>
      <text:p text:style-name="P22"><text:span text:style-name="T21">void</text:span> <text:span text:style-name="T26">Player</text:span>::MoveSouthEast()</text:p>
      <text:p text:style-name="P22">{</text:p>
      <text:p text:style-name="P24"><text:span text:style-name="T1"><text:s text:c="4"/></text:span>//name is protected member of Player Class, it can be accessed from FootballPlayer Class and its functions because of the PROTECTED defined.</text:p>
      <text:p text:style-name="P26"><text:span text:style-name="T1"><text:s text:c="4"/></text:span><text:span text:style-name="T26">cout</text:span><text:span text:style-name="T1">&lt;&lt;</text:span><text:span text:style-name="T26">name</text:span><text:span text:style-name="T1">&lt;&lt;</text:span>" is moving to SOUTH-EAST\n"<text:span text:style-name="T1">;</text:span></text:p>
      <text:p text:style-name="P22">}</text:p>
      <text:p text:style-name="P22"/>
      <text:p text:style-name="P24">//Prints that player is moving to given direction in MOVE FUNCTION (public).</text:p>
      <text:p text:style-name="P22"><text:span text:style-name="T21">void</text:span> <text:span text:style-name="T26">Player</text:span>::MoveSouthWest()</text:p>
      <text:p text:style-name="P22">{</text:p>
      <text:p text:style-name="P24"><text:span text:style-name="T1"><text:s text:c="4"/></text:span>//name is protected member of Player Class, it can be accessed from FootballPlayer Class and its functions because of the PROTECTED defined.</text:p>
      <text:p text:style-name="P26"><text:span text:style-name="T1"><text:s text:c="4"/></text:span><text:span text:style-name="T26">cout</text:span><text:span text:style-name="T1">&lt;&lt;</text:span><text:span text:style-name="T26">name</text:span><text:span text:style-name="T1">&lt;&lt;</text:span>" is moving to SOUTH-WEST\n"<text:span text:style-name="T1">;</text:span></text:p>
      <text:p text:style-name="P22">}</text:p>
      <text:p text:style-name="P22"/>
      <text:p text:style-name="P24">//Prints that player is moving to given direction in MOVE FUNCTION (public).</text:p>
      <text:p text:style-name="P22"><text:span text:style-name="T21">void</text:span> <text:span text:style-name="T26">Player</text:span>::MoveWest()</text:p>
      <text:p text:style-name="P22">{</text:p>
      <text:p text:style-name="P24"><text:span text:style-name="T1"><text:s text:c="4"/></text:span>//name is protected member of Player Class, it can be accessed from FootballPlayer Class and its functions because of the PROTECTED defined.</text:p>
      <text:p text:style-name="P26"><text:span text:style-name="T1"><text:s text:c="4"/></text:span><text:span text:style-name="T26">cout</text:span><text:span text:style-name="T1">&lt;&lt;</text:span><text:span text:style-name="T26">name</text:span><text:span text:style-name="T1">&lt;&lt;</text:span>" is moving to WEST\n"<text:span text:style-name="T1">;</text:span></text:p>
      <text:p text:style-name="P22">}</text:p>
      <text:p text:style-name="P22"/>
      <text:p text:style-name="P22"/>
      <text:p text:style-name="P23">/*****************************************</text:p>
      <text:p text:style-name="P23"><text:s/>* DefensivePlayer.h <text:s text:c="20"/>*</text:p>
      <text:p text:style-name="P23"><text:s/>*****************************************</text:p>
      <text:p text:style-name="P23"><text:s/>* IDE : Xcode <text:s text:c="26"/>*</text:p>
      <text:p text:style-name="P23"><text:s/>* Author : Şafak AKINCI <text:s text:c="16"/>*</text:p>
      <text:p text:style-name="P23"><text:s/>* Experiment 7: Inheritence <text:s text:c="12"/>*</text:p>
      <text:p text:style-name="P23"><text:s/>*****************************************/</text:p>
      <text:p text:style-name="P22"/>
      <text:p text:style-name="P24">/*</text:p>
      <text:p text:style-name="P24"><text:s/>This is a preprocessor technique of preventing a header file from being included multiple times,</text:p>
      <text:p text:style-name="P24"><text:soft-page-break/><text:s/>which can be problematic for various reasons.</text:p>
      <text:p text:style-name="P24"><text:s/></text:p>
      <text:p text:style-name="P24"><text:s/>During compilation of the project, each .cpp file (usually) is compiled.</text:p>
      <text:p text:style-name="P24"><text:s/></text:p>
      <text:p text:style-name="P24"><text:s/>The compiler will take .cpp file, open any files #included by it, concatenate them all into one massive text file,</text:p>
      <text:p text:style-name="P24"><text:s/>and then perform syntax analysis and finally it will convert it to some intermediate code,</text:p>
      <text:p text:style-name="P24"><text:s/>optimize/perform other tasks, and finally generate the assembly output for the target architecture.</text:p>
      <text:p text:style-name="P24"><text:s/></text:p>
      <text:p text:style-name="P24"><text:s/>*****************************************************************************************</text:p>
      <text:p text:style-name="P24"><text:s/>* <text:s text:c="3"/>Because of this, if a file is #included multiple times under one .cpp file, <text:s text:c="7"/>*</text:p>
      <text:p text:style-name="P24"><text:s/>* <text:s text:c="3"/>the compiler will append its file contents twice, <text:s text:c="33"/>*</text:p>
      <text:p text:style-name="P24"><text:s/>* <text:s text:c="3"/>so if there are definitions within that file, <text:s text:c="37"/>*</text:p>
      <text:p text:style-name="P24"><text:s/>* <text:s text:c="3"/>we will get a compiler error telling us that we redefined a variable. <text:s text:c="13"/>*</text:p>
      <text:p text:style-name="P24"><text:s/>*****************************************************************************************</text:p>
      <text:p text:style-name="P24"><text:s/></text:p>
      <text:p text:style-name="P24"><text:s/>When the file is processed by the preprocessor step in the compilation process,</text:p>
      <text:p text:style-name="P24"><text:s/>the first time its contents are reached the first two lines will check if FILE_H has been defined for the preprocessor.</text:p>
      <text:p text:style-name="P24"><text:s/>If not, it will define FILE_H and continue processing the code between it and the #endif directive.</text:p>
      <text:p text:style-name="P24"><text:s/></text:p>
      <text:p text:style-name="P24"><text:s/>The next time that file's contents are seen by the preprocessor, the check against FILE_H will be false,</text:p>
      <text:p text:style-name="P24"><text:s/>so it will immediately scan down to the #endif and continue after it.</text:p>
      <text:p text:style-name="P24"><text:s/>THIS PREVENTS REDEFINITION ERRORS.</text:p>
      <text:p text:style-name="P24"><text:s/>*/</text:p>
      <text:p text:style-name="P22"/>
      <text:p text:style-name="P27">#ifndef DefensivePlayer_h</text:p>
      <text:p text:style-name="P27">#define DefensivePlayer_h</text:p>
      <text:p text:style-name="P22"/>
      <text:p text:style-name="P24"><text:span text:style-name="T21">#include </text:span><text:span text:style-name="T22">"FootballPlayer.h"</text:span><text:span text:style-name="T21"> <text:s text:c="12"/></text:span>//To derive DefensivePlayer class from FootballPlayer Class.</text:p>
      <text:p text:style-name="P22"/>
      <text:p text:style-name="P24">//DefensivePlayer class is derived from FootballPlayer class.</text:p>
      <text:p text:style-name="P24">//DefensivePlayer class inherits FootballPlayer Class' functions and variables as public.</text:p>
      <text:p text:style-name="P22"/>
      <text:p text:style-name="P24">// <text:s/>The important part is that FootballPlayer Class is also derived from Player Class so,</text:p>
      <text:p text:style-name="P24">//DefensivePlayer Class is indirectly derived from Player Class.</text:p>
      <text:p text:style-name="P22"/>
      <text:p text:style-name="P24">/*</text:p>
      <text:p text:style-name="P24"><text:s text:c="12"/>Player Class</text:p>
      <text:p text:style-name="P24"><text:s text:c="16"/>^</text:p>
      <text:p text:style-name="P24"><text:s text:c="16"/>|</text:p>
      <text:p text:style-name="P24"><text:s text:c="16"/>|</text:p>
      <text:p text:style-name="P24"><text:s text:c="8"/>FootballPlayer Class</text:p>
      <text:p text:style-name="P24"><text:s text:c="16"/>^</text:p>
      <text:p text:style-name="P24"><text:s text:c="16"/>|</text:p>
      <text:p text:style-name="P24"><text:s text:c="16"/>|</text:p>
      <text:p text:style-name="P24"><text:s text:c="8"/>DefensivePlayer Class</text:p>
      <text:p text:style-name="P24"><text:s/>*/</text:p>
      <text:p text:style-name="P22"><text:soft-page-break/></text:p>
      <text:p text:style-name="P24">//This means, DefensivePlayer Class is also inherits functions and members of Player Class too.</text:p>
      <text:p text:style-name="P22"/>
      <text:p text:style-name="P22"><text:span text:style-name="T21">class</text:span> DefensivePlayer:<text:span text:style-name="T21">public</text:span> FootballPlayer</text:p>
      <text:p text:style-name="P22">{</text:p>
      <text:p text:style-name="P22"/>
      <text:p text:style-name="P24">//Private variables CANNOT BE ACCESSED out of the class.</text:p>
      <text:p text:style-name="P27">private<text:span text:style-name="T1">:</text:span></text:p>
      <text:p text:style-name="P22"><text:s text:c="4"/><text:span text:style-name="T21">double</text:span> paymentPerMatch;</text:p>
      <text:p text:style-name="P22"><text:s text:c="4"/><text:span text:style-name="T21">int</text:span> playedMatchCount;</text:p>
      <text:p text:style-name="P22"><text:s text:c="4"/></text:p>
      <text:p text:style-name="P24">//Public variables can be accessed from derived classes too.</text:p>
      <text:p text:style-name="P27">public<text:span text:style-name="T1">:</text:span></text:p>
      <text:p text:style-name="P22"><text:s text:c="4"/></text:p>
      <text:p text:style-name="P24"><text:span text:style-name="T1"><text:s text:c="4"/></text:span>//Constructor Function of DefensivePlayer Class.</text:p>
      <text:p text:style-name="P24"><text:span text:style-name="T1"><text:s text:c="8"/></text:span>// <text:s/>This class is derived from FootballPlayer Class,</text:p>
      <text:p text:style-name="P24"><text:span text:style-name="T1"><text:s text:c="8"/></text:span>//so this constructor function has to call its base class' constructor function(FootballPlayer Class' Construction).</text:p>
      <text:p text:style-name="P22"><text:s text:c="4"/>DefensivePlayer(<text:span text:style-name="T21">const</text:span> string&amp; name, <text:span text:style-name="T21">int</text:span> age, <text:span text:style-name="T21">double</text:span> paymentPerYear, <text:span text:style-name="T21">double</text:span> paymentPerMatch);</text:p>
      <text:p text:style-name="P22"><text:s text:c="4"/></text:p>
      <text:p text:style-name="P24"><text:span text:style-name="T1"><text:s text:c="4"/></text:span>//Calculates the payment for DefensivePlayer for this year.</text:p>
      <text:p text:style-name="P22"><text:s text:c="4"/><text:span text:style-name="T21">double</text:span> CalculatePaymentForThisYear() <text:span text:style-name="T21">const</text:span>;</text:p>
      <text:p text:style-name="P22"><text:s text:c="4"/></text:p>
      <text:p text:style-name="P24"><text:span text:style-name="T1"><text:s text:c="4"/></text:span>//Prints that player who called this function is defending.</text:p>
      <text:p text:style-name="P22"><text:s text:c="4"/><text:span text:style-name="T21">void</text:span> Defense() <text:span text:style-name="T21">const</text:span>;</text:p>
      <text:p text:style-name="P22"><text:s text:c="4"/></text:p>
      <text:p text:style-name="P24"><text:span text:style-name="T1"><text:s text:c="4"/></text:span>//Returns playedMatchCount which is the PRIVATE member variable of DefensivePlayer Class.</text:p>
      <text:p text:style-name="P22"><text:s text:c="4"/><text:span text:style-name="T21">int</text:span> getPlayedMatchCount() <text:span text:style-name="T21">const</text:span>;</text:p>
      <text:p text:style-name="P22"><text:s text:c="4"/></text:p>
      <text:p text:style-name="P24"><text:span text:style-name="T1"><text:s text:c="4"/></text:span>//Prints that player who called this function is tripped up.</text:p>
      <text:p text:style-name="P22"><text:s text:c="4"/><text:span text:style-name="T21">void</text:span> TripUp(<text:span text:style-name="T21">const</text:span> Player* player) <text:span text:style-name="T21">const</text:span>;</text:p>
      <text:p text:style-name="P22"><text:s text:c="2"/></text:p>
      <text:p text:style-name="P24"><text:span text:style-name="T1"><text:s text:c="4"/></text:span>//Sets playedMatchCount which is the PRIVATE member variable of DefensivePlayer Class.</text:p>
      <text:p text:style-name="P22"><text:s text:c="4"/><text:span text:style-name="T21">void</text:span> setPlayedMatchCount(<text:span text:style-name="T21">int</text:span> playedMatchCount);</text:p>
      <text:p text:style-name="P22"><text:s text:c="4"/></text:p>
      <text:p text:style-name="P24"><text:span text:style-name="T1"><text:s text:c="4"/></text:span>//Destructor Function of DefensivePlayer Class.</text:p>
      <text:p text:style-name="P22"><text:s text:c="4"/>~DefensivePlayer();</text:p>
      <text:p text:style-name="P22">};</text:p>
      <text:p text:style-name="P22"/>
      <text:p text:style-name="P24"><text:span text:style-name="T21">#endif </text:span>/* DefensivePlayer_hpp */</text:p>
      <text:p text:style-name="P27"/>
      <text:p text:style-name="P23">/*****************************************</text:p>
      <text:p text:style-name="P23"><text:s/>* DefensivePlayer.cpp <text:s text:c="18"/>*</text:p>
      <text:p text:style-name="P23"><text:s/>*****************************************</text:p>
      <text:p text:style-name="P23"><text:s/>* IDE : Xcode <text:s text:c="26"/>*</text:p>
      <text:p text:style-name="P23"><text:s/>* Author : Şafak AKINCI <text:s text:c="16"/>*</text:p>
      <text:p text:style-name="P23"><text:s/>* Experiment 7: Inheritence <text:s text:c="12"/>*</text:p>
      <text:p text:style-name="P23"><text:soft-page-break/><text:s/>*****************************************/</text:p>
      <text:p text:style-name="P22"/>
      <text:p text:style-name="P24"><text:span text:style-name="T21">#include </text:span><text:span text:style-name="T22">"DefensivePlayer.h"</text:span><text:span text:style-name="T21"> <text:s text:c="11"/></text:span>//To know function prototypes of DefensivePlayer Class.</text:p>
      <text:p text:style-name="P24">//DefensivePlayer.h also includes FootballPlayer.h header, that's why we don't also include FootballPlayer.h header here (also Player.h).</text:p>
      <text:p text:style-name="P22"/>
      <text:p text:style-name="P24">//Constructor Function of DefensivePlayer Class.</text:p>
      <text:p text:style-name="P24">//This class is derived from FootballPlayer Class, so this constructor function has to call its base class' constructor function(FootballPlayer Class' Construction).</text:p>
      <text:p text:style-name="P22"><text:span text:style-name="T26">DefensivePlayer</text:span>::DefensivePlayer(<text:span text:style-name="T21">const</text:span> <text:span text:style-name="T26">string</text:span>&amp; name, <text:span text:style-name="T21">int</text:span> age, <text:span text:style-name="T21">double</text:span> paymentPerYear, <text:span text:style-name="T21">double</text:span> paymentPerMatch):<text:span text:style-name="T26">FootballPlayer</text:span>(name,age,paymentPerYear)</text:p>
      <text:p text:style-name="P22">{</text:p>
      <text:p text:style-name="P22"><text:s text:c="4"/>(*<text:span text:style-name="T21">this</text:span>).<text:span text:style-name="T26">paymentPerMatch</text:span> = paymentPerMatch;</text:p>
      <text:p text:style-name="P22">}</text:p>
      <text:p text:style-name="P22"/>
      <text:p text:style-name="P24">//Destructor Function of DefensivePlayer Class.</text:p>
      <text:p text:style-name="P22"><text:span text:style-name="T26">DefensivePlayer</text:span>::~DefensivePlayer()</text:p>
      <text:p text:style-name="P22">{</text:p>
      <text:p text:style-name="P22"><text:s text:c="4"/></text:p>
      <text:p text:style-name="P22">}</text:p>
      <text:p text:style-name="P22"/>
      <text:p text:style-name="P24">//Calculates the payment for DefensivePlayer for this year.</text:p>
      <text:p text:style-name="P24">//Function should be const because it is an accessor function (It shouldn't change the class' variables.)</text:p>
      <text:p text:style-name="P22"><text:span text:style-name="T21">double</text:span> <text:span text:style-name="T26">DefensivePlayer</text:span>::CalculatePaymentForThisYear() <text:span text:style-name="T21">const</text:span></text:p>
      <text:p text:style-name="P22">{</text:p>
      <text:p text:style-name="P28"><text:span text:style-name="T1"><text:s text:c="4"/></text:span><text:span text:style-name="T21">return</text:span><text:span text:style-name="T1"> </text:span>paymentPerYear<text:span text:style-name="T1"> + </text:span>paymentPerMatch<text:span text:style-name="T1"> * </text:span>playedMatchCount<text:span text:style-name="T1">;</text:span></text:p>
      <text:p text:style-name="P22">}</text:p>
      <text:p text:style-name="P22"/>
      <text:p text:style-name="P24">//Prints that player who called this function is defending.</text:p>
      <text:p text:style-name="P24">//Function should be const because it is an accessor function (It shouldn't change the class' variables.)</text:p>
      <text:p text:style-name="P28"><text:span text:style-name="T21">void</text:span><text:span text:style-name="T1"> </text:span>DefensivePlayer<text:span text:style-name="T1">::Defense() </text:span><text:span text:style-name="T21">const</text:span></text:p>
      <text:p text:style-name="P22">{</text:p>
      <text:p text:style-name="P24"><text:span text:style-name="T1"><text:s text:c="4"/></text:span>//name is protected member of Player Class, it can be accessed from FootballPlayer Class and its functions because of the PROTECTED defined.</text:p>
      <text:p text:style-name="P26"><text:span text:style-name="T1"><text:s text:c="4"/></text:span><text:span text:style-name="T26">cout</text:span><text:span text:style-name="T1">&lt;&lt;</text:span><text:span text:style-name="T26">name</text:span><text:span text:style-name="T1">&lt;&lt;</text:span>" is defending...\n"<text:span text:style-name="T1">;</text:span></text:p>
      <text:p text:style-name="P22">}</text:p>
      <text:p text:style-name="P22"/>
      <text:p text:style-name="P24">//Returns playedMatchCount which is the PRIVATE member variable of DefensivePlayer Class.</text:p>
      <text:p text:style-name="P24">//Function should be const because it is an accessor function (It shouldn't change the class' variables.)</text:p>
      <text:p text:style-name="P22"><text:span text:style-name="T21">int</text:span> DefensivePlayer::getPlayedMatchCount() <text:span text:style-name="T21">const</text:span></text:p>
      <text:p text:style-name="P22">{</text:p>
      <text:p text:style-name="P22"><text:s text:c="4"/><text:span text:style-name="T21">return</text:span> playedMatchCount;</text:p>
      <text:p text:style-name="P22">}</text:p>
      <text:p text:style-name="P22"/>
      <text:p text:style-name="P24">//Prints that player who called this function is tripped up.</text:p>
      <text:p text:style-name="P24">//Function should be const because it is an accessor function (It shouldn't change the class' variables.)</text:p>
      <text:p text:style-name="P22"><text:span text:style-name="T21">void</text:span> DefensivePlayer::TripUp(<text:span text:style-name="T21">const</text:span> Player* player) <text:span text:style-name="T21">const</text:span></text:p>
      <text:p text:style-name="P22"><text:soft-page-break/>{</text:p>
      <text:p text:style-name="P24"><text:span text:style-name="T1"><text:s text:c="4"/></text:span>//name is protected member of Player Class, it can be accessed from FootballPlayer Class and its functions because of the PROTECTED defined.</text:p>
      <text:p text:style-name="P22"><text:s text:c="4"/>cout&lt;&lt;name&lt;&lt;<text:span text:style-name="T22">" tripped up "</text:span>&lt;&lt;player-&gt;getName()&lt;&lt;endl;</text:p>
      <text:p text:style-name="P22">}</text:p>
      <text:p text:style-name="P22"/>
      <text:p text:style-name="P24">//Sets playedMatchCount which is the PRIVATE member variable of DefensivePlayer Class.</text:p>
      <text:p text:style-name="P22"><text:span text:style-name="T21">void</text:span> DefensivePlayer::setPlayedMatchCount(<text:span text:style-name="T21">int</text:span> playedMatchCount)</text:p>
      <text:p text:style-name="P22">{</text:p>
      <text:p text:style-name="P22"><text:s text:c="4"/>(*<text:span text:style-name="T21">this</text:span>).playedMatchCount = playedMatchCount;</text:p>
      <text:p text:style-name="P22">}</text:p>
      <text:p text:style-name="P22"/>
      <text:p text:style-name="P23">/*****************************************</text:p>
      <text:p text:style-name="P23"><text:s/>* FootballPlayer.h <text:s text:c="21"/>*</text:p>
      <text:p text:style-name="P23"><text:s/>*****************************************</text:p>
      <text:p text:style-name="P23"><text:s/>* IDE : Xcode <text:s text:c="26"/>*</text:p>
      <text:p text:style-name="P23"><text:s/>* Author : Şafak AKINCI <text:s text:c="16"/>*</text:p>
      <text:p text:style-name="P23"><text:s/>* Experiment 7: Inheritence <text:s text:c="12"/>*</text:p>
      <text:p text:style-name="P23"><text:s/>*****************************************/</text:p>
      <text:p text:style-name="P22"/>
      <text:p text:style-name="P24">/*</text:p>
      <text:p text:style-name="P24"><text:s text:c="4"/>This is a preprocessor technique of preventing a header file from being included multiple times,</text:p>
      <text:p text:style-name="P24"><text:s/>which can be problematic for various reasons.</text:p>
      <text:p text:style-name="P24"><text:s/></text:p>
      <text:p text:style-name="P24"><text:s text:c="4"/>During compilation of the project, each .cpp file (usually) is compiled.</text:p>
      <text:p text:style-name="P24"><text:s/></text:p>
      <text:p text:style-name="P24"><text:s text:c="4"/>The compiler will take .cpp file, open any files #included by it, concatenate them all into one massive text file, </text:p>
      <text:p text:style-name="P24"><text:s/>and then perform syntax analysis and finally it will convert it to some intermediate code,</text:p>
      <text:p text:style-name="P24"><text:s/>optimize/perform other tasks, and finally generate the assembly output for the target architecture.</text:p>
      <text:p text:style-name="P24"><text:s/></text:p>
      <text:p text:style-name="P24"><text:s text:c="8"/>*****************************************************************************************</text:p>
      <text:p text:style-name="P24"><text:s text:c="8"/>* <text:s text:c="3"/>Because of this, if a file is #included multiple times under one .cpp file, <text:s text:c="7"/>*</text:p>
      <text:p text:style-name="P24"><text:s text:c="8"/>* <text:s text:c="3"/>the compiler will append its file contents twice, <text:s text:c="33"/>*</text:p>
      <text:p text:style-name="P24"><text:s text:c="8"/>* <text:s text:c="3"/>so if there are definitions within that file, <text:s text:c="37"/>*</text:p>
      <text:p text:style-name="P24"><text:s text:c="8"/>* <text:s text:c="3"/>we will get a compiler error telling us that we redefined a variable. <text:s text:c="13"/>*</text:p>
      <text:p text:style-name="P24"><text:s text:c="8"/>*****************************************************************************************</text:p>
      <text:p text:style-name="P24"><text:s/></text:p>
      <text:p text:style-name="P24"><text:s text:c="4"/>When the file is processed by the preprocessor step in the compilation process, </text:p>
      <text:p text:style-name="P24"><text:s/>the first time its contents are reached the first two lines will check if FILE_H has been defined for the preprocessor. </text:p>
      <text:p text:style-name="P24"><text:s text:c="4"/>If not, it will define FILE_H and continue processing the code between it and the #endif directive.</text:p>
      <text:p text:style-name="P24"><text:s text:c="4"/></text:p>
      <text:p text:style-name="P24"><text:s text:c="4"/>The next time that file's contents are seen by the preprocessor, the check against FILE_H will be false,</text:p>
      <text:p text:style-name="P24"><text:s text:c="20"/>so it will immediately scan down to the #endif and continue after it.</text:p>
      <text:p text:style-name="P24"><text:s text:c="32"/>THIS PREVENTS REDEFINITION ERRORS.</text:p>
      <text:p text:style-name="P24"><text:s/>*/</text:p>
      <text:p text:style-name="P27"><text:soft-page-break/>#ifndef FootballPlayer_h</text:p>
      <text:p text:style-name="P27">#define FootballPlayer_h</text:p>
      <text:p text:style-name="P22"/>
      <text:p text:style-name="P24"><text:span text:style-name="T21">#include </text:span><text:span text:style-name="T22">"Player.h"</text:span><text:span text:style-name="T21"> <text:s text:c="6"/></text:span>//To derive FootballPlayer Class from Player Class which defined in Player.h header.</text:p>
      <text:p text:style-name="P22"/>
      <text:p text:style-name="P24">//FootballPlayer class is derived from Player Class.</text:p>
      <text:p text:style-name="P24">//FootballPlayer class inherits Player Class' functions and variables as public.</text:p>
      <text:p text:style-name="P24">//In this case Player Class is base class.</text:p>
      <text:p text:style-name="P22"><text:span text:style-name="T21">class</text:span> FootballPlayer:<text:span text:style-name="T21">public</text:span> Player</text:p>
      <text:p text:style-name="P22">{</text:p>
      <text:p text:style-name="P24">//Protected variables can be accessed from derived classes.</text:p>
      <text:p text:style-name="P27">protected<text:span text:style-name="T1">:</text:span></text:p>
      <text:p text:style-name="P22"><text:s text:c="4"/><text:span text:style-name="T21">double</text:span> paymentPerYear;</text:p>
      <text:p text:style-name="P22"><text:s text:c="4"/></text:p>
      <text:p text:style-name="P24">//Public variables can be accessed from derived classes too.</text:p>
      <text:p text:style-name="P27">public<text:span text:style-name="T1">:</text:span></text:p>
      <text:p text:style-name="P24"><text:span text:style-name="T1"><text:s text:c="4"/></text:span>//Constructor Function of FootballPlayer Class.</text:p>
      <text:p text:style-name="P24"><text:span text:style-name="T1"><text:s text:c="8"/></text:span>// <text:s/>This class is derived from Player Class,</text:p>
      <text:p text:style-name="P24"><text:span text:style-name="T1"><text:s text:c="8"/></text:span>//so this constructor function has to call its base class' constructor function(Player Class' Construction).</text:p>
      <text:p text:style-name="P22"><text:s text:c="4"/>FootballPlayer(<text:span text:style-name="T21">const</text:span> string&amp; name, <text:span text:style-name="T21">int</text:span> age, <text:span text:style-name="T21">double</text:span> paymentPerYear);</text:p>
      <text:p text:style-name="P22"><text:s text:c="4"/></text:p>
      <text:p text:style-name="P24"><text:span text:style-name="T1"><text:s text:c="4"/></text:span>//Returns paymentPerYear which is the PROTECTED member variable of FootballPlayer Class.</text:p>
      <text:p text:style-name="P22"><text:s text:c="4"/><text:span text:style-name="T21">double</text:span> getPaymentPerYear() <text:span text:style-name="T21">const</text:span>;</text:p>
      <text:p text:style-name="P22"><text:s text:c="4"/></text:p>
      <text:p text:style-name="P24"><text:span text:style-name="T1"><text:s text:c="4"/></text:span>//Sets paymentPerYear which is the PROTECTED member variable of FootballPlayer Class.</text:p>
      <text:p text:style-name="P22"><text:s text:c="4"/><text:span text:style-name="T21">void</text:span> setPaymentPerYear(<text:span text:style-name="T21">double</text:span> paymentPerYear);</text:p>
      <text:p text:style-name="P22"><text:s text:c="4"/></text:p>
      <text:p text:style-name="P24"><text:span text:style-name="T1"><text:s text:c="4"/></text:span>//Prints that player who called this function is passing to given player.</text:p>
      <text:p text:style-name="P22"><text:s text:c="4"/><text:span text:style-name="T21">void</text:span> Pas (<text:span text:style-name="T21">const</text:span> Player* player);</text:p>
      <text:p text:style-name="P22"><text:s text:c="4"/></text:p>
      <text:p text:style-name="P24"><text:span text:style-name="T1"><text:s text:c="4"/></text:span>//Prints that player who called this function is shotting.</text:p>
      <text:p text:style-name="P22"><text:s text:c="4"/><text:span text:style-name="T21">void</text:span> Shot();</text:p>
      <text:p text:style-name="P22"><text:s text:c="4"/></text:p>
      <text:p text:style-name="P24"><text:span text:style-name="T1"><text:s text:c="4"/></text:span>//Destructor Function of FootballPlayer Class.</text:p>
      <text:p text:style-name="P22"><text:s text:c="4"/>~FootballPlayer();</text:p>
      <text:p text:style-name="P22">};</text:p>
      <text:p text:style-name="P22"/>
      <text:p text:style-name="P24"><text:span text:style-name="T21">#endif </text:span>/* FootballPlayer_h */</text:p>
      <text:p text:style-name="P27"/>
      <text:p text:style-name="P23">/*****************************************</text:p>
      <text:p text:style-name="P23"><text:s/>* ForwardPlayer.cpp <text:s text:c="20"/>*</text:p>
      <text:p text:style-name="P23"><text:s/>*****************************************</text:p>
      <text:p text:style-name="P23"><text:s/>* IDE : Xcode <text:s text:c="26"/>*</text:p>
      <text:p text:style-name="P23"><text:s/>* Author : Şafak AKINCI <text:s text:c="16"/>*</text:p>
      <text:p text:style-name="P23"><text:s/>* Experiment 7: Inheritence <text:s text:c="12"/>*</text:p>
      <text:p text:style-name="P23"><text:s/>*****************************************/</text:p>
      <text:p text:style-name="P22"/>
      <text:p text:style-name="P24"><text:soft-page-break/><text:span text:style-name="T21">#include </text:span><text:span text:style-name="T22">"ForwardPlayer.h"</text:span><text:span text:style-name="T21"> <text:s text:c="13"/></text:span>//To know function prototypes of ForwardPlayer Class.</text:p>
      <text:p text:style-name="P24">//ForwardPlayer.h also includes FootballPlayer.h header, that's why we don't also include FootballPlayer.h header here (also Player.h).</text:p>
      <text:p text:style-name="P22"/>
      <text:p text:style-name="P22"/>
      <text:p text:style-name="P24">//Constructor Function of ForwardPlayer Class.</text:p>
      <text:p text:style-name="P24">// <text:s/>This class is derived from FootballPlayer Class,so this constructor function has to call its base class' constructor function(FootballPlayer Class' Construction).</text:p>
      <text:p text:style-name="P22"><text:span text:style-name="T26">ForwardPlayer</text:span>::ForwardPlayer(<text:span text:style-name="T21">const</text:span> <text:span text:style-name="T26">string</text:span>&amp; name, <text:span text:style-name="T21">int</text:span> age, <text:span text:style-name="T21">double</text:span> paymentPerYear, <text:span text:style-name="T21">double</text:span> paymentPerGoal):<text:span text:style-name="T26">FootballPlayer</text:span>(name,age,paymentPerYear)</text:p>
      <text:p text:style-name="P22">{</text:p>
      <text:p text:style-name="P22"><text:s text:c="4"/>(*<text:span text:style-name="T21">this</text:span>).<text:span text:style-name="T26">paymentPerGoal</text:span> = paymentPerGoal;</text:p>
      <text:p text:style-name="P22">}</text:p>
      <text:p text:style-name="P22"/>
      <text:p text:style-name="P24">//Destructor Function of ForwardPlayer Class.</text:p>
      <text:p text:style-name="P22"><text:span text:style-name="T26">ForwardPlayer</text:span>::~ForwardPlayer()</text:p>
      <text:p text:style-name="P22">{</text:p>
      <text:p text:style-name="P22"><text:s text:c="4"/></text:p>
      <text:p text:style-name="P22">}</text:p>
      <text:p text:style-name="P22"/>
      <text:p text:style-name="P24">//Calculates the payment for ForwardPlayer for this year.</text:p>
      <text:p text:style-name="P24">//Function should be const because it is an accessor function (It shouldn't change the class' variables.)</text:p>
      <text:p text:style-name="P22"><text:span text:style-name="T21">double</text:span> <text:span text:style-name="T26">ForwardPlayer</text:span>::CalculatePaymentForThisYear() <text:span text:style-name="T21">const</text:span></text:p>
      <text:p text:style-name="P22">{</text:p>
      <text:p text:style-name="P28"><text:span text:style-name="T1"><text:s text:c="4"/></text:span><text:span text:style-name="T21">return</text:span><text:span text:style-name="T1"> </text:span>paymentPerYear<text:span text:style-name="T1"> + </text:span>paymentPerGoal<text:span text:style-name="T1"> * </text:span>goalCount<text:span text:style-name="T1">;</text:span></text:p>
      <text:p text:style-name="P22">}</text:p>
      <text:p text:style-name="P22"/>
      <text:p text:style-name="P24">//Returns goalCount which is the PRIVATE member variable of ForwardPlayer Class.</text:p>
      <text:p text:style-name="P24">//Function should be const because it is an accessor function (It shouldn't change the class' variables.)</text:p>
      <text:p text:style-name="P22"><text:span text:style-name="T21">int</text:span> <text:span text:style-name="T26">ForwardPlayer</text:span>::getGoalCount() <text:span text:style-name="T21">const</text:span></text:p>
      <text:p text:style-name="P22">{</text:p>
      <text:p text:style-name="P28"><text:span text:style-name="T1"><text:s text:c="4"/></text:span><text:span text:style-name="T21">return</text:span><text:span text:style-name="T1"> </text:span>goalCount<text:span text:style-name="T1">;</text:span></text:p>
      <text:p text:style-name="P22">}</text:p>
      <text:p text:style-name="P22"/>
      <text:p text:style-name="P24">//Sets goalCount which is the PRIVATE member variable of ForwardPlayer Class.</text:p>
      <text:p text:style-name="P22"><text:span text:style-name="T21">void</text:span> ForwardPlayer::setGoalCount(<text:span text:style-name="T21">int</text:span> goalCount)</text:p>
      <text:p text:style-name="P22">{</text:p>
      <text:p text:style-name="P22"><text:s text:c="4"/>(*<text:span text:style-name="T21">this</text:span>).goalCount = goalCount;</text:p>
      <text:p text:style-name="P22">}</text:p>
      <text:p text:style-name="P22"/>
      <text:p text:style-name="P24">//Prints that player who called this function is throwing himself.</text:p>
      <text:p text:style-name="P24">//Function should be const because it is an accessor function (It shouldn't change the class' variables.)</text:p>
      <text:p text:style-name="P22"><text:span text:style-name="T21">void</text:span> ForwardPlayer::ThrowYourSelf() <text:span text:style-name="T21">const</text:span></text:p>
      <text:p text:style-name="P22">{</text:p>
      <text:p text:style-name="P24"><text:span text:style-name="T1"><text:s text:c="4"/></text:span>//name is protected member of Player Class, it can be accessed from FootballPlayer Class and its functions because of the PROTECTED defined.</text:p>
      <text:p text:style-name="P26"><text:span text:style-name="T1"><text:s text:c="4"/>cout&lt;&lt;name&lt;&lt;</text:span>" is throwing himself...\n"<text:span text:style-name="T1">;</text:span></text:p>
      <text:p text:style-name="P22"><text:soft-page-break/>}</text:p>
      <text:p text:style-name="P22"/>
      <text:p text:style-name="P24">//Prints that player who called this function is trying a dribble past.</text:p>
      <text:p text:style-name="P24">//Function should be const because it is an accessor function (It shouldn't change the class' variables.)</text:p>
      <text:p text:style-name="P22"><text:span text:style-name="T21">void</text:span> <text:span text:style-name="T26">ForwardPlayer</text:span>::TryDribblePast(<text:span text:style-name="T21">const</text:span> <text:span text:style-name="T26">Player</text:span>* player) <text:span text:style-name="T21">const</text:span></text:p>
      <text:p text:style-name="P22">{</text:p>
      <text:p text:style-name="P24"><text:span text:style-name="T1"><text:s text:c="4"/></text:span>//name is protected member of Player Class, it can be accessed from FootballPlayer Class and its functions because of the PROTECTED defined.</text:p>
      <text:p text:style-name="P26"><text:span text:style-name="T1"><text:s text:c="4"/></text:span><text:span text:style-name="T26">cout</text:span><text:span text:style-name="T1">&lt;&lt;</text:span><text:span text:style-name="T26">name</text:span><text:span text:style-name="T1">&lt;&lt;</text:span>" is trying a dribble past on "<text:span text:style-name="T1">&lt;&lt;player-&gt;</text:span><text:span text:style-name="T26">getName</text:span><text:span text:style-name="T1">()&lt;&lt;</text:span><text:span text:style-name="T26">endl</text:span><text:span text:style-name="T1">;</text:span></text:p>
      <text:p text:style-name="P22">}</text:p>
      <text:p text:style-name="P22"/>
      <text:p text:style-name="P23">/*****************************************</text:p>
      <text:p text:style-name="P23"><text:s/>* GoalKeeper.h <text:s text:c="25"/>*</text:p>
      <text:p text:style-name="P23"><text:s/>*****************************************</text:p>
      <text:p text:style-name="P23"><text:s/>* IDE : Xcode <text:s text:c="26"/>*</text:p>
      <text:p text:style-name="P23"><text:s/>* Author : Şafak AKINCI <text:s text:c="16"/>*</text:p>
      <text:p text:style-name="P23"><text:s/>* Experiment 7: Inheritence <text:s text:c="12"/>*</text:p>
      <text:p text:style-name="P23"><text:s/>*****************************************/</text:p>
      <text:p text:style-name="P22"/>
      <text:p text:style-name="P24">/*</text:p>
      <text:p text:style-name="P24"><text:s/>This is a preprocessor technique of preventing a header file from being included multiple times,</text:p>
      <text:p text:style-name="P24"><text:s/>which can be problematic for various reasons.</text:p>
      <text:p text:style-name="P24"><text:s/></text:p>
      <text:p text:style-name="P24"><text:s/>During compilation of the project, each .cpp file (usually) is compiled.</text:p>
      <text:p text:style-name="P24"><text:s/></text:p>
      <text:p text:style-name="P24"><text:s/>The compiler will take .cpp file, open any files #included by it, concatenate them all into one massive text file,</text:p>
      <text:p text:style-name="P24"><text:s/>and then perform syntax analysis and finally it will convert it to some intermediate code,</text:p>
      <text:p text:style-name="P24"><text:s/>optimize/perform other tasks, and finally generate the assembly output for the target architecture.</text:p>
      <text:p text:style-name="P24"><text:s/></text:p>
      <text:p text:style-name="P24"><text:s/>*****************************************************************************************</text:p>
      <text:p text:style-name="P24"><text:s/>* <text:s text:c="3"/>Because of this, if a file is #included multiple times under one .cpp file, <text:s text:c="7"/>*</text:p>
      <text:p text:style-name="P24"><text:s/>* <text:s text:c="3"/>the compiler will append its file contents twice, <text:s text:c="33"/>*</text:p>
      <text:p text:style-name="P24"><text:s/>* <text:s text:c="3"/>so if there are definitions within that file, <text:s text:c="37"/>*</text:p>
      <text:p text:style-name="P24"><text:s/>* <text:s text:c="3"/>we will get a compiler error telling us that we redefined a variable. <text:s text:c="13"/>*</text:p>
      <text:p text:style-name="P24"><text:s/>*****************************************************************************************</text:p>
      <text:p text:style-name="P24"><text:s/></text:p>
      <text:p text:style-name="P24"><text:s/>When the file is processed by the preprocessor step in the compilation process,</text:p>
      <text:p text:style-name="P24"><text:s/>the first time its contents are reached the first two lines will check if FILE_H has been defined for the preprocessor.</text:p>
      <text:p text:style-name="P24"><text:s/>If not, it will define FILE_H and continue processing the code between it and the #endif directive.</text:p>
      <text:p text:style-name="P24"><text:s/></text:p>
      <text:p text:style-name="P24"><text:s/>The next time that file's contents are seen by the preprocessor, the check against FILE_H will be false,</text:p>
      <text:p text:style-name="P24"><text:s/>so it will immediately scan down to the #endif and continue after it.</text:p>
      <text:p text:style-name="P24"><text:s/>THIS PREVENTS REDEFINITION ERRORS.</text:p>
      <text:p text:style-name="P24"><text:s/>*/</text:p>
      <text:p text:style-name="P22"/>
      <text:p text:style-name="P27">#ifndef GoalKeeper_h</text:p>
      <text:p text:style-name="P27"><text:soft-page-break/>#define GoalKeeper_h</text:p>
      <text:p text:style-name="P22"/>
      <text:p text:style-name="P24"><text:span text:style-name="T21">#include </text:span><text:span text:style-name="T22">"FootballPlayer.h"</text:span><text:span text:style-name="T21"> <text:s text:c="8"/></text:span>//To derive GoalKeeper class from FootballPlayer Class.</text:p>
      <text:p text:style-name="P22"/>
      <text:p text:style-name="P24">//GoalKeeper class is derived from FootballPlayer class.</text:p>
      <text:p text:style-name="P24">//GoalKeeper class inherits FootballPlayer Class' functions and variables as public.</text:p>
      <text:p text:style-name="P22"/>
      <text:p text:style-name="P24">// <text:s/>The important part is that FootballPlayer Class is also derived from Player Class so,</text:p>
      <text:p text:style-name="P24">//GoalKeeper Class is indirectly derived from Player Class.</text:p>
      <text:p text:style-name="P22"/>
      <text:p text:style-name="P24">/*</text:p>
      <text:p text:style-name="P24"><text:s text:c="12"/>Player Class</text:p>
      <text:p text:style-name="P24"><text:s text:c="16"/>^</text:p>
      <text:p text:style-name="P24"><text:s text:c="16"/>|</text:p>
      <text:p text:style-name="P24"><text:s text:c="16"/>|</text:p>
      <text:p text:style-name="P24"><text:s text:c="8"/>FootballPlayer Class</text:p>
      <text:p text:style-name="P24"><text:s text:c="16"/>^</text:p>
      <text:p text:style-name="P24"><text:s text:c="16"/>|</text:p>
      <text:p text:style-name="P24"><text:s text:c="16"/>|</text:p>
      <text:p text:style-name="P24"><text:s text:c="9"/>GoalKeeper Class</text:p>
      <text:p text:style-name="P24"><text:s/>*/</text:p>
      <text:p text:style-name="P22"/>
      <text:p text:style-name="P24">//This means, GoalKeeper Class is also inherits functions and members of Player Class too.</text:p>
      <text:p text:style-name="P22"><text:span text:style-name="T21">class</text:span> GoalKeeper:<text:span text:style-name="T21">public</text:span> FootballPlayer</text:p>
      <text:p text:style-name="P22">{</text:p>
      <text:p text:style-name="P22"/>
      <text:p text:style-name="P24">//Public variables can be accessed from derived classes too.</text:p>
      <text:p text:style-name="P27">public<text:span text:style-name="T1">:</text:span></text:p>
      <text:p text:style-name="P24"><text:span text:style-name="T1"><text:s text:c="4"/></text:span>//Construction Function of GoalKeeper Class.</text:p>
      <text:p text:style-name="P24"><text:span text:style-name="T1"><text:s text:c="4"/></text:span>//This class is derived from FootballPlayer Class and it was derived from Player Class.</text:p>
      <text:p text:style-name="P24"><text:span text:style-name="T1"><text:s text:c="4"/></text:span>// <text:s/>name, age and paymentPerYear variables that function take should be initialized by FootballPlayer Constructor,</text:p>
      <text:p text:style-name="P24"><text:span text:style-name="T1"><text:s text:c="4"/></text:span>// <text:s/>and it will also call the constructor function of Player Class to initialize name and age members.</text:p>
      <text:p text:style-name="P24"><text:span text:style-name="T1"><text:s text:c="4"/></text:span>//** <text:s/>paymentPerYear is PROTECTED member variable of FootballPlayer Class.</text:p>
      <text:p text:style-name="P22"><text:s text:c="4"/>GoalKeeper(<text:span text:style-name="T21">const</text:span> string name, <text:span text:style-name="T21">int</text:span> age, <text:span text:style-name="T21">double</text:span> paymentPerYear);</text:p>
      <text:p text:style-name="P22"><text:s text:c="4"/></text:p>
      <text:p text:style-name="P24"><text:span text:style-name="T1"><text:s text:c="4"/></text:span>//Destructor Function of GoalKeeper Class.</text:p>
      <text:p text:style-name="P22"><text:s text:c="4"/>~GoalKeeper();</text:p>
      <text:p text:style-name="P22"><text:s text:c="4"/></text:p>
      <text:p text:style-name="P24"><text:span text:style-name="T1"><text:s text:c="4"/></text:span>//Calculates the payment for GoalKeeper for this year.</text:p>
      <text:p text:style-name="P22"><text:s text:c="4"/><text:span text:style-name="T21">double</text:span> CalculatePaymentForThisYear() <text:span text:style-name="T21">const</text:span>;</text:p>
      <text:p text:style-name="P22"><text:s text:c="4"/></text:p>
      <text:p text:style-name="P24"><text:span text:style-name="T1"><text:s text:c="4"/></text:span>//Prints that player who called this function is flying and trying to catch.</text:p>
      <text:p text:style-name="P22"><text:s text:c="4"/><text:span text:style-name="T21">void</text:span> FlyAndTryCatch() <text:span text:style-name="T21">const</text:span>;</text:p>
      <text:p text:style-name="P22">};</text:p>
      <text:p text:style-name="P24"><text:span text:style-name="T21">#endif </text:span>/* GoalKeeper_h */</text:p>
      <text:p text:style-name="P27"/>
      <text:p text:style-name="P27"><text:soft-page-break/></text:p>
      <text:p text:style-name="P23">/*****************************************</text:p>
      <text:p text:style-name="P23"><text:s/>* DefensivePlayer.cpp <text:s text:c="18"/>*</text:p>
      <text:p text:style-name="P23"><text:s/>*****************************************</text:p>
      <text:p text:style-name="P23"><text:s/>* IDE : Xcode <text:s text:c="26"/>*</text:p>
      <text:p text:style-name="P23"><text:s/>* Author : Şafak AKINCI <text:s text:c="16"/>*</text:p>
      <text:p text:style-name="P23"><text:s/>* Experiment 7: Inheritence <text:s text:c="12"/>*</text:p>
      <text:p text:style-name="P23"><text:s/>*****************************************/</text:p>
      <text:p text:style-name="P22"/>
      <text:p text:style-name="P24"><text:span text:style-name="T21">#include </text:span><text:span text:style-name="T22">"GoalKeeper.h"</text:span><text:span text:style-name="T21"> <text:s text:c="8"/></text:span>//To know function prototypes of GoalKeeper Class.</text:p>
      <text:p text:style-name="P24">//GoalKeeper.h also includes FootballPlayer.h header, that's why we don't also include FootballPlayer.h header here (also Player.h).</text:p>
      <text:p text:style-name="P22"/>
      <text:p text:style-name="P24">//Constructor function of GoalKeeper class.</text:p>
      <text:p text:style-name="P24">//This class is derived from FootballPlayer Class, so this constructor function has to call its base class' constructor function(FootballPlayer Class' Construction).</text:p>
      <text:p text:style-name="P22"><text:span text:style-name="T26">GoalKeeper</text:span>::GoalKeeper(<text:span text:style-name="T21">const</text:span> <text:span text:style-name="T26">string</text:span> name, <text:span text:style-name="T21">int</text:span> age, <text:span text:style-name="T21">double</text:span> paymentPerYear):<text:span text:style-name="T26">FootballPlayer</text:span>(name,age,paymentPerYear)</text:p>
      <text:p text:style-name="P22">{</text:p>
      <text:p text:style-name="P22"><text:s text:c="4"/></text:p>
      <text:p text:style-name="P22">}</text:p>
      <text:p text:style-name="P22"/>
      <text:p text:style-name="P24">//Destructor function of GoalKeeper class.</text:p>
      <text:p text:style-name="P22"><text:span text:style-name="T26">GoalKeeper</text:span>::~GoalKeeper()</text:p>
      <text:p text:style-name="P22">{</text:p>
      <text:p text:style-name="P22"><text:s text:c="4"/></text:p>
      <text:p text:style-name="P22">}</text:p>
      <text:p text:style-name="P22"/>
      <text:p text:style-name="P24">//Function should be const because it is an accessor function (It shouldn't change the class' variables.)</text:p>
      <text:p text:style-name="P22"><text:span text:style-name="T21">double</text:span> <text:span text:style-name="T26">GoalKeeper</text:span>::CalculatePaymentForThisYear() <text:span text:style-name="T21">const</text:span></text:p>
      <text:p text:style-name="P22">{</text:p>
      <text:p text:style-name="P28"><text:span text:style-name="T1"><text:s text:c="4"/></text:span><text:span text:style-name="T21">return</text:span><text:span text:style-name="T1"> </text:span>paymentPerYear<text:span text:style-name="T1">;</text:span></text:p>
      <text:p text:style-name="P22">}</text:p>
      <text:p text:style-name="P22"/>
      <text:p text:style-name="P24">//Function should be const because it is an accessor function (It shouldn't change the class' variables.)</text:p>
      <text:p text:style-name="P22"><text:span text:style-name="T21">void</text:span> <text:span text:style-name="T26">GoalKeeper</text:span>::FlyAndTryCatch() <text:span text:style-name="T21">const</text:span></text:p>
      <text:p text:style-name="P22">{</text:p>
      <text:p text:style-name="P22"><text:s text:c="4"/></text:p>
      <text:p text:style-name="P24"><text:span text:style-name="T1"><text:s text:c="4"/></text:span>//name is protected member of Player Class, it can be accessed from GoalKeeper Class and its functions because of the PROTECTED defined.</text:p>
      <text:p text:style-name="P26"><text:span text:style-name="T1"><text:s text:c="4"/></text:span><text:span text:style-name="T26">cout</text:span><text:span text:style-name="T1">&lt;&lt;</text:span><text:span text:style-name="T26">name</text:span><text:span text:style-name="T1">&lt;&lt;</text:span>" is flying and trying to catch...\n"<text:span text:style-name="T1">;</text:span></text:p>
      <text:p text:style-name="P22">}</text:p>
      <text:p text:style-name="P22"/>
      <text:p text:style-name="P23">/*****************************************</text:p>
      <text:p text:style-name="P23"><text:s/>* MiddleFielderPlayer.h <text:s text:c="16"/>*</text:p>
      <text:p text:style-name="P23"><text:s/>*****************************************</text:p>
      <text:p text:style-name="P23"><text:s/>* IDE : Xcode <text:s text:c="26"/>*</text:p>
      <text:p text:style-name="P23"><text:s/>* Author : Şafak AKINCI <text:s text:c="16"/>*</text:p>
      <text:p text:style-name="P23"><text:soft-page-break/><text:s/>* Experiment 7: Inheritence <text:s text:c="12"/>*</text:p>
      <text:p text:style-name="P23"><text:s/>*****************************************/</text:p>
      <text:p text:style-name="P22"/>
      <text:p text:style-name="P24">/*</text:p>
      <text:p text:style-name="P24"><text:s/>This is a preprocessor technique of preventing a header file from being included multiple times,</text:p>
      <text:p text:style-name="P24"><text:s/>which can be problematic for various reasons.</text:p>
      <text:p text:style-name="P24"><text:s/></text:p>
      <text:p text:style-name="P24"><text:s/>During compilation of the project, each .cpp file (usually) is compiled.</text:p>
      <text:p text:style-name="P24"><text:s/></text:p>
      <text:p text:style-name="P24"><text:s/>The compiler will take .cpp file, open any files #included by it, concatenate them all into one massive text file,</text:p>
      <text:p text:style-name="P24"><text:s/>and then perform syntax analysis and finally it will convert it to some intermediate code,</text:p>
      <text:p text:style-name="P24"><text:s/>optimize/perform other tasks, and finally generate the assembly output for the target architecture.</text:p>
      <text:p text:style-name="P24"><text:s/></text:p>
      <text:p text:style-name="P24"><text:s/>*****************************************************************************************</text:p>
      <text:p text:style-name="P24"><text:s/>* <text:s text:c="3"/>Because of this, if a file is #included multiple times under one .cpp file, <text:s text:c="7"/>*</text:p>
      <text:p text:style-name="P24"><text:s/>* <text:s text:c="3"/>the compiler will append its file contents twice, <text:s text:c="33"/>*</text:p>
      <text:p text:style-name="P24"><text:s/>* <text:s text:c="3"/>so if there are definitions within that file, <text:s text:c="37"/>*</text:p>
      <text:p text:style-name="P24"><text:s/>* <text:s text:c="3"/>we will get a compiler error telling us that we redefined a variable. <text:s text:c="13"/>*</text:p>
      <text:p text:style-name="P24"><text:s/>*****************************************************************************************</text:p>
      <text:p text:style-name="P24"><text:s/></text:p>
      <text:p text:style-name="P24"><text:s/>When the file is processed by the preprocessor step in the compilation process,</text:p>
      <text:p text:style-name="P24"><text:s/>the first time its contents are reached the first two lines will check if FILE_H has been defined for the preprocessor.</text:p>
      <text:p text:style-name="P24"><text:s/>If not, it will define FILE_H and continue processing the code between it and the #endif directive.</text:p>
      <text:p text:style-name="P24"><text:s/></text:p>
      <text:p text:style-name="P24"><text:s/>The next time that file's contents are seen by the preprocessor, the check against FILE_H will be false,</text:p>
      <text:p text:style-name="P24"><text:s/>so it will immediately scan down to the #endif and continue after it.</text:p>
      <text:p text:style-name="P24"><text:s/>THIS PREVENTS REDEFINITION ERRORS.</text:p>
      <text:p text:style-name="P24"><text:s/>*/</text:p>
      <text:p text:style-name="P22"/>
      <text:p text:style-name="P27">#ifndef MiddleFielderPlayer_h</text:p>
      <text:p text:style-name="P27">#define MiddleFielderPlayer_h</text:p>
      <text:p text:style-name="P22"/>
      <text:p text:style-name="P24"><text:span text:style-name="T21">#include </text:span><text:span text:style-name="T22">"FootballPlayer.h"</text:span><text:span text:style-name="T21"> <text:s text:c="12"/></text:span>//To derive MidFielderPlayer class from FootballPlayer Class.</text:p>
      <text:p text:style-name="P22"/>
      <text:p text:style-name="P24">//MidFielderPlayer class is derived from FootballPlayer class.</text:p>
      <text:p text:style-name="P24">//MidFielderPlayer class inherits FootballPlayer Class' functions and variables as public.</text:p>
      <text:p text:style-name="P22"/>
      <text:p text:style-name="P24">// <text:s/>The important part is that FootballPlayer Class is also derived from Player Class so,</text:p>
      <text:p text:style-name="P24">//MidFielderPlayer Class is indirectly derived from Player Class.</text:p>
      <text:p text:style-name="P22"/>
      <text:p text:style-name="P24">/*</text:p>
      <text:p text:style-name="P24"><text:s text:c="12"/>Player Class</text:p>
      <text:p text:style-name="P24"><text:s text:c="16"/>^</text:p>
      <text:p text:style-name="P24"><text:s text:c="16"/>|</text:p>
      <text:p text:style-name="P24"><text:s text:c="16"/>|</text:p>
      <text:p text:style-name="P24"><text:s text:c="8"/>FootballPlayer Class</text:p>
      <text:p text:style-name="P24"><text:soft-page-break/><text:s text:c="16"/>^</text:p>
      <text:p text:style-name="P24"><text:s text:c="16"/>|</text:p>
      <text:p text:style-name="P24"><text:s text:c="16"/>|</text:p>
      <text:p text:style-name="P24"><text:s text:c="8"/>MidFielderPlayer Class</text:p>
      <text:p text:style-name="P24"><text:s/>*/</text:p>
      <text:p text:style-name="P22"/>
      <text:p text:style-name="P24">//This means, MidFielderPlayer Class is also inherits functions and members of Player Class too.</text:p>
      <text:p text:style-name="P22"/>
      <text:p text:style-name="P22"><text:span text:style-name="T21">class</text:span> MidFielderPlayer:<text:span text:style-name="T21">public</text:span> FootballPlayer</text:p>
      <text:p text:style-name="P22">{</text:p>
      <text:p text:style-name="P22"/>
      <text:p text:style-name="P24">//Private variables CANNOT BE ACCESSED out of the class.</text:p>
      <text:p text:style-name="P27">private<text:span text:style-name="T1">:</text:span></text:p>
      <text:p text:style-name="P22"><text:s text:c="4"/><text:span text:style-name="T21">int</text:span> assistCount;</text:p>
      <text:p text:style-name="P22"><text:s text:c="4"/><text:span text:style-name="T21">double</text:span> paymentPerAssist;</text:p>
      <text:p text:style-name="P22"/>
      <text:p text:style-name="P24">//Public variables can be accessed from derived classes too.</text:p>
      <text:p text:style-name="P27">public<text:span text:style-name="T1">:</text:span></text:p>
      <text:p text:style-name="P22"><text:s text:c="4"/></text:p>
      <text:p text:style-name="P24"><text:span text:style-name="T1"><text:s text:c="4"/></text:span>//Constructor Function of MidFielderPlayer Class.</text:p>
      <text:p text:style-name="P24"><text:span text:style-name="T1"><text:s text:c="8"/></text:span>// <text:s/>This class is derived from FootballPlayer Class,</text:p>
      <text:p text:style-name="P24"><text:span text:style-name="T1"><text:s text:c="8"/></text:span>//so this constructor function has to call its base class' constructor function(FootballPlayer Class' Construction).</text:p>
      <text:p text:style-name="P22"><text:s text:c="4"/>MidFielderPlayer(<text:span text:style-name="T21">const</text:span> string&amp; name, <text:span text:style-name="T21">int</text:span> age, <text:span text:style-name="T21">double</text:span> paymentPerYear, <text:span text:style-name="T21">double</text:span> paymentPerAssist);</text:p>
      <text:p text:style-name="P22"><text:s text:c="4"/></text:p>
      <text:p text:style-name="P24"><text:span text:style-name="T1"><text:s text:c="4"/></text:span>//Destructor Function of MidFielderPlayer Class.</text:p>
      <text:p text:style-name="P22"><text:s text:c="4"/>~MidFielderPlayer();</text:p>
      <text:p text:style-name="P22"><text:s text:c="4"/></text:p>
      <text:p text:style-name="P24"><text:span text:style-name="T1"><text:s text:c="4"/></text:span>//Calculates the payment for MidFielderPlayer for this year.</text:p>
      <text:p text:style-name="P22"><text:s text:c="4"/><text:span text:style-name="T21">double</text:span> CalculatePaymentForThisYear() <text:span text:style-name="T21">const</text:span>;</text:p>
      <text:p text:style-name="P22"><text:s text:c="4"/></text:p>
      <text:p text:style-name="P24"><text:span text:style-name="T1"><text:s text:c="4"/></text:span>//Returns assistCount is the PRIVATE member variable of MidFielderPlayer Class.</text:p>
      <text:p text:style-name="P22"><text:s text:c="4"/><text:span text:style-name="T21">int</text:span> getAssistCount() <text:span text:style-name="T21">const</text:span>;</text:p>
      <text:p text:style-name="P22"><text:s text:c="4"/></text:p>
      <text:p text:style-name="P24"><text:span text:style-name="T1"><text:s text:c="4"/></text:span>//Prints that player who called this function is pressing.</text:p>
      <text:p text:style-name="P22"><text:s text:c="4"/><text:span text:style-name="T21">void</text:span> Press() <text:span text:style-name="T21">const</text:span>;</text:p>
      <text:p text:style-name="P22"><text:s text:c="4"/></text:p>
      <text:p text:style-name="P24"><text:span text:style-name="T1"><text:s text:c="4"/></text:span>//Prints that player who called this function is trying a through ball.</text:p>
      <text:p text:style-name="P22"><text:s text:c="4"/><text:span text:style-name="T21">void</text:span> TryThroughBall(<text:span text:style-name="T21">const</text:span> <text:span text:style-name="T26">Player</text:span>* player) <text:span text:style-name="T21">const</text:span>;</text:p>
      <text:p text:style-name="P22"><text:s text:c="4"/></text:p>
      <text:p text:style-name="P24"><text:span text:style-name="T1"><text:s text:c="4"/></text:span>//Sets assistCount which is the PRIVATE member variable of MidFielderPlayer Class.</text:p>
      <text:p text:style-name="P22"><text:s text:c="4"/><text:span text:style-name="T21">void</text:span> setAssistCount(<text:span text:style-name="T21">int</text:span> assistCount);</text:p>
      <text:p text:style-name="P22">};</text:p>
      <text:p text:style-name="P22"/>
      <text:p text:style-name="P24"><text:span text:style-name="T21">#endif </text:span>/* MiddleFielderPlayer_hpp */</text:p>
      <text:p text:style-name="P27"/>
      <text:p text:style-name="P23">/*****************************************</text:p>
      <text:p text:style-name="P23"><text:soft-page-break/><text:s/>* MiddleFielderPlayer.cpp <text:s text:c="14"/>*</text:p>
      <text:p text:style-name="P23"><text:s/>*****************************************</text:p>
      <text:p text:style-name="P23"><text:s/>* IDE : Xcode <text:s text:c="26"/>*</text:p>
      <text:p text:style-name="P23"><text:s/>* Author : Şafak AKINCI <text:s text:c="16"/>*</text:p>
      <text:p text:style-name="P23"><text:s/>* Experiment 7: Inheritence <text:s text:c="12"/>*</text:p>
      <text:p text:style-name="P23"><text:s/>*****************************************/</text:p>
      <text:p text:style-name="P22"/>
      <text:p text:style-name="P24"><text:span text:style-name="T21">#include </text:span><text:span text:style-name="T22">"MiddleFielderPlayer.h"</text:span><text:span text:style-name="T21"> <text:s text:c="11"/></text:span>//To know function prototypes of MiddleFielderPlayer Class.</text:p>
      <text:p text:style-name="P24">//MiddleFielderPlayer.h also includes FootballPlayer.h header, that's why we don't also include FootballPlayer.h header here (also Player.h).</text:p>
      <text:p text:style-name="P22"/>
      <text:p text:style-name="P22"/>
      <text:p text:style-name="P24">//Constructor Function of MidFielderPlayer Class.</text:p>
      <text:p text:style-name="P24"><text:span text:style-name="T1"><text:s text:c="4"/></text:span>// <text:s/>This class is derived from FootballPlayer Class,</text:p>
      <text:p text:style-name="P24"><text:span text:style-name="T1"><text:s text:c="4"/></text:span>//so this constructor function has to call its base class' constructor function(FootballPlayer Class' Construction).</text:p>
      <text:p text:style-name="P22"><text:span text:style-name="T26">MidFielderPlayer</text:span>::MidFielderPlayer(<text:span text:style-name="T21">const</text:span> <text:span text:style-name="T26">string</text:span>&amp; name, <text:span text:style-name="T21">int</text:span> age, <text:span text:style-name="T21">double</text:span> paymentPerYear, <text:span text:style-name="T21">double</text:span> paymentPerAssist):<text:span text:style-name="T26">FootballPlayer</text:span>(name,age,paymentPerYear)</text:p>
      <text:p text:style-name="P22">{</text:p>
      <text:p text:style-name="P22"><text:s text:c="4"/>(*<text:span text:style-name="T21">this</text:span>).<text:span text:style-name="T26">paymentPerAssist</text:span> = paymentPerAssist;</text:p>
      <text:p text:style-name="P22">}</text:p>
      <text:p text:style-name="P22"/>
      <text:p text:style-name="P24">//Destructor Function of MidFielderPlayer Class.</text:p>
      <text:p text:style-name="P22"><text:span text:style-name="T26">MidFielderPlayer</text:span>::~MidFielderPlayer()</text:p>
      <text:p text:style-name="P22">{</text:p>
      <text:p text:style-name="P22"><text:s text:c="4"/></text:p>
      <text:p text:style-name="P22">}</text:p>
      <text:p text:style-name="P22"/>
      <text:p text:style-name="P24">//Calculates the payment for MidFielderPlayer for this year.</text:p>
      <text:p text:style-name="P24">//Function should be const because it is an accessor function (It shouldn't change the class' variables.)</text:p>
      <text:p text:style-name="P22"><text:span text:style-name="T21">double</text:span> <text:span text:style-name="T26">MidFielderPlayer</text:span>::CalculatePaymentForThisYear() <text:span text:style-name="T21">const</text:span></text:p>
      <text:p text:style-name="P22">{</text:p>
      <text:p text:style-name="P28"><text:span text:style-name="T1"><text:s text:c="4"/></text:span><text:span text:style-name="T21">return</text:span><text:span text:style-name="T1"> </text:span>paymentPerYear<text:span text:style-name="T1"> + </text:span>paymentPerAssist<text:span text:style-name="T1"> * </text:span>assistCount<text:span text:style-name="T1">;</text:span></text:p>
      <text:p text:style-name="P22">}</text:p>
      <text:p text:style-name="P22"/>
      <text:p text:style-name="P24">//Returns assistCount is the PRIVATE member variable of MidFielderPlayer Class.</text:p>
      <text:p text:style-name="P24">//Function should be const because it is an accessor function (It shouldn't change the class' variables.)</text:p>
      <text:p text:style-name="P22"><text:span text:style-name="T21">int</text:span> <text:span text:style-name="T26">MidFielderPlayer</text:span>::getAssistCount() <text:span text:style-name="T21">const</text:span></text:p>
      <text:p text:style-name="P22">{</text:p>
      <text:p text:style-name="P28"><text:span text:style-name="T1"><text:s text:c="4"/></text:span><text:span text:style-name="T21">return</text:span><text:span text:style-name="T1"> </text:span>assistCount<text:span text:style-name="T1">;</text:span></text:p>
      <text:p text:style-name="P22">}</text:p>
      <text:p text:style-name="P22"/>
      <text:p text:style-name="P24">//Prints that player who called this function is pressing.</text:p>
      <text:p text:style-name="P24">//Function should be const because it is an accessor function (It shouldn't change the class' variables.)</text:p>
      <text:p text:style-name="P22"><text:span text:style-name="T21">void</text:span> MidFielderPlayer::Press() <text:span text:style-name="T21">const</text:span></text:p>
      <text:p text:style-name="P22">{</text:p>
      <text:p text:style-name="P24"><text:span text:style-name="T1"><text:s text:c="4"/></text:span>//name is protected member of Player Class, it can be accessed from FootballPlayer Class and its functions <text:soft-page-break/>because of the PROTECTED defined.</text:p>
      <text:p text:style-name="P26"><text:span text:style-name="T1"><text:s text:c="4"/>cout&lt;&lt;name&lt;&lt;</text:span>" is pressing...\n"<text:span text:style-name="T1">;</text:span></text:p>
      <text:p text:style-name="P22">}</text:p>
      <text:p text:style-name="P22"/>
      <text:p text:style-name="P24">//Prints that player who called this function is trying a through ball.</text:p>
      <text:p text:style-name="P24">//Function should be const because it is an accessor function (It shouldn't change the class' variables.)</text:p>
      <text:p text:style-name="P22"><text:span text:style-name="T21">void</text:span> MidFielderPlayer::TryThroughBall(<text:span text:style-name="T21">const</text:span> Player* player) <text:span text:style-name="T21">const</text:span></text:p>
      <text:p text:style-name="P22">{</text:p>
      <text:p text:style-name="P24"><text:span text:style-name="T1"><text:s text:c="4"/></text:span>//name is protected member of Player Class, it can be accessed from FootballPlayer Class and its functions because of the PROTECTED defined.</text:p>
      <text:p text:style-name="P22"><text:s text:c="4"/>cout&lt;&lt;name&lt;&lt;<text:span text:style-name="T22">" is trying a through ball to "</text:span>&lt;&lt;player-&gt;getName()&lt;&lt;endl;</text:p>
      <text:p text:style-name="P22">}</text:p>
      <text:p text:style-name="P22"/>
      <text:p text:style-name="P24">//Sets assistCount which is the PRIVATE member variable of MidFielderPlayer Class.</text:p>
      <text:p text:style-name="P22"><text:span text:style-name="T21">void</text:span> <text:span text:style-name="T26">MidFielderPlayer</text:span>::setAssistCount(<text:span text:style-name="T21">int</text:span> assistCount)</text:p>
      <text:p text:style-name="P22">{</text:p>
      <text:p text:style-name="P22"><text:s text:c="4"/>(*<text:span text:style-name="T21">this</text:span>).<text:span text:style-name="T26">assistCount</text:span> = assistCount;</text:p>
      <text:p text:style-name="P22">}</text:p>
      <text:p text:style-name="P22"/>
      <text:p text:style-name="P23">/*****************************************</text:p>
      <text:p text:style-name="P23"><text:s/>* TestMain.cpp <text:s text:c="25"/>*</text:p>
      <text:p text:style-name="P23"><text:s/>*****************************************</text:p>
      <text:p text:style-name="P23"><text:s/>* IDE : Xcode <text:s text:c="26"/>*</text:p>
      <text:p text:style-name="P23"><text:s/>* Author : Şafak AKINCI <text:s text:c="16"/>*</text:p>
      <text:p text:style-name="P23"><text:s/>* Experiment 7: Inheritence <text:s text:c="12"/>*</text:p>
      <text:p text:style-name="P23"><text:s/>*****************************************/</text:p>
      <text:p text:style-name="P22"/>
      <text:p text:style-name="P24">//Derived Classes</text:p>
      <text:p text:style-name="P26"><text:span text:style-name="T21">#include </text:span>"DefensivePlayer.h"</text:p>
      <text:p text:style-name="P26"><text:span text:style-name="T21">#include </text:span>"GoalKeeper.h"</text:p>
      <text:p text:style-name="P26"><text:span text:style-name="T21">#include </text:span>"MiddleFielderPlayer.h"</text:p>
      <text:p text:style-name="P26"><text:span text:style-name="T21">#include </text:span>"ForwardPlayer.h"</text:p>
      <text:p text:style-name="P22"/>
      <text:p text:style-name="P22"><text:span text:style-name="T21">void</text:span> TEST_GoalKeeper()</text:p>
      <text:p text:style-name="P22">{</text:p>
      <text:p text:style-name="P26"><text:span text:style-name="T1"><text:s text:c="4"/></text:span><text:span text:style-name="T26">cout</text:span><text:span text:style-name="T1"> &lt;&lt;</text:span>"+------------------+"<text:span text:style-name="T1"> &lt;&lt; </text:span><text:span text:style-name="T26">endl</text:span></text:p>
      <text:p text:style-name="P26"><text:span text:style-name="T1"><text:s text:c="4"/>&lt;&lt; </text:span>"| GOAL KEEPER TEST |"<text:span text:style-name="T1"> &lt;&lt; </text:span><text:span text:style-name="T26">endl</text:span></text:p>
      <text:p text:style-name="P26"><text:span text:style-name="T1"><text:s text:c="4"/>&lt;&lt; </text:span>"+------------------+"<text:span text:style-name="T1"> &lt;&lt; </text:span><text:span text:style-name="T26">endl</text:span><text:span text:style-name="T1">;</text:span></text:p>
      <text:p text:style-name="P22"><text:s text:c="4"/></text:p>
      <text:p text:style-name="P24"><text:span text:style-name="T1"><text:s text:c="4"/></text:span>//keeper pointer object is created from GoalKeeper Class in HEAP MEMORY.</text:p>
      <text:p text:style-name="P22"><text:s text:c="4"/><text:span text:style-name="T26">GoalKeeper</text:span>* keeper = <text:span text:style-name="T21">new</text:span> <text:span text:style-name="T26">GoalKeeper</text:span> (<text:span text:style-name="T22">"Iker Casillas"</text:span>, 34, 7.5);</text:p>
      <text:p text:style-name="P22"><text:s text:c="4"/></text:p>
      <text:p text:style-name="P24"><text:span text:style-name="T1"><text:s text:c="4"/></text:span>//keeper is moving given direction.</text:p>
      <text:p text:style-name="P28"><text:span text:style-name="T1"><text:s text:c="4"/>keeper-&gt;</text:span>Move<text:span text:style-name="T1">(</text:span>Player<text:span text:style-name="T1">::</text:span>Direction<text:span text:style-name="T1">::</text:span>EAST<text:span text:style-name="T1">);</text:span></text:p>
      <text:p text:style-name="P22"><text:s text:c="4"/></text:p>
      <text:p text:style-name="P24"><text:span text:style-name="T1"><text:s text:c="4"/></text:span>//keeper is moving given direction.</text:p>
      <text:p text:style-name="P28"><text:span text:style-name="T1"><text:s text:c="4"/>keeper-&gt;</text:span>Move<text:span text:style-name="T1">(</text:span>Player<text:span text:style-name="T1">::</text:span>Direction<text:span text:style-name="T1">::</text:span>NORTH_EAST<text:span text:style-name="T1">);</text:span></text:p>
      <text:p text:style-name="P22"><text:soft-page-break/><text:s text:c="4"/></text:p>
      <text:p text:style-name="P24"><text:span text:style-name="T1"><text:s text:c="4"/></text:span>//keeper is shotting.</text:p>
      <text:p text:style-name="P22"><text:s text:c="4"/>keeper-&gt;<text:span text:style-name="T26">Shot</text:span>();</text:p>
      <text:p text:style-name="P22"><text:s text:c="4"/></text:p>
      <text:p text:style-name="P24"><text:span text:style-name="T1"><text:s text:c="4"/></text:span>//player pointer object is created from DefensivePlayer Class in HEAP MEMORY.</text:p>
      <text:p text:style-name="P22"><text:s text:c="4"/><text:span text:style-name="T26">DefensivePlayer</text:span>* player = <text:span text:style-name="T21">new</text:span> <text:span text:style-name="T26">DefensivePlayer</text:span> (<text:span text:style-name="T22">"Raphael Varane"</text:span>, 22, 1.2, 0.1);</text:p>
      <text:p text:style-name="P22"><text:s text:c="4"/></text:p>
      <text:p text:style-name="P24"><text:span text:style-name="T1"><text:s text:c="4"/></text:span>//keeper is passing.</text:p>
      <text:p text:style-name="P22"><text:s text:c="4"/>keeper-&gt;<text:span text:style-name="T26">Pas</text:span>(player);</text:p>
      <text:p text:style-name="P22"><text:s text:c="4"/></text:p>
      <text:p text:style-name="P24"><text:span text:style-name="T1"><text:s text:c="4"/></text:span>//keeper is flying and trying to catch.</text:p>
      <text:p text:style-name="P22"><text:s text:c="4"/>keeper-&gt;<text:span text:style-name="T26">FlyAndTryCatch</text:span>();</text:p>
      <text:p text:style-name="P22"><text:s text:c="4"/></text:p>
      <text:p text:style-name="P24"><text:span text:style-name="T1"><text:s text:c="4"/></text:span>//Payment for keeper will print to console.</text:p>
      <text:p text:style-name="P26"><text:span text:style-name="T1"><text:s text:c="4"/></text:span><text:span text:style-name="T26">cout</text:span><text:span text:style-name="T1">&lt;&lt;</text:span>"Payment for this year: "<text:span text:style-name="T1">&lt;&lt;keeper-&gt;</text:span><text:span text:style-name="T26">CalculatePaymentForThisYear</text:span><text:span text:style-name="T1">()&lt;&lt;</text:span>" million EUR"<text:span text:style-name="T1">&lt;&lt;</text:span><text:span text:style-name="T26">endl</text:span><text:span text:style-name="T1">;</text:span></text:p>
      <text:p text:style-name="P22"><text:s text:c="4"/></text:p>
      <text:p text:style-name="P24"><text:span text:style-name="T1">}</text:span>//end TEST_GoalKeeper ()</text:p>
      <text:p text:style-name="P22"/>
      <text:p text:style-name="P22"><text:span text:style-name="T21">void</text:span> TEST_DefensivePlayer()</text:p>
      <text:p text:style-name="P22">{</text:p>
      <text:p text:style-name="P26"><text:span text:style-name="T1"><text:s text:c="4"/></text:span><text:span text:style-name="T26">cout</text:span><text:span text:style-name="T1"> &lt;&lt;</text:span>"+-----------------------+"<text:span text:style-name="T1"> &lt;&lt; </text:span><text:span text:style-name="T26">endl</text:span></text:p>
      <text:p text:style-name="P26"><text:span text:style-name="T1"><text:s text:c="4"/>&lt;&lt; </text:span>"| DEFENSIVE PLAYER TEST |"<text:span text:style-name="T1"> &lt;&lt; </text:span><text:span text:style-name="T26">endl</text:span></text:p>
      <text:p text:style-name="P26"><text:span text:style-name="T1"><text:s text:c="4"/>&lt;&lt; </text:span>"+-----------------------+"<text:span text:style-name="T1"> &lt;&lt; </text:span><text:span text:style-name="T26">endl</text:span><text:span text:style-name="T1">;</text:span></text:p>
      <text:p text:style-name="P22"><text:s text:c="4"/></text:p>
      <text:p text:style-name="P24"><text:span text:style-name="T1"><text:s text:c="4"/></text:span>//defense pointer object is created from DefensivePlayer Class in HEAP MEMORY.</text:p>
      <text:p text:style-name="P22"><text:s text:c="4"/><text:span text:style-name="T26">DefensivePlayer</text:span>* defense = <text:span text:style-name="T21">new</text:span> <text:span text:style-name="T26">DefensivePlayer</text:span> (<text:span text:style-name="T22">"Raphael Varane"</text:span>, 22, 1.2, 0.1);</text:p>
      <text:p text:style-name="P28"><text:span text:style-name="T1"><text:s text:c="4"/>defense-&gt;</text:span>Move<text:span text:style-name="T1">(</text:span>Player<text:span text:style-name="T1">::</text:span>Direction<text:span text:style-name="T1">::</text:span>EAST<text:span text:style-name="T1">);</text:span></text:p>
      <text:p text:style-name="P28"><text:span text:style-name="T1"><text:s text:c="4"/>defense-&gt;</text:span>Move<text:span text:style-name="T1">(</text:span>Player<text:span text:style-name="T1">::</text:span>Direction<text:span text:style-name="T1">::</text:span>NORTH_EAST<text:span text:style-name="T1">);</text:span></text:p>
      <text:p text:style-name="P22"><text:s text:c="4"/></text:p>
      <text:p text:style-name="P22"><text:s text:c="4"/>defense-&gt;<text:span text:style-name="T26">Shot</text:span>();</text:p>
      <text:p text:style-name="P22"><text:s text:c="4"/></text:p>
      <text:p text:style-name="P22"><text:s text:c="4"/><text:span text:style-name="T26">MidFielderPlayer</text:span>* player = <text:span text:style-name="T21">new</text:span> <text:span text:style-name="T26">MidFielderPlayer</text:span> (<text:span text:style-name="T22">"Gareth Bale"</text:span>, 25, 15, 0.2);</text:p>
      <text:p text:style-name="P22"><text:s text:c="4"/>defense-&gt;<text:span text:style-name="T26">Pas</text:span>(player);</text:p>
      <text:p text:style-name="P22"><text:s text:c="4"/></text:p>
      <text:p text:style-name="P22"><text:s text:c="4"/>defense-&gt;<text:span text:style-name="T26">Defense</text:span>();</text:p>
      <text:p text:style-name="P22"><text:s text:c="4"/></text:p>
      <text:p text:style-name="P22"><text:s text:c="4"/><text:span text:style-name="T26">ForwardPlayer</text:span>* opponent = <text:span text:style-name="T21">new</text:span> <text:span text:style-name="T26">ForwardPlayer</text:span> (<text:span text:style-name="T22">"Lionel Messi"</text:span>, 28, 20, 0.3);</text:p>
      <text:p text:style-name="P22"><text:s text:c="4"/>defense-&gt;<text:span text:style-name="T26">TripUp</text:span>(opponent);</text:p>
      <text:p text:style-name="P22"><text:s text:c="4"/></text:p>
      <text:p text:style-name="P28"><text:span text:style-name="T1"><text:s text:c="4"/>defense-&gt;</text:span>setPlayedMatchCount<text:span text:style-name="T1">(11);</text:span></text:p>
      <text:p text:style-name="P22"><text:s text:c="4"/></text:p>
      <text:p text:style-name="P24"><text:span text:style-name="T1"><text:s text:c="4"/></text:span>//Payment for defense will print to console.</text:p>
      <text:p text:style-name="P26"><text:span text:style-name="T1"><text:s text:c="4"/></text:span><text:span text:style-name="T26">cout</text:span><text:span text:style-name="T1">&lt;&lt;</text:span>"Payment for this year: "<text:span text:style-name="T1">&lt;&lt;defense-&gt;</text:span><text:span text:style-name="T26">CalculatePaymentForThisYear</text:span><text:span text:style-name="T1">()&lt;&lt;</text:span>" million EUR"<text:span text:style-name="T1">&lt;&lt;</text:span><text:span text:style-name="T26">endl</text:span><text:span text:style-name="T1">;</text:span></text:p>
      <text:p text:style-name="P22"><text:s text:c="4"/></text:p>
      <text:p text:style-name="P24"><text:span text:style-name="T1">}</text:span>//TEST_DefensivePlayer()</text:p>
      <text:p text:style-name="P22"/>
      <text:p text:style-name="P22"><text:span text:style-name="T21">void</text:span> TEST_MiddleFieldPlayer()</text:p>
      <text:p text:style-name="P22"><text:soft-page-break/>{</text:p>
      <text:p text:style-name="P26"><text:span text:style-name="T1"><text:s text:c="4"/></text:span><text:span text:style-name="T26">cout</text:span><text:span text:style-name="T1"> &lt;&lt;</text:span>"+----------------------------+"<text:span text:style-name="T1"> &lt;&lt; </text:span><text:span text:style-name="T26">endl</text:span></text:p>
      <text:p text:style-name="P26"><text:span text:style-name="T1"><text:s text:c="4"/>&lt;&lt; </text:span>"| MIDDLE FIELDER PLAYER TEST |"<text:span text:style-name="T1"> &lt;&lt; </text:span><text:span text:style-name="T26">endl</text:span></text:p>
      <text:p text:style-name="P26"><text:span text:style-name="T1"><text:s text:c="4"/>&lt;&lt; </text:span>"+----------------------------+"<text:span text:style-name="T1"> &lt;&lt; </text:span><text:span text:style-name="T26">endl</text:span><text:span text:style-name="T1">;</text:span></text:p>
      <text:p text:style-name="P22"><text:s text:c="4"/></text:p>
      <text:p text:style-name="P24"><text:span text:style-name="T1"><text:s text:c="4"/></text:span>//middleFielder pointer object is created from MidFielderPlayer Class in HEAP MEMORY.</text:p>
      <text:p text:style-name="P22"><text:s text:c="4"/><text:span text:style-name="T26">MidFielderPlayer</text:span>* middleFielder = <text:span text:style-name="T21">new</text:span> <text:span text:style-name="T26">MidFielderPlayer</text:span> (<text:span text:style-name="T22">"Gareth Bale"</text:span>, 25, 15, 0.2);</text:p>
      <text:p text:style-name="P22"><text:s text:c="4"/>middleFielder-&gt;<text:span text:style-name="T26">Move</text:span>(<text:span text:style-name="T26">Player</text:span>::<text:span text:style-name="T26">Direction</text:span>::<text:span text:style-name="T26">EAST</text:span>);</text:p>
      <text:p text:style-name="P28"><text:span text:style-name="T1"><text:s text:c="4"/>middleFielder-&gt;</text:span>Move<text:span text:style-name="T1">(</text:span>Player<text:span text:style-name="T1">::</text:span>Direction<text:span text:style-name="T1">::</text:span>NORTH_EAST<text:span text:style-name="T1">);</text:span></text:p>
      <text:p text:style-name="P22"><text:s text:c="4"/></text:p>
      <text:p text:style-name="P22"><text:s text:c="4"/>middleFielder-&gt;<text:span text:style-name="T26">Shot</text:span>();</text:p>
      <text:p text:style-name="P22"><text:s text:c="4"/></text:p>
      <text:p text:style-name="P22"><text:s text:c="4"/><text:span text:style-name="T26">ForwardPlayer</text:span>* player = <text:span text:style-name="T21">new</text:span> <text:span text:style-name="T26">ForwardPlayer</text:span> (<text:span text:style-name="T22">"Cristiano Ronaldo"</text:span>, 30, 17, 0.3);</text:p>
      <text:p text:style-name="P22"><text:s text:c="4"/>middleFielder-&gt;<text:span text:style-name="T26">Pas</text:span>(player);</text:p>
      <text:p text:style-name="P22"><text:s text:c="4"/></text:p>
      <text:p text:style-name="P22"><text:s text:c="4"/>middleFielder-&gt;<text:span text:style-name="T26">Press</text:span>();</text:p>
      <text:p text:style-name="P22"><text:s text:c="4"/>middleFielder-&gt;<text:span text:style-name="T26">TryThroughBall</text:span>(player);</text:p>
      <text:p text:style-name="P22"><text:s text:c="4"/></text:p>
      <text:p text:style-name="P22"><text:s text:c="4"/>middleFielder-&gt;<text:span text:style-name="T26">setAssistCount</text:span>(22);</text:p>
      <text:p text:style-name="P22"><text:s text:c="4"/></text:p>
      <text:p text:style-name="P24"><text:span text:style-name="T1"><text:s text:c="4"/></text:span>//Payment for keeper will print to console.</text:p>
      <text:p text:style-name="P26"><text:span text:style-name="T1"><text:s text:c="4"/></text:span><text:span text:style-name="T26">cout</text:span><text:span text:style-name="T1">&lt;&lt;</text:span>"Payment for this year: "<text:span text:style-name="T1">&lt;&lt;middleFielder-&gt;</text:span><text:span text:style-name="T26">CalculatePaymentForThisYear</text:span><text:span text:style-name="T1">()&lt;&lt;</text:span>" million EUR"<text:span text:style-name="T1">&lt;&lt;</text:span><text:span text:style-name="T26">endl</text:span><text:span text:style-name="T1">;</text:span></text:p>
      <text:p text:style-name="P22"><text:s text:c="4"/></text:p>
      <text:p text:style-name="P24"><text:span text:style-name="T1">}</text:span>//end TEST_MiddleFieldPlayer()</text:p>
      <text:p text:style-name="P22"/>
      <text:p text:style-name="P22"><text:span text:style-name="T21">void</text:span> TEST_ForwardPlayer()</text:p>
      <text:p text:style-name="P22">{</text:p>
      <text:p text:style-name="P26"><text:span text:style-name="T1"><text:s text:c="4"/></text:span><text:span text:style-name="T26">cout</text:span><text:span text:style-name="T1">&lt;&lt;</text:span>"+---------------------+"<text:span text:style-name="T1"> &lt;&lt; </text:span><text:span text:style-name="T26">endl</text:span></text:p>
      <text:p text:style-name="P26"><text:span text:style-name="T1"><text:s text:c="4"/>&lt;&lt;</text:span>"| FORWARD PLAYER TEST |"<text:span text:style-name="T1"> &lt;&lt; </text:span><text:span text:style-name="T26">endl</text:span></text:p>
      <text:p text:style-name="P26"><text:span text:style-name="T1"><text:s text:c="4"/>&lt;&lt;</text:span>"+---------------------+"<text:span text:style-name="T1"> &lt;&lt; </text:span><text:span text:style-name="T26">endl</text:span><text:span text:style-name="T1">;</text:span></text:p>
      <text:p text:style-name="P22"><text:s text:c="4"/></text:p>
      <text:p text:style-name="P24"><text:span text:style-name="T1"><text:s text:c="4"/></text:span>//forward pointer object is created from ForwardPlayer Class in HEAP MEMORY.</text:p>
      <text:p text:style-name="P22"><text:s text:c="4"/><text:span text:style-name="T26">ForwardPlayer</text:span>* forward = <text:span text:style-name="T21">new</text:span> <text:span text:style-name="T26">ForwardPlayer</text:span> (<text:span text:style-name="T22">"Cristiano Ronaldo"</text:span>, 30, 17, 0.3);</text:p>
      <text:p text:style-name="P28"><text:span text:style-name="T1"><text:s text:c="4"/>forward-&gt;</text:span>Move<text:span text:style-name="T1">(</text:span>Player<text:span text:style-name="T1">::</text:span>Direction<text:span text:style-name="T1">::</text:span>EAST<text:span text:style-name="T1">);</text:span></text:p>
      <text:p text:style-name="P28"><text:span text:style-name="T1"><text:s text:c="4"/>forward-&gt;</text:span>Move<text:span text:style-name="T1">(</text:span>Player<text:span text:style-name="T1">::</text:span>Direction<text:span text:style-name="T1">::</text:span>NORTH_EAST<text:span text:style-name="T1">);</text:span></text:p>
      <text:p text:style-name="P22"><text:s text:c="4"/></text:p>
      <text:p text:style-name="P22"><text:s text:c="4"/>forward-&gt;<text:span text:style-name="T26">Shot</text:span>();</text:p>
      <text:p text:style-name="P22"><text:s text:c="4"/></text:p>
      <text:p text:style-name="P22"><text:s text:c="4"/><text:span text:style-name="T26">ForwardPlayer</text:span>* player = <text:span text:style-name="T21">new</text:span> <text:span text:style-name="T26">ForwardPlayer</text:span> (<text:span text:style-name="T22">"Karim Benzema"</text:span>, 27, 8, 0.3);</text:p>
      <text:p text:style-name="P22"><text:s text:c="4"/>forward-&gt;<text:span text:style-name="T26">Pas</text:span>(player);</text:p>
      <text:p text:style-name="P22"><text:s text:c="4"/></text:p>
      <text:p text:style-name="P22"><text:s text:c="4"/>forward-&gt;<text:span text:style-name="T26">ThrowYourSelf</text:span>();</text:p>
      <text:p text:style-name="P22"><text:s text:c="4"/></text:p>
      <text:p text:style-name="P22"><text:s text:c="4"/><text:span text:style-name="T26">DefensivePlayer</text:span>* opponent = <text:span text:style-name="T21">new</text:span> <text:span text:style-name="T26">DefensivePlayer</text:span> (<text:span text:style-name="T22">"Gerard Pique"</text:span>, 28, 5.8, 0.1);</text:p>
      <text:p text:style-name="P22"><text:s text:c="4"/>forward-&gt;<text:span text:style-name="T26">TryDribblePast</text:span>(opponent);</text:p>
      <text:p text:style-name="P22"><text:s text:c="4"/></text:p>
      <text:p text:style-name="P22"><text:s text:c="4"/>forward-&gt;<text:span text:style-name="T26">setGoalCount</text:span>(42);</text:p>
      <text:p text:style-name="P22"><text:soft-page-break/><text:s text:c="4"/></text:p>
      <text:p text:style-name="P26"><text:span text:style-name="T1"><text:s text:c="4"/></text:span><text:span text:style-name="T26">cout</text:span><text:span text:style-name="T1">&lt;&lt;</text:span>"Payment for this year: "<text:span text:style-name="T1">&lt;&lt;forward-&gt;</text:span><text:span text:style-name="T26">CalculatePaymentForThisYear</text:span><text:span text:style-name="T1">()&lt;&lt;</text:span>" million EUR"<text:span text:style-name="T1">&lt;&lt;</text:span><text:span text:style-name="T26">endl</text:span><text:span text:style-name="T1">;</text:span></text:p>
      <text:p text:style-name="P22"><text:s text:c="4"/></text:p>
      <text:p text:style-name="P24"><text:span text:style-name="T1">}</text:span>//end TEST_ForwardPlayer()</text:p>
      <text:p text:style-name="P22"/>
      <text:p text:style-name="P22"/>
      <text:p text:style-name="P22"/>
      <text:p text:style-name="P22"><text:span text:style-name="T21">int</text:span> main ()</text:p>
      <text:p text:style-name="P22">{</text:p>
      <text:p text:style-name="P22"><text:s text:c="4"/></text:p>
      <text:p text:style-name="P28"><text:span text:style-name="T1"><text:s text:c="4"/></text:span>TEST_GoalKeeper<text:span text:style-name="T1">(); <text:s text:c="4"/></text:span></text:p>
      <text:p text:style-name="P28"><text:span text:style-name="T1"><text:s text:c="4"/></text:span>TEST_DefensivePlayer<text:span text:style-name="T1">();</text:span></text:p>
      <text:p text:style-name="P28"><text:span text:style-name="T1"><text:s text:c="4"/></text:span>TEST_MiddleFieldPlayer<text:span text:style-name="T1">();</text:span></text:p>
      <text:p text:style-name="P28"><text:span text:style-name="T1"><text:s text:c="4"/></text:span>TEST_ForwardPlayer<text:span text:style-name="T1">();</text:span></text:p>
      <text:p text:style-name="P22"><text:s text:c="4"/></text:p>
      <text:p text:style-name="P24"><text:span text:style-name="T1"><text:s text:c="4"/></text:span>//Indicates that program ended successfully.</text:p>
      <text:p text:style-name="P22"><text:s text:c="4"/><text:span text:style-name="T21">return</text:span> 0;</text:p>
      <text:p text:style-name="P24"><text:span text:style-name="T1">}</text:span>//end main()</text:p>
      <text:p text:style-name="P21"/>
      <text:p text:style-name="P21"/>
      <text:p text:style-name="P29"><text:tab/><text:tab/><text:tab/><text:tab/><text:tab/><text:tab/><text:tab/><text:tab/><text:tab/><text:tab/><text:tab/><text:tab/><text:tab/><text:span text:style-name="T21">AT QUIZ</text:span><text:tab/><text:tab/><text:tab/><text:tab/><text:tab/><text:tab/><text:tab/><text:tab/><text:tab/><text:tab/><text:tab/><text:tab/><text:tab/></text:p>
      <text:p text:style-name="P20"/>
      <text:p text:style-name="P23">/*****************************************</text:p>
      <text:p text:style-name="P23"><text:s/>* Animal.h <text:s text:c="29"/>*</text:p>
      <text:p text:style-name="P23"><text:s/>*****************************************</text:p>
      <text:p text:style-name="P23"><text:s/>* IDE : Xcode <text:s text:c="26"/>*</text:p>
      <text:p text:style-name="P23"><text:s/>* Author : Şafak AKINCI <text:s text:c="16"/>*</text:p>
      <text:p text:style-name="P23"><text:s/>* Experiment 7: Inheritence QUIZ <text:s text:c="7"/>*</text:p>
      <text:p text:style-name="P23"><text:s/>*****************************************/</text:p>
      <text:p text:style-name="P22"/>
      <text:p text:style-name="P24">/*</text:p>
      <text:p text:style-name="P24"><text:s/>This is a preprocessor technique of preventing a header file from being included multiple times,</text:p>
      <text:p text:style-name="P24"><text:s/>which can be problematic for various reasons.</text:p>
      <text:p text:style-name="P24"><text:s/></text:p>
      <text:p text:style-name="P24"><text:s/>During compilation of the project, each .cpp file (usually) is compiled.</text:p>
      <text:p text:style-name="P24"><text:s/></text:p>
      <text:p text:style-name="P24"><text:s/>The compiler will take .cpp file, open any files #included by it, concatenate them all into one massive text file,</text:p>
      <text:p text:style-name="P24"><text:s/>and then perform syntax analysis and finally it will convert it to some intermediate code,</text:p>
      <text:p text:style-name="P24"><text:s/>optimize/perform other tasks, and finally generate the assembly output for the target architecture.</text:p>
      <text:p text:style-name="P24"><text:s/></text:p>
      <text:p text:style-name="P24"><text:s/>*****************************************************************************************</text:p>
      <text:p text:style-name="P24"><text:s/>* <text:s text:c="3"/>Because of this, if a file is #included multiple times under one .cpp file, <text:s text:c="7"/>*</text:p>
      <text:p text:style-name="P24"><text:s/>* <text:s text:c="3"/>the compiler will append its file contents twice, <text:s text:c="33"/>*</text:p>
      <text:p text:style-name="P24"><text:s/>* <text:s text:c="3"/>so if there are definitions within that file, <text:s text:c="37"/>*</text:p>
      <text:p text:style-name="P24"><text:s/>* <text:s text:c="3"/>we will get a compiler error telling us that we redefined a variable. <text:s text:c="13"/>*</text:p>
      <text:p text:style-name="P24"><text:s/>*****************************************************************************************</text:p>
      <text:p text:style-name="P24"><text:s/></text:p>
      <text:p text:style-name="P24"><text:soft-page-break/><text:s/>When the file is processed by the preprocessor step in the compilation process,</text:p>
      <text:p text:style-name="P24"><text:s/>the first time its contents are reached the first two lines will check if FILE_H has been defined for the preprocessor.</text:p>
      <text:p text:style-name="P24"><text:s/>If not, it will define FILE_H and continue processing the code between it and the #endif directive.</text:p>
      <text:p text:style-name="P24"><text:s/></text:p>
      <text:p text:style-name="P24"><text:s/>The next time that file's contents are seen by the preprocessor, the check against FILE_H will be false,</text:p>
      <text:p text:style-name="P24"><text:s/>so it will immediately scan down to the #endif and continue after it.</text:p>
      <text:p text:style-name="P24"><text:s/>THIS PREVENTS REDEFINITION ERRORS.</text:p>
      <text:p text:style-name="P24"><text:s/>*/</text:p>
      <text:p text:style-name="P22"/>
      <text:p text:style-name="P27">#ifndef Animal_h</text:p>
      <text:p text:style-name="P27">#define Animal_h</text:p>
      <text:p text:style-name="P22"/>
      <text:p text:style-name="P24">//Animal.h includes base class, including iostream header in this file</text:p>
      <text:p text:style-name="P24">//allows that not include the iostream header for each file.</text:p>
      <text:p text:style-name="P26"><text:span text:style-name="T21">#include </text:span>&lt;iostream&gt;</text:p>
      <text:p text:style-name="P22"/>
      <text:p text:style-name="P24">//To declare string type variables.</text:p>
      <text:p text:style-name="P27">#include <text:span text:style-name="T22">&lt;string&gt;</text:span></text:p>
      <text:p text:style-name="P22"/>
      <text:p text:style-name="P24">//Define string type under the namespace of std.</text:p>
      <text:p text:style-name="P27">using<text:span text:style-name="T1"> </text:span>namespace<text:span text:style-name="T1"> </text:span><text:span text:style-name="T26">std</text:span><text:span text:style-name="T1">;</text:span></text:p>
      <text:p text:style-name="P22"/>
      <text:p text:style-name="P22"/>
      <text:p text:style-name="P24">//Animal class is the base class.</text:p>
      <text:p text:style-name="P22"><text:span text:style-name="T21">class</text:span> Animal</text:p>
      <text:p text:style-name="P22">{</text:p>
      <text:p text:style-name="P22"><text:s text:c="4"/></text:p>
      <text:p text:style-name="P24">//Protected variables can be accessed from derived classes.</text:p>
      <text:p text:style-name="P27">protected<text:span text:style-name="T1">:</text:span></text:p>
      <text:p text:style-name="P22"><text:s text:c="4"/><text:span text:style-name="T26">string</text:span> m_name;</text:p>
      <text:p text:style-name="P22"><text:s text:c="4"/><text:span text:style-name="T21">int</text:span> m_age;</text:p>
      <text:p text:style-name="P22"><text:s text:c="4"/></text:p>
      <text:p text:style-name="P24">//Public variables can be accessed from derived classes too.</text:p>
      <text:p text:style-name="P27">public<text:span text:style-name="T1">:</text:span></text:p>
      <text:p text:style-name="P22"><text:s text:c="4"/></text:p>
      <text:p text:style-name="P24"><text:span text:style-name="T1"><text:s text:c="4"/></text:span>//Constructor Function of Animal Class.</text:p>
      <text:p text:style-name="P22"><text:s text:c="4"/>Animal(<text:span text:style-name="T21">const</text:span> <text:span text:style-name="T26">string</text:span>&amp; name, <text:span text:style-name="T21">int</text:span> age);</text:p>
      <text:p text:style-name="P22"><text:s text:c="4"/></text:p>
      <text:p text:style-name="P24"><text:span text:style-name="T1"><text:s text:c="4"/></text:span>//Returns m_name which is the PROTECTED member variable of Animal Class.</text:p>
      <text:p text:style-name="P22"><text:s text:c="4"/><text:span text:style-name="T26">string</text:span> getName() <text:span text:style-name="T21">const</text:span>;</text:p>
      <text:p text:style-name="P22"><text:s text:c="4"/></text:p>
      <text:p text:style-name="P24"><text:span text:style-name="T1"><text:s text:c="4"/></text:span>//Returns m_age which is the PROTECTED member variable of Animal Class.</text:p>
      <text:p text:style-name="P22"><text:s text:c="4"/><text:span text:style-name="T21">int</text:span> getAge() <text:span text:style-name="T21">const</text:span>;</text:p>
      <text:p text:style-name="P22"><text:s text:c="4"/></text:p>
      <text:p text:style-name="P24"><text:span text:style-name="T1"><text:s text:c="4"/></text:span>//Sets m_name which is the PROTECTED member variable of Animal Class.</text:p>
      <text:p text:style-name="P22"><text:s text:c="4"/><text:span text:style-name="T21">void</text:span> setName(<text:span text:style-name="T26">string</text:span> name);</text:p>
      <text:p text:style-name="P22"><text:soft-page-break/><text:s text:c="4"/></text:p>
      <text:p text:style-name="P24"><text:span text:style-name="T1"><text:s text:c="4"/></text:span>//Sets m_age which is the PROTECTED member variable of Animal Class.</text:p>
      <text:p text:style-name="P22"><text:s text:c="4"/><text:span text:style-name="T21">void</text:span> setAge(<text:span text:style-name="T21">int</text:span> age);</text:p>
      <text:p text:style-name="P22">};</text:p>
      <text:p text:style-name="P22"/>
      <text:p text:style-name="P27">#endif</text:p>
      <text:p text:style-name="P27"/>
      <text:p text:style-name="P27"/>
      <text:p text:style-name="P23">/*****************************************</text:p>
      <text:p text:style-name="P23"><text:s/>* Animal.cpp <text:s text:c="27"/>*</text:p>
      <text:p text:style-name="P23"><text:s/>*****************************************</text:p>
      <text:p text:style-name="P23"><text:s/>* IDE : Xcode <text:s text:c="26"/>*</text:p>
      <text:p text:style-name="P23"><text:s/>* Author : Şafak AKINCI <text:s text:c="16"/>*</text:p>
      <text:p text:style-name="P23"><text:s/>* Experiment 7: Inheritence QUIZ <text:s text:c="7"/>*</text:p>
      <text:p text:style-name="P23"><text:s/>*****************************************/</text:p>
      <text:p text:style-name="P22"/>
      <text:p text:style-name="P24">//To know function prototypes of Animal Class.</text:p>
      <text:p text:style-name="P26"><text:span text:style-name="T21">#include </text:span>"Animal.h"</text:p>
      <text:p text:style-name="P22"/>
      <text:p text:style-name="P22"/>
      <text:p text:style-name="P24">//Constructor Function of Animal Class.</text:p>
      <text:p text:style-name="P24">//m_name and m_age are initialized in memory initializer scope.</text:p>
      <text:p text:style-name="P22"><text:span text:style-name="T26">Animal</text:span>::Animal(<text:span text:style-name="T21">const</text:span> <text:span text:style-name="T26">string</text:span>&amp; name, <text:span text:style-name="T21">int</text:span> age):<text:span text:style-name="T26">m_name</text:span>(name),<text:span text:style-name="T26">m_age</text:span>(age)</text:p>
      <text:p text:style-name="P22">{</text:p>
      <text:p text:style-name="P22"><text:s text:c="4"/></text:p>
      <text:p text:style-name="P22">}</text:p>
      <text:p text:style-name="P22"/>
      <text:p text:style-name="P24">//Returns m_name which is the PROTECTED member variable of Animal Class.</text:p>
      <text:p text:style-name="P24">//Function should be const, because it is an accessor function, it won't change any member of Class.</text:p>
      <text:p text:style-name="P22"><text:span text:style-name="T26">string</text:span> <text:span text:style-name="T26">Animal</text:span>::getName() <text:span text:style-name="T21">const</text:span></text:p>
      <text:p text:style-name="P22">{</text:p>
      <text:p text:style-name="P22"><text:s text:c="4"/><text:span text:style-name="T21">return</text:span> <text:span text:style-name="T26">m_name</text:span>;</text:p>
      <text:p text:style-name="P22">}</text:p>
      <text:p text:style-name="P22"/>
      <text:p text:style-name="P24">//Returns m_age which is the PROTECTED member variable of Animal Class.</text:p>
      <text:p text:style-name="P24">//Function should be const, because it is an accessor function, it won't change any member of Class.</text:p>
      <text:p text:style-name="P22"><text:span text:style-name="T21">int</text:span> <text:span text:style-name="T26">Animal</text:span>::getAge() <text:span text:style-name="T21">const</text:span></text:p>
      <text:p text:style-name="P22">{</text:p>
      <text:p text:style-name="P22"><text:s text:c="4"/><text:span text:style-name="T21">return</text:span> <text:span text:style-name="T26">m_age</text:span>;</text:p>
      <text:p text:style-name="P22">}</text:p>
      <text:p text:style-name="P22"/>
      <text:p text:style-name="P24">//Sets m_name which is the PROTECTED member variable of Animal Class.</text:p>
      <text:p text:style-name="P22"><text:span text:style-name="T21">void</text:span> <text:span text:style-name="T26">Animal</text:span>::setName(<text:span text:style-name="T26">string</text:span> name)</text:p>
      <text:p text:style-name="P22">{</text:p>
      <text:p text:style-name="P22"><text:s text:c="4"/><text:span text:style-name="T26">m_name</text:span> = name;</text:p>
      <text:p text:style-name="P22">}</text:p>
      <text:p text:style-name="P22"/>
      <text:p text:style-name="P24"><text:soft-page-break/>//Sets m_age which is the PROTECTED member variable of Animal Class.</text:p>
      <text:p text:style-name="P22"><text:span text:style-name="T21">void</text:span> <text:span text:style-name="T26">Animal</text:span>::setAge(<text:span text:style-name="T21">int</text:span> age)</text:p>
      <text:p text:style-name="P22">{</text:p>
      <text:p text:style-name="P22"><text:s text:c="4"/><text:span text:style-name="T26">m_age</text:span> = age;</text:p>
      <text:p text:style-name="P22">}</text:p>
      <text:p text:style-name="P22"/>
      <text:p text:style-name="P23">/*****************************************</text:p>
      <text:p text:style-name="P23"><text:s/>* Cat.h <text:s text:c="32"/>*</text:p>
      <text:p text:style-name="P23"><text:s/>*****************************************</text:p>
      <text:p text:style-name="P23"><text:s/>* IDE : Xcode <text:s text:c="26"/>*</text:p>
      <text:p text:style-name="P23"><text:s/>* Author : Şafak AKINCI <text:s text:c="16"/>*</text:p>
      <text:p text:style-name="P23"><text:s/>* Experiment 7: Inheritence QUIZ <text:s text:c="7"/>*</text:p>
      <text:p text:style-name="P23"><text:s/>*****************************************/</text:p>
      <text:p text:style-name="P24">/*</text:p>
      <text:p text:style-name="P24"><text:s/>This is a preprocessor technique of preventing a header file from being included multiple times,</text:p>
      <text:p text:style-name="P24"><text:s/>which can be problematic for various reasons.</text:p>
      <text:p text:style-name="P24"><text:s/></text:p>
      <text:p text:style-name="P24"><text:s/>During compilation of the project, each .cpp file (usually) is compiled.</text:p>
      <text:p text:style-name="P24"><text:s/></text:p>
      <text:p text:style-name="P24"><text:s/>The compiler will take .cpp file, open any files #included by it, concatenate them all into one massive text file,</text:p>
      <text:p text:style-name="P24"><text:s/>and then perform syntax analysis and finally it will convert it to some intermediate code,</text:p>
      <text:p text:style-name="P24"><text:s/>optimize/perform other tasks, and finally generate the assembly output for the target architecture.</text:p>
      <text:p text:style-name="P24"><text:s/></text:p>
      <text:p text:style-name="P24"><text:s/>*****************************************************************************************</text:p>
      <text:p text:style-name="P24"><text:s/>* <text:s text:c="3"/>Because of this, if a file is #included multiple times under one .cpp file, <text:s text:c="7"/>*</text:p>
      <text:p text:style-name="P24"><text:s/>* <text:s text:c="3"/>the compiler will append its file contents twice, <text:s text:c="33"/>*</text:p>
      <text:p text:style-name="P24"><text:s/>* <text:s text:c="3"/>so if there are definitions within that file, <text:s text:c="37"/>*</text:p>
      <text:p text:style-name="P24"><text:s/>* <text:s text:c="3"/>we will get a compiler error telling us that we redefined a variable. <text:s text:c="13"/>*</text:p>
      <text:p text:style-name="P24"><text:s/>*****************************************************************************************</text:p>
      <text:p text:style-name="P24"><text:s/></text:p>
      <text:p text:style-name="P24"><text:s/>When the file is processed by the preprocessor step in the compilation process,</text:p>
      <text:p text:style-name="P24"><text:s/>the first time its contents are reached the first two lines will check if FILE_H has been defined for the preprocessor.</text:p>
      <text:p text:style-name="P24"><text:s/>If not, it will define FILE_H and continue processing the code between it and the #endif directive.</text:p>
      <text:p text:style-name="P24"><text:s/></text:p>
      <text:p text:style-name="P24"><text:s/>The next time that file's contents are seen by the preprocessor, the check against FILE_H will be false,</text:p>
      <text:p text:style-name="P24"><text:s/>so it will immediately scan down to the #endif and continue after it.</text:p>
      <text:p text:style-name="P24"><text:s/>THIS PREVENTS REDEFINITION ERRORS.</text:p>
      <text:p text:style-name="P24"><text:s/>*/</text:p>
      <text:p text:style-name="P22"/>
      <text:p text:style-name="P27">#ifndef Cat_h</text:p>
      <text:p text:style-name="P27">#define Cat_h</text:p>
      <text:p text:style-name="P22"/>
      <text:p text:style-name="P24"><text:span text:style-name="T21">#include </text:span><text:span text:style-name="T22">"Mammal.h"</text:span><text:span text:style-name="T21"> <text:s text:c="8"/></text:span>//To derive Cat class from Mammal Class.</text:p>
      <text:p text:style-name="P22"/>
      <text:p text:style-name="P22"/>
      <text:p text:style-name="P24">//Cat class is derived from Mammal Class.</text:p>
      <text:p text:style-name="P24"><text:soft-page-break/>//Cat class inherits Mammal Class' functions and variables as public.</text:p>
      <text:p text:style-name="P24">//In this case Mammal Class is base class.</text:p>
      <text:p text:style-name="P22"/>
      <text:p text:style-name="P24">// <text:s/>The important part is that Mammal Class is also derived from Animal Class so,</text:p>
      <text:p text:style-name="P24">//Cat Class is indirectly derived from Animal Class.</text:p>
      <text:p text:style-name="P22"/>
      <text:p text:style-name="P24">/*</text:p>
      <text:p text:style-name="P24"><text:s text:c="8"/>Animal Class</text:p>
      <text:p text:style-name="P24"><text:s text:c="12"/>^</text:p>
      <text:p text:style-name="P24"><text:s text:c="12"/>|</text:p>
      <text:p text:style-name="P24"><text:s text:c="12"/>|</text:p>
      <text:p text:style-name="P24"><text:s text:c="8"/>Mammal Class</text:p>
      <text:p text:style-name="P24"><text:s text:c="12"/>^</text:p>
      <text:p text:style-name="P24"><text:s text:c="12"/>|</text:p>
      <text:p text:style-name="P24"><text:s text:c="12"/>|</text:p>
      <text:p text:style-name="P24"><text:s text:c="8"/>Cat Class</text:p>
      <text:p text:style-name="P24"><text:s/>*/</text:p>
      <text:p text:style-name="P22"/>
      <text:p text:style-name="P24">//This stands for Cat Class is also inherits functions and members of Animal Class too.</text:p>
      <text:p text:style-name="P27">class<text:span text:style-name="T1"> Cat: </text:span>public<text:span text:style-name="T1"> </text:span><text:span text:style-name="T26">Mammal</text:span></text:p>
      <text:p text:style-name="P22">{</text:p>
      <text:p text:style-name="P24"><text:span text:style-name="T1"><text:s text:c="4"/></text:span>//Private variables CAN NOT BE ACCESSED from derived classes.</text:p>
      <text:p text:style-name="P27">private<text:span text:style-name="T1">:</text:span></text:p>
      <text:p text:style-name="P22"><text:s text:c="4"/><text:span text:style-name="T21">int</text:span> m_miaowSoundLevel;</text:p>
      <text:p text:style-name="P22"><text:s text:c="4"/></text:p>
      <text:p text:style-name="P24"><text:span text:style-name="T1"><text:s text:c="4"/></text:span>//Public variables can be accessed from derived classes too.</text:p>
      <text:p text:style-name="P27">public<text:span text:style-name="T1">:</text:span></text:p>
      <text:p text:style-name="P22"><text:s text:c="4"/></text:p>
      <text:p text:style-name="P24"><text:span text:style-name="T1"><text:s text:c="4"/></text:span>//Constructor Function of Cat Class.</text:p>
      <text:p text:style-name="P22"><text:s text:c="4"/>Cat(<text:span text:style-name="T21">const</text:span> <text:span text:style-name="T26">string</text:span>&amp; name, <text:span text:style-name="T21">int</text:span> age, <text:span text:style-name="T21">int</text:span> miaowSoundLevel);</text:p>
      <text:p text:style-name="P22"><text:s text:c="4"/></text:p>
      <text:p text:style-name="P24"><text:span text:style-name="T1"><text:s text:c="4"/></text:span>//Prints that cat which called this function is miaowing and its sound level.</text:p>
      <text:p text:style-name="P22"><text:s text:c="4"/><text:span text:style-name="T21">void</text:span> Miaow() <text:span text:style-name="T21">const</text:span>;</text:p>
      <text:p text:style-name="P22">};</text:p>
      <text:p text:style-name="P22"/>
      <text:p text:style-name="P22"/>
      <text:p text:style-name="P24"><text:span text:style-name="T21">#endif </text:span>/* Cat_h */</text:p>
      <text:p text:style-name="P27"/>
      <text:p text:style-name="P23">/*****************************************</text:p>
      <text:p text:style-name="P23"><text:s/>* Cat.cpp <text:s text:c="30"/>*</text:p>
      <text:p text:style-name="P23"><text:s/>*****************************************</text:p>
      <text:p text:style-name="P23"><text:s/>* IDE : Xcode <text:s text:c="26"/>*</text:p>
      <text:p text:style-name="P23"><text:s/>* Author : Şafak AKINCI <text:s text:c="16"/>*</text:p>
      <text:p text:style-name="P23"><text:s/>* Experiment 7: Inheritence QUIZ <text:s text:c="7"/>*</text:p>
      <text:p text:style-name="P23"><text:s/>*****************************************/</text:p>
      <text:p text:style-name="P22"/>
      <text:p text:style-name="P24"><text:span text:style-name="T21">#include </text:span><text:span text:style-name="T22">"Cat.h"</text:span><text:span text:style-name="T21"> <text:s text:c="7"/></text:span>//To know function prototypes of Cat Class.</text:p>
      <text:p text:style-name="P22"><text:soft-page-break/></text:p>
      <text:p text:style-name="P24">//Constructor Function of Cat Class.</text:p>
      <text:p text:style-name="P24">//Cat Class is derived from Mammal Class, so Cat Class' Constructor Function HAS TO CALL MAMMAL CLASS' CONSTRUCTOR.</text:p>
      <text:p text:style-name="P22"><text:span text:style-name="T26">Cat</text:span>::Cat(<text:span text:style-name="T21">const</text:span> <text:span text:style-name="T26">string</text:span>&amp; name, <text:span text:style-name="T21">int</text:span> age, <text:span text:style-name="T21">int</text:span> miaowSoundLevel):<text:span text:style-name="T26">Mammal</text:span>(name,age)</text:p>
      <text:p text:style-name="P22">{</text:p>
      <text:p text:style-name="P24"><text:span text:style-name="T1"><text:s text:c="4"/></text:span>//m_miaowSoundLevel is the private member of Cat Class.</text:p>
      <text:p text:style-name="P22"><text:s text:c="4"/><text:span text:style-name="T26">m_miaowSoundLevel</text:span> = miaowSoundLevel;</text:p>
      <text:p text:style-name="P22">}</text:p>
      <text:p text:style-name="P22"/>
      <text:p text:style-name="P22"/>
      <text:p text:style-name="P24">//Prints that cat which called this function is miaowing and its sound level.</text:p>
      <text:p text:style-name="P24">//Function should be const, because it is an accessor function, it won't change any member of Class.</text:p>
      <text:p text:style-name="P22"><text:span text:style-name="T21">void</text:span> <text:span text:style-name="T26">Cat</text:span>::Miaow() <text:span text:style-name="T21">const</text:span></text:p>
      <text:p text:style-name="P22">{</text:p>
      <text:p text:style-name="P24"><text:span text:style-name="T1"><text:s text:c="4"/></text:span>//m_name is the protected member of Animal Class, we can reach it from Cat class because of the PROTECTED DEFINED.</text:p>
      <text:p text:style-name="P26"><text:span text:style-name="T1"><text:s text:c="4"/></text:span><text:span text:style-name="T26">cout</text:span><text:span text:style-name="T1">&lt;&lt;</text:span><text:span text:style-name="T26">m_name</text:span><text:span text:style-name="T1">&lt;&lt;</text:span>" is miaowing and its sound level is:\t"<text:span text:style-name="T1">&lt;&lt;</text:span><text:span text:style-name="T26">m_miaowSoundLevel</text:span><text:span text:style-name="T1">&lt;&lt;</text:span><text:span text:style-name="T26">endl</text:span><text:span text:style-name="T1">;</text:span></text:p>
      <text:p text:style-name="P22">}</text:p>
      <text:p text:style-name="P22"/>
      <text:p text:style-name="P23">/*****************************************</text:p>
      <text:p text:style-name="P23"><text:s/>* Crocodile.h <text:s text:c="26"/>*</text:p>
      <text:p text:style-name="P23"><text:s/>*****************************************</text:p>
      <text:p text:style-name="P23"><text:s/>* IDE : Xcode <text:s text:c="26"/>*</text:p>
      <text:p text:style-name="P23"><text:s/>* Author : Şafak AKINCI <text:s text:c="16"/>*</text:p>
      <text:p text:style-name="P23"><text:s/>* Experiment 7: Inheritence QUIZ <text:s text:c="7"/>*</text:p>
      <text:p text:style-name="P23"><text:s/>*****************************************/</text:p>
      <text:p text:style-name="P22"/>
      <text:p text:style-name="P24">/*</text:p>
      <text:p text:style-name="P24"><text:s/>This is a preprocessor technique of preventing a header file from being included multiple times,</text:p>
      <text:p text:style-name="P24"><text:s/>which can be problematic for various reasons.</text:p>
      <text:p text:style-name="P24"><text:s/></text:p>
      <text:p text:style-name="P24"><text:s/>During compilation of the project, each .cpp file (usually) is compiled.</text:p>
      <text:p text:style-name="P24"><text:s/></text:p>
      <text:p text:style-name="P24"><text:s/>The compiler will take .cpp file, open any files #included by it, concatenate them all into one massive text file,</text:p>
      <text:p text:style-name="P24"><text:s/>and then perform syntax analysis and finally it will convert it to some intermediate code,</text:p>
      <text:p text:style-name="P24"><text:s/>optimize/perform other tasks, and finally generate the assembly output for the target architecture.</text:p>
      <text:p text:style-name="P24"><text:s/></text:p>
      <text:p text:style-name="P24"><text:s/>*****************************************************************************************</text:p>
      <text:p text:style-name="P24"><text:s/>* <text:s text:c="3"/>Because of this, if a file is #included multiple times under one .cpp file, <text:s text:c="7"/>*</text:p>
      <text:p text:style-name="P24"><text:s/>* <text:s text:c="3"/>the compiler will append its file contents twice, <text:s text:c="33"/>*</text:p>
      <text:p text:style-name="P24"><text:s/>* <text:s text:c="3"/>so if there are definitions within that file, <text:s text:c="37"/>*</text:p>
      <text:p text:style-name="P24"><text:s/>* <text:s text:c="3"/>we will get a compiler error telling us that we redefined a variable. <text:s text:c="13"/>*</text:p>
      <text:p text:style-name="P24"><text:s/>*****************************************************************************************</text:p>
      <text:p text:style-name="P24"><text:s/></text:p>
      <text:p text:style-name="P24"><text:s/>When the file is processed by the preprocessor step in the compilation process,</text:p>
      <text:p text:style-name="P24"><text:s/>the first time its contents are reached the first two lines will check if FILE_H has been defined for the preprocessor.</text:p>
      <text:p text:style-name="P24"><text:soft-page-break/><text:s/>If not, it will define FILE_H and continue processing the code between it and the #endif directive.</text:p>
      <text:p text:style-name="P24"><text:s/></text:p>
      <text:p text:style-name="P24"><text:s/>The next time that file's contents are seen by the preprocessor, the check against FILE_H will be false,</text:p>
      <text:p text:style-name="P24"><text:s/>so it will immediately scan down to the #endif and continue after it.</text:p>
      <text:p text:style-name="P24"><text:s/>THIS PREVENTS REDEFINITION ERRORS.</text:p>
      <text:p text:style-name="P24"><text:s/>*/</text:p>
      <text:p text:style-name="P22"/>
      <text:p text:style-name="P27">#ifndef Crocodile_h</text:p>
      <text:p text:style-name="P27">#define Crocodile_h</text:p>
      <text:p text:style-name="P22"/>
      <text:p text:style-name="P24"><text:span text:style-name="T21">#include </text:span><text:span text:style-name="T22">"Reptile.h"</text:span><text:span text:style-name="T21"> <text:s text:c="7"/></text:span>//To derive Crocodile class from Reptile Class.</text:p>
      <text:p text:style-name="P22"/>
      <text:p text:style-name="P22"/>
      <text:p text:style-name="P24">//Crocodile class is derived from Reptile Class.</text:p>
      <text:p text:style-name="P24">//Crocodile class inherits Reptile Class' functions and variables as public.</text:p>
      <text:p text:style-name="P24">//In this case Reptile Class is base class.</text:p>
      <text:p text:style-name="P22"/>
      <text:p text:style-name="P24">// <text:s/>The important part is that Reptile Class is also derived from Animal Class so,</text:p>
      <text:p text:style-name="P24">//Crocodile Class is indirectly derived from Animal Class.</text:p>
      <text:p text:style-name="P22"/>
      <text:p text:style-name="P24">/*</text:p>
      <text:p text:style-name="P24"><text:s text:c="8"/>Animal Class</text:p>
      <text:p text:style-name="P24"><text:s text:c="12"/>^</text:p>
      <text:p text:style-name="P24"><text:s text:c="12"/>|</text:p>
      <text:p text:style-name="P24"><text:s text:c="12"/>|</text:p>
      <text:p text:style-name="P24"><text:s text:c="8"/>Reptile Class</text:p>
      <text:p text:style-name="P24"><text:s text:c="12"/>^</text:p>
      <text:p text:style-name="P24"><text:s text:c="12"/>|</text:p>
      <text:p text:style-name="P24"><text:s text:c="12"/>|</text:p>
      <text:p text:style-name="P24"><text:s text:c="8"/>Crocodile Class</text:p>
      <text:p text:style-name="P24"><text:s/>*/</text:p>
      <text:p text:style-name="P22"/>
      <text:p text:style-name="P24">//This means, Crocodile Class is also inherits functions and members of Animal Class too.</text:p>
      <text:p text:style-name="P22"/>
      <text:p text:style-name="P22"><text:span text:style-name="T21">class</text:span> Crocodile:<text:span text:style-name="T21">public</text:span> Reptile</text:p>
      <text:p text:style-name="P22">{</text:p>
      <text:p text:style-name="P22"><text:s text:c="4"/></text:p>
      <text:p text:style-name="P24">//Protected variables can be accessed from derived classes.</text:p>
      <text:p text:style-name="P27">protected<text:span text:style-name="T1">:</text:span></text:p>
      <text:p text:style-name="P22"><text:s text:c="4"/><text:span text:style-name="T21">int</text:span> m_roarSoundLevel;</text:p>
      <text:p text:style-name="P22"><text:s text:c="4"/></text:p>
      <text:p text:style-name="P24">//Public variables can be accessed from derived classes too.</text:p>
      <text:p text:style-name="P27">public<text:span text:style-name="T1">:</text:span></text:p>
      <text:p text:style-name="P22"><text:s text:c="4"/></text:p>
      <text:p text:style-name="P24"><text:span text:style-name="T1"><text:s text:c="4"/></text:span>//Constructor Function of Crocodile Class.</text:p>
      <text:p text:style-name="P22"><text:s text:c="4"/>Crocodile(<text:span text:style-name="T21">const</text:span> string&amp; name, <text:span text:style-name="T21">int</text:span> age, <text:span text:style-name="T21">int</text:span> roarSoundLevel);</text:p>
      <text:p text:style-name="P22"><text:s text:c="4"/></text:p>
      <text:p text:style-name="P24"><text:soft-page-break/><text:span text:style-name="T1"><text:s text:c="4"/></text:span>//Prints that crocodile which called this function is roaring and its sound level.</text:p>
      <text:p text:style-name="P22"><text:s text:c="4"/><text:span text:style-name="T21">void</text:span> Roar() <text:span text:style-name="T21">const</text:span>;</text:p>
      <text:p text:style-name="P22"><text:s text:c="4"/></text:p>
      <text:p text:style-name="P22">};</text:p>
      <text:p text:style-name="P22"/>
      <text:p text:style-name="P24"><text:span text:style-name="T21">#endif </text:span>/* Crocodile_h */</text:p>
      <text:p text:style-name="P27"/>
      <text:p text:style-name="P27"/>
      <text:p text:style-name="P23">/*****************************************</text:p>
      <text:p text:style-name="P23"><text:s/>* Crocodile.cpp <text:s text:c="24"/>*</text:p>
      <text:p text:style-name="P23"><text:s/>*****************************************</text:p>
      <text:p text:style-name="P23"><text:s/>* IDE : Xcode <text:s text:c="26"/>*</text:p>
      <text:p text:style-name="P23"><text:s/>* Author : Şafak AKINCI <text:s text:c="16"/>*</text:p>
      <text:p text:style-name="P23"><text:s/>* Experiment 7: Inheritence QUIZ <text:s text:c="7"/>*</text:p>
      <text:p text:style-name="P23"><text:s/>*****************************************/</text:p>
      <text:p text:style-name="P22"/>
      <text:p text:style-name="P24"><text:span text:style-name="T21">#include </text:span><text:span text:style-name="T22">"Crocodile.h"</text:span><text:span text:style-name="T21"> <text:s text:c="9"/></text:span>//To know function prototypes of Crocodile Class.</text:p>
      <text:p text:style-name="P22"/>
      <text:p text:style-name="P24">//Constructor Function of Crocodile Class.</text:p>
      <text:p text:style-name="P24">//Crocodile Class is derived from Reptile Class, so Crocodile Class' Constructor Function HAS TO CALL REPTILE CLASS' CONSTRUCTOR.</text:p>
      <text:p text:style-name="P22"><text:span text:style-name="T26">Crocodile</text:span>::Crocodile(<text:span text:style-name="T21">const</text:span> <text:span text:style-name="T26">string</text:span>&amp; name, <text:span text:style-name="T21">int</text:span> age, <text:span text:style-name="T21">int</text:span> roarSoundLevel):<text:span text:style-name="T26">Reptile</text:span>(name,age)</text:p>
      <text:p text:style-name="P22">{</text:p>
      <text:p text:style-name="P24"><text:span text:style-name="T1"><text:s text:c="4"/></text:span>//m_roarSoundLevel is the protected member of Crocodile Class.</text:p>
      <text:p text:style-name="P22"><text:s text:c="4"/><text:span text:style-name="T26">m_roarSoundLevel</text:span> = roarSoundLevel;</text:p>
      <text:p text:style-name="P22">}</text:p>
      <text:p text:style-name="P22"/>
      <text:p text:style-name="P22"/>
      <text:p text:style-name="P24">//Prints that crocodile which called this function is roaring and its sound level.</text:p>
      <text:p text:style-name="P24">//Function should be const, because it is an accessor function, it won't change any member of Class.</text:p>
      <text:p text:style-name="P22"><text:span text:style-name="T21">void</text:span> <text:span text:style-name="T26">Crocodile</text:span>::Roar() <text:span text:style-name="T21">const</text:span></text:p>
      <text:p text:style-name="P22">{</text:p>
      <text:p text:style-name="P24"><text:span text:style-name="T1"><text:s text:c="4"/></text:span>//m_name is the protected member of Animal Class, we can reach it from Crocodile class because of the PROTECTED DEFINED.</text:p>
      <text:p text:style-name="P26"><text:span text:style-name="T1"><text:s text:c="4"/></text:span><text:span text:style-name="T26">cout</text:span><text:span text:style-name="T1">&lt;&lt;</text:span><text:span text:style-name="T26">m_name</text:span><text:span text:style-name="T1">&lt;&lt;</text:span>" is roaring and its sound level is:\t"<text:span text:style-name="T1">&lt;&lt;</text:span><text:span text:style-name="T26">m_roarSoundLevel</text:span><text:span text:style-name="T1">&lt;&lt;</text:span><text:span text:style-name="T26">endl</text:span><text:span text:style-name="T1">;</text:span></text:p>
      <text:p text:style-name="P22">}</text:p>
      <text:p text:style-name="P22"/>
      <text:p text:style-name="P23">/*****************************************</text:p>
      <text:p text:style-name="P23"><text:s/>* Dog.h <text:s text:c="32"/>*</text:p>
      <text:p text:style-name="P23"><text:s/>*****************************************</text:p>
      <text:p text:style-name="P23"><text:s/>* IDE : Xcode <text:s text:c="26"/>*</text:p>
      <text:p text:style-name="P23"><text:s/>* Author : Şafak AKINCI <text:s text:c="16"/>*</text:p>
      <text:p text:style-name="P23"><text:s/>* Experiment 7: Inheritence QUIZ <text:s text:c="7"/>*</text:p>
      <text:p text:style-name="P23"><text:s/>*****************************************/</text:p>
      <text:p text:style-name="P22"/>
      <text:p text:style-name="P24">/*</text:p>
      <text:p text:style-name="P24"><text:s/>This is a preprocessor technique of preventing a header file from being included multiple times,</text:p>
      <text:p text:style-name="P24"><text:soft-page-break/><text:s/>which can be problematic for various reasons.</text:p>
      <text:p text:style-name="P24"><text:s/></text:p>
      <text:p text:style-name="P24"><text:s/>During compilation of the project, each .cpp file (usually) is compiled.</text:p>
      <text:p text:style-name="P24"><text:s/></text:p>
      <text:p text:style-name="P24"><text:s/>The compiler will take .cpp file, open any files #included by it, concatenate them all into one massive text file,</text:p>
      <text:p text:style-name="P24"><text:s/>and then perform syntax analysis and finally it will convert it to some intermediate code,</text:p>
      <text:p text:style-name="P24"><text:s/>optimize/perform other tasks, and finally generate the assembly output for the target architecture.</text:p>
      <text:p text:style-name="P24"><text:s/></text:p>
      <text:p text:style-name="P24"><text:s/>*****************************************************************************************</text:p>
      <text:p text:style-name="P24"><text:s/>* <text:s text:c="3"/>Because of this, if a file is #included multiple times under one .cpp file, <text:s text:c="7"/>*</text:p>
      <text:p text:style-name="P24"><text:s/>* <text:s text:c="3"/>the compiler will append its file contents twice, <text:s text:c="33"/>*</text:p>
      <text:p text:style-name="P24"><text:s/>* <text:s text:c="3"/>so if there are definitions within that file, <text:s text:c="37"/>*</text:p>
      <text:p text:style-name="P24"><text:s/>* <text:s text:c="3"/>we will get a compiler error telling us that we redefined a variable. <text:s text:c="13"/>*</text:p>
      <text:p text:style-name="P24"><text:s/>*****************************************************************************************</text:p>
      <text:p text:style-name="P24"><text:s/></text:p>
      <text:p text:style-name="P24"><text:s/>When the file is processed by the preprocessor step in the compilation process,</text:p>
      <text:p text:style-name="P24"><text:s/>the first time its contents are reached the first two lines will check if FILE_H has been defined for the preprocessor.</text:p>
      <text:p text:style-name="P24"><text:s/>If not, it will define FILE_H and continue processing the code between it and the #endif directive.</text:p>
      <text:p text:style-name="P24"><text:s/></text:p>
      <text:p text:style-name="P24"><text:s/>The next time that file's contents are seen by the preprocessor, the check against FILE_H will be false,</text:p>
      <text:p text:style-name="P24"><text:s/>so it will immediately scan down to the #endif and continue after it.</text:p>
      <text:p text:style-name="P24"><text:s/>THIS PREVENTS REDEFINITION ERRORS.</text:p>
      <text:p text:style-name="P24"><text:s/>*/</text:p>
      <text:p text:style-name="P27">#ifndef Dog_h</text:p>
      <text:p text:style-name="P27">#define Dog_h</text:p>
      <text:p text:style-name="P22"/>
      <text:p text:style-name="P24"><text:span text:style-name="T21">#include </text:span><text:span text:style-name="T22">"Mammal.h"</text:span><text:span text:style-name="T21"> <text:s text:c="12"/></text:span>//To derive Dog class from Mammal Class.</text:p>
      <text:p text:style-name="P22"/>
      <text:p text:style-name="P22"/>
      <text:p text:style-name="P24">//Dog class is derived from Mammal Class.</text:p>
      <text:p text:style-name="P24">//Dog class inherits Mammal Class' functions and variables as public.</text:p>
      <text:p text:style-name="P24">//In this case Mammal Class is base class.</text:p>
      <text:p text:style-name="P22"/>
      <text:p text:style-name="P24">// <text:s/>The important part is that Mammal Class is also derived from Animal Class so,</text:p>
      <text:p text:style-name="P24">//Dog Class is indirectly derived from Animal Class.</text:p>
      <text:p text:style-name="P22"/>
      <text:p text:style-name="P24">/*</text:p>
      <text:p text:style-name="P24"><text:s text:c="12"/>Animal Class</text:p>
      <text:p text:style-name="P24"><text:s text:c="16"/>^</text:p>
      <text:p text:style-name="P24"><text:s text:c="16"/>|</text:p>
      <text:p text:style-name="P24"><text:s text:c="16"/>|</text:p>
      <text:p text:style-name="P24"><text:s text:c="12"/>Mammal Class</text:p>
      <text:p text:style-name="P24"><text:s text:c="16"/>^</text:p>
      <text:p text:style-name="P24"><text:s text:c="16"/>|</text:p>
      <text:p text:style-name="P24"><text:s text:c="16"/>|</text:p>
      <text:p text:style-name="P24"><text:s text:c="12"/>Dog Class</text:p>
      <text:p text:style-name="P24"><text:soft-page-break/><text:s/>*/</text:p>
      <text:p text:style-name="P22"/>
      <text:p text:style-name="P24">//This stands for Dog Class is also inherits functions and members of Animal Class too.</text:p>
      <text:p text:style-name="P22"/>
      <text:p text:style-name="P22"><text:span text:style-name="T21">class</text:span> Dog:<text:span text:style-name="T21">public</text:span> Mammal</text:p>
      <text:p text:style-name="P22">{</text:p>
      <text:p text:style-name="P24">//Protected variables can be accessed from derived classes.</text:p>
      <text:p text:style-name="P27">protected<text:span text:style-name="T1">:</text:span></text:p>
      <text:p text:style-name="P22"><text:s text:c="4"/><text:span text:style-name="T21">int</text:span> m_barkSoundLevel;</text:p>
      <text:p text:style-name="P22"><text:s text:c="4"/></text:p>
      <text:p text:style-name="P24">//Public variables can be accessed from derived classes too.</text:p>
      <text:p text:style-name="P27">public<text:span text:style-name="T1">:</text:span></text:p>
      <text:p text:style-name="P22"><text:s text:c="4"/></text:p>
      <text:p text:style-name="P24"><text:span text:style-name="T1"><text:s text:c="4"/></text:span>//Constructor Function of Dog Class.</text:p>
      <text:p text:style-name="P22"><text:s text:c="4"/>Dog(<text:span text:style-name="T21">const</text:span> <text:span text:style-name="T26">string</text:span>&amp; name, <text:span text:style-name="T21">int</text:span> age, <text:span text:style-name="T21">int</text:span> barkSoundLevel);</text:p>
      <text:p text:style-name="P22"><text:s text:c="4"/></text:p>
      <text:p text:style-name="P24"><text:span text:style-name="T1"><text:s text:c="4"/></text:span>//Prints that dog which called this function is barking and its sound level.</text:p>
      <text:p text:style-name="P22"><text:s text:c="4"/><text:span text:style-name="T21">void</text:span> Bark() <text:span text:style-name="T21">const</text:span>;</text:p>
      <text:p text:style-name="P22">};</text:p>
      <text:p text:style-name="P22"/>
      <text:p text:style-name="P24"><text:span text:style-name="T21">#endif </text:span>/* Dog_h */</text:p>
      <text:p text:style-name="P27"/>
      <text:p text:style-name="P23">/*****************************************</text:p>
      <text:p text:style-name="P23"><text:s/>* Dog.cpp <text:s text:c="30"/>*</text:p>
      <text:p text:style-name="P23"><text:s/>*****************************************</text:p>
      <text:p text:style-name="P23"><text:s/>* IDE : Xcode <text:s text:c="26"/>*</text:p>
      <text:p text:style-name="P23"><text:s/>* Author : Şafak AKINCI <text:s text:c="16"/>*</text:p>
      <text:p text:style-name="P23"><text:s/>* Experiment 7: Inheritence QUIZ <text:s text:c="7"/>*</text:p>
      <text:p text:style-name="P23"><text:s/>*****************************************/</text:p>
      <text:p text:style-name="P22"/>
      <text:p text:style-name="P24"><text:span text:style-name="T21">#include </text:span><text:span text:style-name="T22">"Dog.h"</text:span><text:span text:style-name="T21"> <text:s text:c="11"/></text:span>//To know function prototypes of Dog Class.</text:p>
      <text:p text:style-name="P22"/>
      <text:p text:style-name="P24">//Constructor Function of Dog Class.</text:p>
      <text:p text:style-name="P24">//Dog Class is derived from Mammal Class, so Dog Class' Constructor Function HAS TO CALL MAMMAL CLASS' CONSTRUCTOR.</text:p>
      <text:p text:style-name="P22"><text:span text:style-name="T26">Dog</text:span>::Dog(<text:span text:style-name="T21">const</text:span> <text:span text:style-name="T26">string</text:span>&amp; name, <text:span text:style-name="T21">int</text:span> age, <text:span text:style-name="T21">int</text:span> barkSoundLevel):<text:span text:style-name="T26">Mammal</text:span>(name,age)</text:p>
      <text:p text:style-name="P22">{</text:p>
      <text:p text:style-name="P24"><text:span text:style-name="T1"><text:s text:c="4"/></text:span>//m_barkSoundLevel is the protected member of Dog Class.</text:p>
      <text:p text:style-name="P22"><text:s text:c="4"/><text:span text:style-name="T26">m_barkSoundLevel</text:span> = barkSoundLevel;</text:p>
      <text:p text:style-name="P22">}</text:p>
      <text:p text:style-name="P22"/>
      <text:p text:style-name="P24">//Prints that dog which called this function is barking and its sound level.</text:p>
      <text:p text:style-name="P24">//Function should be const, because it is an accessor function, it won't change any member of Class.</text:p>
      <text:p text:style-name="P22"><text:span text:style-name="T21">void</text:span> <text:span text:style-name="T26">Dog</text:span>::Bark() <text:span text:style-name="T21">const</text:span></text:p>
      <text:p text:style-name="P22">{</text:p>
      <text:p text:style-name="P24"><text:span text:style-name="T1"><text:s text:c="4"/></text:span>//m_name is the protected member of Animal Class, we can reach it from Dog class because of the PROTECTED DEFINED.</text:p>
      <text:p text:style-name="P26"><text:span text:style-name="T1"><text:s text:c="4"/></text:span><text:span text:style-name="T26">cout</text:span><text:span text:style-name="T1">&lt;&lt;</text:span><text:span text:style-name="T26">m_name</text:span><text:span text:style-name="T1">&lt;&lt;</text:span>" is barking and its sound level is:\t"<text:span text:style-name="T1">&lt;&lt;</text:span><text:span text:style-name="T26">m_barkSoundLevel</text:span><text:span text:style-name="T1">&lt;&lt;</text:span><text:span text:style-name="T26">endl</text:span><text:span text:style-name="T1">;</text:span></text:p>
      <text:p text:style-name="P22"><text:soft-page-break/>}</text:p>
      <text:p text:style-name="P22"/>
      <text:p text:style-name="P22"/>
      <text:p text:style-name="P23">/*****************************************</text:p>
      <text:p text:style-name="P23"><text:s/>* Mammal.h <text:s text:c="29"/>*</text:p>
      <text:p text:style-name="P23"><text:s/>*****************************************</text:p>
      <text:p text:style-name="P23"><text:s/>* IDE : Xcode <text:s text:c="26"/>*</text:p>
      <text:p text:style-name="P23"><text:s/>* Author : Şafak AKINCI <text:s text:c="16"/>*</text:p>
      <text:p text:style-name="P23"><text:s/>* Experiment 7: Inheritence QUIZ <text:s text:c="7"/>*</text:p>
      <text:p text:style-name="P23"><text:s/>*****************************************/</text:p>
      <text:p text:style-name="P22"/>
      <text:p text:style-name="P24">/*</text:p>
      <text:p text:style-name="P24"><text:s/>This is a preprocessor technique of preventing a header file from being included multiple times,</text:p>
      <text:p text:style-name="P24"><text:s/>which can be problematic for various reasons.</text:p>
      <text:p text:style-name="P24"><text:s/></text:p>
      <text:p text:style-name="P24"><text:s/>During compilation of the project, each .cpp file (usually) is compiled.</text:p>
      <text:p text:style-name="P24"><text:s/></text:p>
      <text:p text:style-name="P24"><text:s/>The compiler will take .cpp file, open any files #included by it, concatenate them all into one massive text file,</text:p>
      <text:p text:style-name="P24"><text:s/>and then perform syntax analysis and finally it will convert it to some intermediate code,</text:p>
      <text:p text:style-name="P24"><text:s/>optimize/perform other tasks, and finally generate the assembly output for the target architecture.</text:p>
      <text:p text:style-name="P24"><text:s/></text:p>
      <text:p text:style-name="P24"><text:s/>*****************************************************************************************</text:p>
      <text:p text:style-name="P24"><text:s/>* <text:s text:c="3"/>Because of this, if a file is #included multiple times under one .cpp file, <text:s text:c="7"/>*</text:p>
      <text:p text:style-name="P24"><text:s/>* <text:s text:c="3"/>the compiler will append its file contents twice, <text:s text:c="33"/>*</text:p>
      <text:p text:style-name="P24"><text:s/>* <text:s text:c="3"/>so if there are definitions within that file, <text:s text:c="37"/>*</text:p>
      <text:p text:style-name="P24"><text:s/>* <text:s text:c="3"/>we will get a compiler error telling us that we redefined a variable. <text:s text:c="13"/>*</text:p>
      <text:p text:style-name="P24"><text:s/>*****************************************************************************************</text:p>
      <text:p text:style-name="P24"><text:s/></text:p>
      <text:p text:style-name="P24"><text:s/>When the file is processed by the preprocessor step in the compilation process,</text:p>
      <text:p text:style-name="P24"><text:s/>the first time its contents are reached the first two lines will check if FILE_H has been defined for the preprocessor.</text:p>
      <text:p text:style-name="P24"><text:s/>If not, it will define FILE_H and continue processing the code between it and the #endif directive.</text:p>
      <text:p text:style-name="P24"><text:s/></text:p>
      <text:p text:style-name="P24"><text:s/>The next time that file's contents are seen by the preprocessor, the check against FILE_H will be false,</text:p>
      <text:p text:style-name="P24"><text:s/>so it will immediately scan down to the #endif and continue after it.</text:p>
      <text:p text:style-name="P24"><text:s/>THIS PREVENTS REDEFINITION ERRORS.</text:p>
      <text:p text:style-name="P24"><text:s/>*/</text:p>
      <text:p text:style-name="P22"/>
      <text:p text:style-name="P27">#ifndef Mammal_h</text:p>
      <text:p text:style-name="P27">#define Mammal_h</text:p>
      <text:p text:style-name="P22"/>
      <text:p text:style-name="P24"><text:span text:style-name="T21">#include </text:span><text:span text:style-name="T22">"Animal.h"</text:span><text:span text:style-name="T21"> <text:s text:c="16"/></text:span>//To derive Mammal class from Animal Class.</text:p>
      <text:p text:style-name="P22"/>
      <text:p text:style-name="P22"/>
      <text:p text:style-name="P24">//Mammal class is derived from Animal Class.</text:p>
      <text:p text:style-name="P24">//Mammal class inherits Animal Class' functions and variables as public.</text:p>
      <text:p text:style-name="P24">//In this case Animal Class is base class.</text:p>
      <text:p text:style-name="P22"><text:soft-page-break/><text:span text:style-name="T21">class</text:span> Mammal:<text:span text:style-name="T21">public</text:span> Animal</text:p>
      <text:p text:style-name="P22">{</text:p>
      <text:p text:style-name="P24">//Public variables can be accessed from derived classes too.</text:p>
      <text:p text:style-name="P27">public<text:span text:style-name="T1">:</text:span></text:p>
      <text:p text:style-name="P22"><text:s text:c="4"/></text:p>
      <text:p text:style-name="P24"><text:span text:style-name="T1"><text:s text:c="4"/></text:span>//Constructor Function of Mammal Class.</text:p>
      <text:p text:style-name="P22"><text:s text:c="4"/>Mammal(<text:span text:style-name="T21">const</text:span> string&amp; name, <text:span text:style-name="T21">int</text:span> age);</text:p>
      <text:p text:style-name="P22"><text:s text:c="4"/></text:p>
      <text:p text:style-name="P24"><text:span text:style-name="T1"><text:s text:c="4"/></text:span>//Prints that mammal that called this function is breeding.</text:p>
      <text:p text:style-name="P22"><text:s text:c="4"/><text:span text:style-name="T21">void</text:span> Breed() <text:span text:style-name="T21">const</text:span>;</text:p>
      <text:p text:style-name="P22">};</text:p>
      <text:p text:style-name="P22"/>
      <text:p text:style-name="P22"/>
      <text:p text:style-name="P24"><text:span text:style-name="T21">#endif </text:span>/* Mammal_h */</text:p>
      <text:p text:style-name="P27"/>
      <text:p text:style-name="P27"/>
      <text:p text:style-name="P23">/*****************************************</text:p>
      <text:p text:style-name="P23"><text:s/>* Mammal.cpp <text:s text:c="27"/>*</text:p>
      <text:p text:style-name="P23"><text:s/>*****************************************</text:p>
      <text:p text:style-name="P23"><text:s/>* IDE : Xcode <text:s text:c="26"/>*</text:p>
      <text:p text:style-name="P23"><text:s/>* Author : Şafak AKINCI <text:s text:c="16"/>*</text:p>
      <text:p text:style-name="P23"><text:s/>* Experiment 7: Inheritence QUIZ <text:s text:c="7"/>*</text:p>
      <text:p text:style-name="P23"><text:s/>*****************************************/</text:p>
      <text:p text:style-name="P22"/>
      <text:p text:style-name="P24"><text:span text:style-name="T21">#include </text:span><text:span text:style-name="T22">"Mammal.h"</text:span><text:span text:style-name="T21"> <text:s text:c="12"/></text:span>//To know function prototypes of Mammal Class.</text:p>
      <text:p text:style-name="P22"/>
      <text:p text:style-name="P24">//Constructor Function of Mammal Class.</text:p>
      <text:p text:style-name="P24">//Mammal Class is derived from Animal Class, so Mammal Class' Constructor Function HAS TO CALL ANIMAL CLASS' CONSTRUCTOR.</text:p>
      <text:p text:style-name="P22">Mammal::Mammal(<text:span text:style-name="T21">const</text:span> string&amp; name, <text:span text:style-name="T21">int</text:span> age):Animal(name,age)</text:p>
      <text:p text:style-name="P22">{}</text:p>
      <text:p text:style-name="P22"/>
      <text:p text:style-name="P24">//Prints that mammal which called this function is breeding.</text:p>
      <text:p text:style-name="P24">//Function should be const, because it is an accessor function, it won't change any member of Class.</text:p>
      <text:p text:style-name="P22"><text:span text:style-name="T21">void</text:span> Mammal::Breed() <text:span text:style-name="T21">const</text:span></text:p>
      <text:p text:style-name="P22">{</text:p>
      <text:p text:style-name="P24"><text:span text:style-name="T1"><text:s text:c="4"/></text:span>//m_name is the protected member of Animal Class, we can reach it from Mammal class because of the PROTECTED DEFINED.</text:p>
      <text:p text:style-name="P22"><text:s text:c="4"/>cout&lt;&lt;m_name&lt;&lt;<text:span text:style-name="T22">" is breeding!\n"</text:span>;</text:p>
      <text:p text:style-name="P22">}</text:p>
      <text:p text:style-name="P22"/>
      <text:p text:style-name="P23">/*****************************************</text:p>
      <text:p text:style-name="P23"><text:s/>* Reptile.h <text:s text:c="28"/>*</text:p>
      <text:p text:style-name="P23"><text:s/>*****************************************</text:p>
      <text:p text:style-name="P23"><text:s/>* IDE : Xcode <text:s text:c="26"/>*</text:p>
      <text:p text:style-name="P23"><text:s/>* Author : Şafak AKINCI <text:s text:c="16"/>*</text:p>
      <text:p text:style-name="P23"><text:s/>* Experiment 7: Inheritence QUIZ <text:s text:c="7"/>*</text:p>
      <text:p text:style-name="P23"><text:soft-page-break/><text:s/>*****************************************/</text:p>
      <text:p text:style-name="P22"/>
      <text:p text:style-name="P24">/*</text:p>
      <text:p text:style-name="P24"><text:s/>This is a preprocessor technique of preventing a header file from being included multiple times,</text:p>
      <text:p text:style-name="P24"><text:s/>which can be problematic for various reasons.</text:p>
      <text:p text:style-name="P24"><text:s/></text:p>
      <text:p text:style-name="P24"><text:s/>During compilation of the project, each .cpp file (usually) is compiled.</text:p>
      <text:p text:style-name="P24"><text:s/></text:p>
      <text:p text:style-name="P24"><text:s/>The compiler will take .cpp file, open any files #included by it, concatenate them all into one massive text file,</text:p>
      <text:p text:style-name="P24"><text:s/>and then perform syntax analysis and finally it will convert it to some intermediate code,</text:p>
      <text:p text:style-name="P24"><text:s/>optimize/perform other tasks, and finally generate the assembly output for the target architecture.</text:p>
      <text:p text:style-name="P24"><text:s/></text:p>
      <text:p text:style-name="P24"><text:s/>*****************************************************************************************</text:p>
      <text:p text:style-name="P24"><text:s/>* <text:s text:c="3"/>Because of this, if a file is #included multiple times under one .cpp file, <text:s text:c="7"/>*</text:p>
      <text:p text:style-name="P24"><text:s/>* <text:s text:c="3"/>the compiler will append its file contents twice, <text:s text:c="33"/>*</text:p>
      <text:p text:style-name="P24"><text:s/>* <text:s text:c="3"/>so if there are definitions within that file, <text:s text:c="37"/>*</text:p>
      <text:p text:style-name="P24"><text:s/>* <text:s text:c="3"/>we will get a compiler error telling us that we redefined a variable. <text:s text:c="13"/>*</text:p>
      <text:p text:style-name="P24"><text:s/>*****************************************************************************************</text:p>
      <text:p text:style-name="P24"><text:s/></text:p>
      <text:p text:style-name="P24"><text:s/>When the file is processed by the preprocessor step in the compilation process,</text:p>
      <text:p text:style-name="P24"><text:s/>the first time its contents are reached the first two lines will check if FILE_H has been defined for the preprocessor.</text:p>
      <text:p text:style-name="P24"><text:s/>If not, it will define FILE_H and continue processing the code between it and the #endif directive.</text:p>
      <text:p text:style-name="P24"><text:s/></text:p>
      <text:p text:style-name="P24"><text:s/>The next time that file's contents are seen by the preprocessor, the check against FILE_H will be false,</text:p>
      <text:p text:style-name="P24"><text:s/>so it will immediately scan down to the #endif and continue after it.</text:p>
      <text:p text:style-name="P24"><text:s/>THIS PREVENTS REDEFINITION ERRORS.</text:p>
      <text:p text:style-name="P24"><text:s/>*/</text:p>
      <text:p text:style-name="P22"/>
      <text:p text:style-name="P27">#ifndef Reptile_h</text:p>
      <text:p text:style-name="P27">#define Reptile_h</text:p>
      <text:p text:style-name="P22"/>
      <text:p text:style-name="P24"><text:span text:style-name="T21">#include </text:span><text:span text:style-name="T22">"Animal.h"</text:span><text:span text:style-name="T21"> <text:s text:c="12"/></text:span>//To derive Reptile class from Animal Class.</text:p>
      <text:p text:style-name="P22"/>
      <text:p text:style-name="P22"/>
      <text:p text:style-name="P24">//Reptile class is derived from Animal Class.</text:p>
      <text:p text:style-name="P24">//Reptile class inherits Animal Class' functions and variables as public.</text:p>
      <text:p text:style-name="P24">//In this case Animal Class is base class.</text:p>
      <text:p text:style-name="P22"><text:span text:style-name="T21">class</text:span> Reptile:<text:span text:style-name="T21">public</text:span> Animal</text:p>
      <text:p text:style-name="P22">{</text:p>
      <text:p text:style-name="P22"/>
      <text:p text:style-name="P24">//Public variables can be accessed from derived classes.</text:p>
      <text:p text:style-name="P27">public<text:span text:style-name="T1">:</text:span></text:p>
      <text:p text:style-name="P22"/>
      <text:p text:style-name="P24"><text:span text:style-name="T1"><text:s text:c="4"/></text:span>//Constructor Function of Reptile Class.</text:p>
      <text:p text:style-name="P22"><text:s text:c="4"/>Reptile(<text:span text:style-name="T21">const</text:span> <text:span text:style-name="T26">string</text:span>&amp; name, <text:span text:style-name="T21">int</text:span> age);</text:p>
      <text:p text:style-name="P22"><text:s text:c="4"/></text:p>
      <text:p text:style-name="P24"><text:soft-page-break/><text:span text:style-name="T1"><text:s text:c="4"/></text:span>//Prints that reptile which called this function is ovulating.</text:p>
      <text:p text:style-name="P22"><text:s text:c="4"/><text:span text:style-name="T21">void</text:span> Ovulate() <text:span text:style-name="T21">const</text:span>;</text:p>
      <text:p text:style-name="P22">};</text:p>
      <text:p text:style-name="P22"/>
      <text:p text:style-name="P24"><text:span text:style-name="T21">#endif </text:span>/* Reptile_h */</text:p>
      <text:p text:style-name="P27"/>
      <text:p text:style-name="P23">/*****************************************</text:p>
      <text:p text:style-name="P23"><text:s/>* Reptile.cpp <text:s text:c="26"/>*</text:p>
      <text:p text:style-name="P23"><text:s/>*****************************************</text:p>
      <text:p text:style-name="P23"><text:s/>* IDE : Xcode <text:s text:c="26"/>*</text:p>
      <text:p text:style-name="P23"><text:s/>* Author : Şafak AKINCI <text:s text:c="16"/>*</text:p>
      <text:p text:style-name="P23"><text:s/>* Experiment 7: Inheritence QUIZ <text:s text:c="7"/>*</text:p>
      <text:p text:style-name="P23"><text:s/>*****************************************/</text:p>
      <text:p text:style-name="P22"/>
      <text:p text:style-name="P24"><text:span text:style-name="T21">#include </text:span><text:span text:style-name="T22">"Reptile.h"</text:span><text:span text:style-name="T21"> <text:s text:c="7"/></text:span>//To know function prototypes of Reptile Class.</text:p>
      <text:p text:style-name="P22"/>
      <text:p text:style-name="P22"/>
      <text:p text:style-name="P24">//Constructor Function of Reptile Class.</text:p>
      <text:p text:style-name="P24">//Reptile Class is derived from Animal Class, so Reptile Class' Constructor Function HAS TO CALL ANIMAL CLASS' CONSTRUCTOR.</text:p>
      <text:p text:style-name="P22"><text:span text:style-name="T26">Reptile</text:span>::Reptile(<text:span text:style-name="T21">const</text:span> <text:span text:style-name="T26">string</text:span>&amp; name, <text:span text:style-name="T21">int</text:span> age):<text:span text:style-name="T26">Animal</text:span>(name,age)</text:p>
      <text:p text:style-name="P22">{</text:p>
      <text:p text:style-name="P22"><text:s text:c="4"/></text:p>
      <text:p text:style-name="P22">}</text:p>
      <text:p text:style-name="P22"/>
      <text:p text:style-name="P24">//Prints that reptile which called this function is ovulating.</text:p>
      <text:p text:style-name="P24">//Function should be const, because it is an accessor function, it won't change any member of Class.</text:p>
      <text:p text:style-name="P22"><text:span text:style-name="T21">void</text:span> <text:span text:style-name="T26">Reptile</text:span>::Ovulate() <text:span text:style-name="T21">const</text:span></text:p>
      <text:p text:style-name="P22">{</text:p>
      <text:p text:style-name="P24"><text:span text:style-name="T1"><text:s text:c="4"/></text:span>//m_name is the protected member of Animal Class, we can reach it from Reptile class because of the PROTECTED DEFINED.</text:p>
      <text:p text:style-name="P26"><text:span text:style-name="T1"><text:s text:c="4"/></text:span><text:span text:style-name="T26">cout</text:span><text:span text:style-name="T1">&lt;&lt;</text:span><text:span text:style-name="T26">m_name</text:span><text:span text:style-name="T1">&lt;&lt;</text:span>" is ovulating!\n"<text:span text:style-name="T1">;</text:span></text:p>
      <text:p text:style-name="P22">}</text:p>
      <text:p text:style-name="P22"/>
      <text:p text:style-name="P22"/>
      <text:p text:style-name="P23">/*****************************************</text:p>
      <text:p text:style-name="P23"><text:s/>* Snake.h <text:s text:c="30"/>*</text:p>
      <text:p text:style-name="P23"><text:s/>*****************************************</text:p>
      <text:p text:style-name="P23"><text:s/>* IDE : Xcode <text:s text:c="26"/>*</text:p>
      <text:p text:style-name="P23"><text:s/>* Author : Şafak AKINCI <text:s text:c="16"/>*</text:p>
      <text:p text:style-name="P23"><text:s/>* Experiment 7: Inheritence QUIZ <text:s text:c="7"/>*</text:p>
      <text:p text:style-name="P23"><text:s/>*****************************************/</text:p>
      <text:p text:style-name="P22"/>
      <text:p text:style-name="P24">/*</text:p>
      <text:p text:style-name="P24"><text:s/>This is a preprocessor technique of preventing a header file from being included multiple times,</text:p>
      <text:p text:style-name="P24"><text:s/>which can be problematic for various reasons.</text:p>
      <text:p text:style-name="P24"><text:s/></text:p>
      <text:p text:style-name="P24"><text:soft-page-break/><text:s/>During compilation of the project, each .cpp file (usually) is compiled.</text:p>
      <text:p text:style-name="P24"><text:s/></text:p>
      <text:p text:style-name="P24"><text:s/>The compiler will take .cpp file, open any files #included by it, concatenate them all into one massive text file,</text:p>
      <text:p text:style-name="P24"><text:s/>and then perform syntax analysis and finally it will convert it to some intermediate code,</text:p>
      <text:p text:style-name="P24"><text:s/>optimize/perform other tasks, and finally generate the assembly output for the target architecture.</text:p>
      <text:p text:style-name="P24"><text:s/></text:p>
      <text:p text:style-name="P24"><text:s/>*****************************************************************************************</text:p>
      <text:p text:style-name="P24"><text:s/>* <text:s text:c="3"/>Because of this, if a file is #included multiple times under one .cpp file, <text:s text:c="7"/>*</text:p>
      <text:p text:style-name="P24"><text:s/>* <text:s text:c="3"/>the compiler will append its file contents twice, <text:s text:c="33"/>*</text:p>
      <text:p text:style-name="P24"><text:s/>* <text:s text:c="3"/>so if there are definitions within that file, <text:s text:c="37"/>*</text:p>
      <text:p text:style-name="P24"><text:s/>* <text:s text:c="3"/>we will get a compiler error telling us that we redefined a variable. <text:s text:c="13"/>*</text:p>
      <text:p text:style-name="P24"><text:s/>*****************************************************************************************</text:p>
      <text:p text:style-name="P24"><text:s/></text:p>
      <text:p text:style-name="P24"><text:s/>When the file is processed by the preprocessor step in the compilation process,</text:p>
      <text:p text:style-name="P24"><text:s/>the first time its contents are reached the first two lines will check if FILE_H has been defined for the preprocessor.</text:p>
      <text:p text:style-name="P24"><text:s/>If not, it will define FILE_H and continue processing the code between it and the #endif directive.</text:p>
      <text:p text:style-name="P24"><text:s/></text:p>
      <text:p text:style-name="P24"><text:s/>The next time that file's contents are seen by the preprocessor, the check against FILE_H will be false,</text:p>
      <text:p text:style-name="P24"><text:s/>so it will immediately scan down to the #endif and continue after it.</text:p>
      <text:p text:style-name="P24"><text:s/>THIS PREVENTS REDEFINITION ERRORS.</text:p>
      <text:p text:style-name="P24"><text:s/>*/</text:p>
      <text:p text:style-name="P22"/>
      <text:p text:style-name="P27">#ifndef Snake_h</text:p>
      <text:p text:style-name="P27">#define Snake_h</text:p>
      <text:p text:style-name="P22"/>
      <text:p text:style-name="P24"><text:span text:style-name="T21">#include </text:span><text:span text:style-name="T22">"Reptile.h"</text:span><text:span text:style-name="T21"> <text:s text:c="11"/></text:span>//To derive Snake class from Reptile Class.</text:p>
      <text:p text:style-name="P22"/>
      <text:p text:style-name="P24">//Snake class is derived from Reptile Class.</text:p>
      <text:p text:style-name="P24">//Snake class inherits Reptile Class' functions and variables as public.</text:p>
      <text:p text:style-name="P24">//In this case Reptile Class is base class.</text:p>
      <text:p text:style-name="P22"/>
      <text:p text:style-name="P24">// <text:s/>The important part is that Reptile Class is also derived from Animal Class so,</text:p>
      <text:p text:style-name="P24">//Cat Class is indirectly derived from Animal Class.</text:p>
      <text:p text:style-name="P22"/>
      <text:p text:style-name="P24">/*</text:p>
      <text:p text:style-name="P24"><text:s text:c="12"/>Animal Class</text:p>
      <text:p text:style-name="P24"><text:s text:c="16"/>^</text:p>
      <text:p text:style-name="P24"><text:s text:c="16"/>|</text:p>
      <text:p text:style-name="P24"><text:s text:c="16"/>|</text:p>
      <text:p text:style-name="P24"><text:s text:c="12"/>Reptile Class</text:p>
      <text:p text:style-name="P24"><text:s text:c="16"/>^</text:p>
      <text:p text:style-name="P24"><text:s text:c="16"/>|</text:p>
      <text:p text:style-name="P24"><text:s text:c="16"/>|</text:p>
      <text:p text:style-name="P24"><text:s text:c="12"/>Snake Class</text:p>
      <text:p text:style-name="P24"><text:s/>*/</text:p>
      <text:p text:style-name="P22"/>
      <text:p text:style-name="P24"><text:soft-page-break/>//This stands for Snake Class is also inherits functions and members of Animal Class too.</text:p>
      <text:p text:style-name="P22"/>
      <text:p text:style-name="P22"><text:span text:style-name="T21">class</text:span> Snake:<text:span text:style-name="T21">public</text:span> Reptile</text:p>
      <text:p text:style-name="P22">{</text:p>
      <text:p text:style-name="P24">//Private variables CAN NOT BE ACCESSED from derived classes.</text:p>
      <text:p text:style-name="P27">private<text:span text:style-name="T1">:</text:span></text:p>
      <text:p text:style-name="P22"><text:s text:c="4"/><text:span text:style-name="T21">int</text:span> m_sizzleSoundLevel;</text:p>
      <text:p text:style-name="P22"><text:s text:c="4"/></text:p>
      <text:p text:style-name="P24">//Public variables can be accessed from derived classes too.</text:p>
      <text:p text:style-name="P27">public<text:span text:style-name="T1">:</text:span></text:p>
      <text:p text:style-name="P22"><text:s text:c="4"/></text:p>
      <text:p text:style-name="P24"><text:span text:style-name="T1"><text:s text:c="4"/></text:span>//Constructor Function of Snake Class.</text:p>
      <text:p text:style-name="P22"><text:s text:c="4"/>Snake(<text:span text:style-name="T21">const</text:span> <text:span text:style-name="T26">string</text:span>&amp; name, <text:span text:style-name="T21">int</text:span> age, <text:span text:style-name="T21">int</text:span> sizzleSoundLevel);</text:p>
      <text:p text:style-name="P22"><text:s text:c="4"/></text:p>
      <text:p text:style-name="P24"><text:span text:style-name="T1"><text:s text:c="4"/></text:span>//Prints that snake which called this function is sizzling and its sound level.</text:p>
      <text:p text:style-name="P22"><text:s text:c="4"/><text:span text:style-name="T21">void</text:span> Sizzle() <text:span text:style-name="T21">const</text:span>;</text:p>
      <text:p text:style-name="P22">};</text:p>
      <text:p text:style-name="P22"/>
      <text:p text:style-name="P24"><text:span text:style-name="T21">#endif </text:span>/* Snake_h */</text:p>
      <text:p text:style-name="P27"/>
      <text:p text:style-name="P23">/*****************************************</text:p>
      <text:p text:style-name="P23"><text:s/>* Snake.cpp <text:s text:c="28"/>*</text:p>
      <text:p text:style-name="P23"><text:s/>*****************************************</text:p>
      <text:p text:style-name="P23"><text:s/>* IDE : Xcode <text:s text:c="26"/>*</text:p>
      <text:p text:style-name="P23"><text:s/>* Author : Şafak AKINCI <text:s text:c="16"/>*</text:p>
      <text:p text:style-name="P23"><text:s/>* Experiment 7: Inheritence QUIZ <text:s text:c="7"/>*</text:p>
      <text:p text:style-name="P23"><text:s/>*****************************************/</text:p>
      <text:p text:style-name="P22"/>
      <text:p text:style-name="P24"><text:span text:style-name="T21">#include </text:span><text:span text:style-name="T22">"Snake.h"</text:span><text:span text:style-name="T21"> <text:s text:c="9"/></text:span>//To know function prototypes of Snake Class.</text:p>
      <text:p text:style-name="P22"/>
      <text:p text:style-name="P22"/>
      <text:p text:style-name="P24">//Constructor Function of Snake Class.</text:p>
      <text:p text:style-name="P24">//Snake Class is derived from Reptile Class, so Snake Class' Constructor Function HAS TO CALL REPTILE CLASS' CONSTRUCTOR.</text:p>
      <text:p text:style-name="P22"><text:span text:style-name="T26">Snake</text:span>::Snake(<text:span text:style-name="T21">const</text:span> <text:span text:style-name="T26">string</text:span>&amp; name, <text:span text:style-name="T21">int</text:span> age, <text:span text:style-name="T21">int</text:span> sizzleSoundLevel):<text:span text:style-name="T26">Reptile</text:span>(name,age)</text:p>
      <text:p text:style-name="P22">{</text:p>
      <text:p text:style-name="P24"><text:span text:style-name="T1"><text:s text:c="4"/></text:span>//m_sizzleSoundLevel is the private member of Snake Class.</text:p>
      <text:p text:style-name="P22"><text:s text:c="4"/><text:span text:style-name="T26">m_sizzleSoundLevel</text:span> = sizzleSoundLevel;</text:p>
      <text:p text:style-name="P22">}</text:p>
      <text:p text:style-name="P22"/>
      <text:p text:style-name="P24">//Prints that snake which called this function is sizzling and its sound level.</text:p>
      <text:p text:style-name="P24">//Function should be const, because it is an accessor function, it won't change any member of Class.</text:p>
      <text:p text:style-name="P22"><text:span text:style-name="T21">void</text:span> <text:span text:style-name="T26">Snake</text:span>::Sizzle() <text:span text:style-name="T21">const</text:span></text:p>
      <text:p text:style-name="P22">{</text:p>
      <text:p text:style-name="P24"><text:span text:style-name="T1"><text:s text:c="4"/></text:span>//m_name is the protected member of Animal Class, we can reach it from Snake class because of the PROTECTED DEFINED.</text:p>
      <text:p text:style-name="P26"><text:span text:style-name="T1"><text:s text:c="4"/></text:span><text:span text:style-name="T26">cout</text:span><text:span text:style-name="T1">&lt;&lt;</text:span><text:span text:style-name="T26">m_name</text:span><text:span text:style-name="T1">&lt;&lt;</text:span>" is sizzling and its sound level is:\t"<text:span text:style-name="T1">&lt;&lt;</text:span><text:span text:style-name="T26">m_sizzleSoundLevel</text:span><text:span text:style-name="T1">&lt;&lt;</text:span><text:span text:style-name="T26">endl</text:span><text:span text:style-name="T1">;</text:span></text:p>
      <text:p text:style-name="P22"><text:soft-page-break/>}</text:p>
      <text:p text:style-name="P22"/>
      <text:p text:style-name="P23">/*****************************************</text:p>
      <text:p text:style-name="P23"><text:s/>* TestMain.cpp <text:s text:c="25"/>*</text:p>
      <text:p text:style-name="P23"><text:s/>*****************************************</text:p>
      <text:p text:style-name="P23"><text:s/>* IDE : Xcode <text:s text:c="26"/>*</text:p>
      <text:p text:style-name="P23"><text:s/>* Author : Şafak AKINCI <text:s text:c="16"/>*</text:p>
      <text:p text:style-name="P23"><text:s/>* Experiment 7: Inheritence QUIZ <text:s text:c="7"/>*</text:p>
      <text:p text:style-name="P23"><text:s/>*****************************************/</text:p>
      <text:p text:style-name="P22"/>
      <text:p text:style-name="P24">//Only Derived Classes are included, we don't have the include the header where the base class defined.</text:p>
      <text:p text:style-name="P24">//Because, derived classes' header files have already included them, there is no need to do it again.</text:p>
      <text:p text:style-name="P27">#include <text:span text:style-name="T22">"Dog.h"</text:span></text:p>
      <text:p text:style-name="P27">#include <text:span text:style-name="T22">"Cat.h"</text:span></text:p>
      <text:p text:style-name="P27">#include <text:span text:style-name="T22">"Snake.h"</text:span></text:p>
      <text:p text:style-name="P26"><text:span text:style-name="T21">#include </text:span>"Crocodile.h"</text:p>
      <text:p text:style-name="P22"/>
      <text:p text:style-name="P22"><text:span text:style-name="T21">void</text:span> TEST_Animal()</text:p>
      <text:p text:style-name="P22">{</text:p>
      <text:p text:style-name="P26"><text:span text:style-name="T1"><text:s text:c="4"/></text:span><text:span text:style-name="T26">cout</text:span><text:span text:style-name="T1"> &lt;&lt;</text:span>"+-------------+"<text:span text:style-name="T1"> &lt;&lt; </text:span><text:span text:style-name="T26">endl</text:span></text:p>
      <text:p text:style-name="P26"><text:span text:style-name="T1"><text:s text:c="4"/>&lt;&lt; </text:span>"| ANIMAL TEST |"<text:span text:style-name="T1"> &lt;&lt; </text:span><text:span text:style-name="T26">endl</text:span></text:p>
      <text:p text:style-name="P26"><text:span text:style-name="T1"><text:s text:c="4"/>&lt;&lt; </text:span>"+-------------+"<text:span text:style-name="T1"> &lt;&lt; </text:span><text:span text:style-name="T26">endl</text:span><text:span text:style-name="T1">;</text:span></text:p>
      <text:p text:style-name="P22"><text:s text:c="4"/></text:p>
      <text:p text:style-name="P22"><text:s text:c="4"/></text:p>
      <text:p text:style-name="P24"><text:span text:style-name="T1"><text:s text:c="4"/></text:span>//animal is created from Animal Class. It should take name and age parameters.</text:p>
      <text:p text:style-name="P22"><text:s text:c="4"/><text:span text:style-name="T26">Animal</text:span> animal(<text:span text:style-name="T22">"Mouse"</text:span>,10);</text:p>
      <text:p text:style-name="P22"><text:s text:c="4"/></text:p>
      <text:p text:style-name="P24"><text:span text:style-name="T1"><text:s text:c="4"/></text:span>//animal's name and age will print to console.</text:p>
      <text:p text:style-name="P22"><text:s text:c="4"/><text:span text:style-name="T26">cout</text:span>&lt;&lt;animal.<text:span text:style-name="T26">getName</text:span>()&lt;&lt;<text:span text:style-name="T22">" is "</text:span>&lt;&lt;animal.<text:span text:style-name="T26">getAge</text:span>()&lt;&lt;<text:span text:style-name="T22">" years"</text:span>&lt;&lt;<text:span text:style-name="T26">endl</text:span>;</text:p>
      <text:p text:style-name="P22"><text:s text:c="4"/></text:p>
      <text:p text:style-name="P24"><text:span text:style-name="T1"><text:s text:c="4"/></text:span>//animal's name will change as the given parameter.</text:p>
      <text:p text:style-name="P22"><text:s text:c="4"/>animal.<text:span text:style-name="T26">setName</text:span>(<text:span text:style-name="T22">"FARE"</text:span>);</text:p>
      <text:p text:style-name="P22"><text:s text:c="4"/></text:p>
      <text:p text:style-name="P24"><text:span text:style-name="T1"><text:s text:c="4"/></text:span>//animal's age will change as the given parameter.</text:p>
      <text:p text:style-name="P22"><text:s text:c="4"/>animal.<text:span text:style-name="T26">setAge</text:span>(11);</text:p>
      <text:p text:style-name="P22"><text:s text:c="4"/></text:p>
      <text:p text:style-name="P24"><text:span text:style-name="T1"><text:s text:c="4"/></text:span>//animal's name and age will print to console.</text:p>
      <text:p text:style-name="P22"><text:s text:c="4"/><text:span text:style-name="T26">cout</text:span>&lt;&lt;animal.<text:span text:style-name="T26">getName</text:span>()&lt;&lt;<text:span text:style-name="T22">" is "</text:span>&lt;&lt;animal.<text:span text:style-name="T26">getAge</text:span>()&lt;&lt;<text:span text:style-name="T22">" years"</text:span>&lt;&lt;<text:span text:style-name="T26">endl</text:span>;</text:p>
      <text:p text:style-name="P22">}</text:p>
      <text:p text:style-name="P22"/>
      <text:p text:style-name="P22"><text:span text:style-name="T21">void</text:span> TEST_Mammal()</text:p>
      <text:p text:style-name="P22">{</text:p>
      <text:p text:style-name="P26"><text:span text:style-name="T1"><text:s text:c="4"/></text:span><text:span text:style-name="T26">cout</text:span><text:span text:style-name="T1"> &lt;&lt;</text:span>"+-------------+"<text:span text:style-name="T1"> &lt;&lt; </text:span><text:span text:style-name="T26">endl</text:span></text:p>
      <text:p text:style-name="P26"><text:span text:style-name="T1"><text:s text:c="4"/>&lt;&lt; </text:span>"| MAMMAL TEST |"<text:span text:style-name="T1"> &lt;&lt; </text:span><text:span text:style-name="T26">endl</text:span></text:p>
      <text:p text:style-name="P26"><text:span text:style-name="T1"><text:s text:c="4"/>&lt;&lt; </text:span>"+-------------+"<text:span text:style-name="T1"> &lt;&lt; </text:span><text:span text:style-name="T26">endl</text:span><text:span text:style-name="T1">;</text:span></text:p>
      <text:p text:style-name="P22"><text:s text:c="4"/></text:p>
      <text:p text:style-name="P24"><text:span text:style-name="T1"><text:s text:c="4"/></text:span>//animal is created from Mammal Class. It should take name and age parameters.</text:p>
      <text:p text:style-name="P22"><text:soft-page-break/><text:s text:c="4"/>Mammal animal(<text:span text:style-name="T22">"Dolphin"</text:span>,10);</text:p>
      <text:p text:style-name="P22"><text:s text:c="4"/></text:p>
      <text:p text:style-name="P24"><text:span text:style-name="T1"><text:s text:c="4"/></text:span>//animal's name and age will print to console.</text:p>
      <text:p text:style-name="P22"><text:s text:c="4"/>cout&lt;&lt;animal.getName()&lt;&lt;<text:span text:style-name="T22">" is "</text:span>&lt;&lt;animal.getAge()&lt;&lt;<text:span text:style-name="T22">" years"</text:span>&lt;&lt;endl;</text:p>
      <text:p text:style-name="P22"><text:s text:c="4"/></text:p>
      <text:p text:style-name="P24"><text:span text:style-name="T1"><text:s text:c="4"/></text:span>//animal's name will change as the given parameter.</text:p>
      <text:p text:style-name="P22"><text:s text:c="4"/>animal.setName(<text:span text:style-name="T22">"DOLPHIN"</text:span>);</text:p>
      <text:p text:style-name="P22"><text:s text:c="4"/></text:p>
      <text:p text:style-name="P24"><text:span text:style-name="T1"><text:s text:c="4"/></text:span>//animal's age will change as the given parameter.</text:p>
      <text:p text:style-name="P22"><text:s text:c="4"/>animal.setAge(11);</text:p>
      <text:p text:style-name="P22"><text:s text:c="4"/></text:p>
      <text:p text:style-name="P24"><text:span text:style-name="T1"><text:s text:c="4"/></text:span>//animal's name and age will print to console.</text:p>
      <text:p text:style-name="P22"><text:s text:c="4"/>cout&lt;&lt;animal.getName()&lt;&lt;<text:span text:style-name="T22">" is "</text:span>&lt;&lt;animal.getAge()&lt;&lt;<text:span text:style-name="T22">" years"</text:span>&lt;&lt;endl;</text:p>
      <text:p text:style-name="P22"><text:s text:c="4"/></text:p>
      <text:p text:style-name="P24"><text:span text:style-name="T1"><text:s text:c="4"/></text:span>//Prints that, animal is breeding.</text:p>
      <text:p text:style-name="P22"><text:s text:c="4"/>animal.Breed();</text:p>
      <text:p text:style-name="P22">}</text:p>
      <text:p text:style-name="P22"/>
      <text:p text:style-name="P22"><text:span text:style-name="T21">void</text:span> TEST_Reptile()</text:p>
      <text:p text:style-name="P22">{</text:p>
      <text:p text:style-name="P22"><text:s text:c="4"/>cout &lt;&lt;<text:span text:style-name="T22">"+--------------+"</text:span> &lt;&lt; endl</text:p>
      <text:p text:style-name="P26"><text:span text:style-name="T1"><text:s text:c="4"/>&lt;&lt; </text:span>"| REPTILE TEST |"<text:span text:style-name="T1"> &lt;&lt; endl</text:span></text:p>
      <text:p text:style-name="P26"><text:span text:style-name="T1"><text:s text:c="4"/>&lt;&lt; </text:span>"+--------------+"<text:span text:style-name="T1"> &lt;&lt; endl;</text:span></text:p>
      <text:p text:style-name="P22"><text:s text:c="4"/></text:p>
      <text:p text:style-name="P24"><text:span text:style-name="T1"><text:s text:c="4"/></text:span>//animal is created from Reptile Class. It should take name and age parameters.</text:p>
      <text:p text:style-name="P22"><text:s text:c="4"/>Reptile animal(<text:span text:style-name="T22">"Reptile Crocodile"</text:span>,10);</text:p>
      <text:p text:style-name="P22"><text:s text:c="4"/></text:p>
      <text:p text:style-name="P24"><text:span text:style-name="T1"><text:s text:c="4"/></text:span>//animal's name and age will print to console.</text:p>
      <text:p text:style-name="P22"><text:s text:c="4"/>cout&lt;&lt;animal.getName()&lt;&lt;<text:span text:style-name="T22">" is "</text:span>&lt;&lt;animal.getAge()&lt;&lt;<text:span text:style-name="T22">" years"</text:span>&lt;&lt;endl;</text:p>
      <text:p text:style-name="P22"><text:s text:c="4"/></text:p>
      <text:p text:style-name="P24"><text:span text:style-name="T1"><text:s text:c="4"/></text:span>//animal's name will change as the given parameter.</text:p>
      <text:p text:style-name="P22"><text:s text:c="4"/>animal.setName(<text:span text:style-name="T22">"REPTILE CROCODILE"</text:span>);</text:p>
      <text:p text:style-name="P22"><text:s text:c="4"/></text:p>
      <text:p text:style-name="P24"><text:span text:style-name="T1"><text:s text:c="4"/></text:span>//animal's age will change as the given parameter.</text:p>
      <text:p text:style-name="P22"><text:s text:c="4"/>animal.setAge(11);</text:p>
      <text:p text:style-name="P22"><text:s text:c="4"/></text:p>
      <text:p text:style-name="P24"><text:span text:style-name="T1"><text:s text:c="4"/></text:span>//animal's name and age will print to console.</text:p>
      <text:p text:style-name="P22"><text:s text:c="4"/>cout&lt;&lt;animal.getName()&lt;&lt;<text:span text:style-name="T22">" is "</text:span>&lt;&lt;animal.getAge()&lt;&lt;<text:span text:style-name="T22">" years"</text:span>&lt;&lt;endl;</text:p>
      <text:p text:style-name="P22"><text:s text:c="4"/></text:p>
      <text:p text:style-name="P24"><text:span text:style-name="T1"><text:s text:c="4"/></text:span>//Prints that animal is ovulating.</text:p>
      <text:p text:style-name="P22"><text:s text:c="4"/>animal.Ovulate();</text:p>
      <text:p text:style-name="P22">}</text:p>
      <text:p text:style-name="P22"/>
      <text:p text:style-name="P22"><text:span text:style-name="T21">void</text:span> TEST_Dog()</text:p>
      <text:p text:style-name="P22">{</text:p>
      <text:p text:style-name="P22"><text:s text:c="4"/>cout &lt;&lt;<text:span text:style-name="T22">"+----------+"</text:span> &lt;&lt; endl</text:p>
      <text:p text:style-name="P22"><text:s text:c="4"/>&lt;&lt; <text:span text:style-name="T22">"| DOG TEST |"</text:span> &lt;&lt; endl</text:p>
      <text:p text:style-name="P22"><text:soft-page-break/><text:s text:c="4"/>&lt;&lt; <text:span text:style-name="T22">"+----------+"</text:span> &lt;&lt; endl;</text:p>
      <text:p text:style-name="P22"><text:s text:c="4"/></text:p>
      <text:p text:style-name="P24"><text:span text:style-name="T1"><text:s text:c="4"/></text:span>//animal is created from Dog Class. It should take name, age and soundLevel parameters.</text:p>
      <text:p text:style-name="P22"><text:s text:c="4"/>Dog animal(<text:span text:style-name="T22">"Little Dog"</text:span>,10,90);</text:p>
      <text:p text:style-name="P22"><text:s text:c="4"/></text:p>
      <text:p text:style-name="P24"><text:span text:style-name="T1"><text:s text:c="4"/></text:span>//animal's name and age will print to console.</text:p>
      <text:p text:style-name="P22"><text:s text:c="4"/>cout&lt;&lt;animal.getName()&lt;&lt;<text:span text:style-name="T22">" is "</text:span>&lt;&lt;animal.getAge()&lt;&lt;<text:span text:style-name="T22">" years"</text:span>&lt;&lt;endl;</text:p>
      <text:p text:style-name="P22"><text:s text:c="4"/></text:p>
      <text:p text:style-name="P24"><text:span text:style-name="T1"><text:s text:c="4"/></text:span>//animal's name will change as the given parameter.</text:p>
      <text:p text:style-name="P22"><text:s text:c="4"/>animal.setName(<text:span text:style-name="T22">"LITTLE DOG"</text:span>);</text:p>
      <text:p text:style-name="P22"><text:s text:c="4"/></text:p>
      <text:p text:style-name="P24"><text:span text:style-name="T1"><text:s text:c="4"/></text:span>//animal's age will change as the given parameter.</text:p>
      <text:p text:style-name="P22"><text:s text:c="4"/>animal.setAge(11);</text:p>
      <text:p text:style-name="P22"><text:s text:c="4"/></text:p>
      <text:p text:style-name="P24"><text:span text:style-name="T1"><text:s text:c="4"/></text:span>//animal's name and age will print to console.</text:p>
      <text:p text:style-name="P22"><text:s text:c="4"/>cout&lt;&lt;animal.getName()&lt;&lt;<text:span text:style-name="T22">" is "</text:span>&lt;&lt;animal.getAge()&lt;&lt;<text:span text:style-name="T22">" years"</text:span>&lt;&lt;endl;</text:p>
      <text:p text:style-name="P22"><text:s text:c="4"/></text:p>
      <text:p text:style-name="P24"><text:span text:style-name="T1"><text:s text:c="4"/></text:span>//Prints that animal is barking.</text:p>
      <text:p text:style-name="P22"><text:s text:c="4"/>animal.Bark();</text:p>
      <text:p text:style-name="P22">}</text:p>
      <text:p text:style-name="P22"/>
      <text:p text:style-name="P22"><text:span text:style-name="T21">void</text:span> TEST_Cat()</text:p>
      <text:p text:style-name="P22">{</text:p>
      <text:p text:style-name="P22"><text:s text:c="4"/>cout &lt;&lt;<text:span text:style-name="T22">"+----------+"</text:span> &lt;&lt; endl</text:p>
      <text:p text:style-name="P22"><text:s text:c="4"/>&lt;&lt; <text:span text:style-name="T22">"| CAT TEST |"</text:span> &lt;&lt; endl</text:p>
      <text:p text:style-name="P22"><text:s text:c="4"/>&lt;&lt; <text:span text:style-name="T22">"+----------+"</text:span> &lt;&lt; endl;</text:p>
      <text:p text:style-name="P22"><text:s text:c="4"/></text:p>
      <text:p text:style-name="P24"><text:span text:style-name="T1"><text:s text:c="4"/></text:span>//animal is created from Cat Class. It should take name, age and soundLevel parameters.</text:p>
      <text:p text:style-name="P26"><text:span text:style-name="T1"><text:s text:c="4"/>Cat animal(</text:span>"Panthera Tulliana Pardus"<text:span text:style-name="T1">,10,90);</text:span></text:p>
      <text:p text:style-name="P22"><text:s text:c="4"/></text:p>
      <text:p text:style-name="P24"><text:span text:style-name="T1"><text:s text:c="4"/></text:span>//animal's name and age will print to console.</text:p>
      <text:p text:style-name="P22"><text:s text:c="4"/>cout&lt;&lt;animal.getName()&lt;&lt;<text:span text:style-name="T22">" is "</text:span>&lt;&lt;animal.getAge()&lt;&lt;<text:span text:style-name="T22">" years"</text:span>&lt;&lt;endl;</text:p>
      <text:p text:style-name="P22"><text:s text:c="4"/></text:p>
      <text:p text:style-name="P24"><text:span text:style-name="T1"><text:s text:c="4"/></text:span>//animal's name will change as the given parameter.</text:p>
      <text:p text:style-name="P26"><text:span text:style-name="T1"><text:s text:c="4"/>animal.setName(</text:span>"PANTHERA TULLIANA PARDUS"<text:span text:style-name="T1">);</text:span></text:p>
      <text:p text:style-name="P22"><text:s text:c="4"/></text:p>
      <text:p text:style-name="P24"><text:span text:style-name="T1"><text:s text:c="4"/></text:span>//animal's age will change as the given parameter.</text:p>
      <text:p text:style-name="P22"><text:s text:c="4"/>animal.setAge(11);</text:p>
      <text:p text:style-name="P22"><text:s text:c="4"/></text:p>
      <text:p text:style-name="P24"><text:span text:style-name="T1"><text:s text:c="4"/></text:span>//animal's name and age will print to console.</text:p>
      <text:p text:style-name="P22"><text:s text:c="4"/>cout&lt;&lt;animal.getName()&lt;&lt;<text:span text:style-name="T22">" is "</text:span>&lt;&lt;animal.getAge()&lt;&lt;<text:span text:style-name="T22">" years"</text:span>&lt;&lt;endl;</text:p>
      <text:p text:style-name="P22"><text:s text:c="4"/></text:p>
      <text:p text:style-name="P24"><text:span text:style-name="T1"><text:s text:c="4"/></text:span>//Prints that animal is miaowing.</text:p>
      <text:p text:style-name="P22"><text:s text:c="4"/>animal.Miaow();</text:p>
      <text:p text:style-name="P22">}</text:p>
      <text:p text:style-name="P22"/>
      <text:p text:style-name="P22"><text:span text:style-name="T21">void</text:span> TEST_Snake()</text:p>
      <text:p text:style-name="P22"><text:soft-page-break/>{</text:p>
      <text:p text:style-name="P22"><text:s text:c="4"/>cout &lt;&lt;<text:span text:style-name="T22">"+------------+"</text:span> &lt;&lt; endl</text:p>
      <text:p text:style-name="P26"><text:span text:style-name="T1"><text:s text:c="4"/>&lt;&lt; </text:span>"| SNAKE TEST |"<text:span text:style-name="T1"> &lt;&lt; endl</text:span></text:p>
      <text:p text:style-name="P22"><text:s text:c="4"/>&lt;&lt; <text:span text:style-name="T22">"+------------+"</text:span> &lt;&lt; endl;</text:p>
      <text:p text:style-name="P22"><text:s text:c="4"/></text:p>
      <text:p text:style-name="P24"><text:span text:style-name="T1"><text:s text:c="4"/></text:span>//animal is created from Snake Class. It should take name, age and soundLevel parameters.</text:p>
      <text:p text:style-name="P22"><text:s text:c="4"/>Snake animal(<text:span text:style-name="T22">"Black Mamba"</text:span>,10,90);</text:p>
      <text:p text:style-name="P22"><text:s text:c="4"/></text:p>
      <text:p text:style-name="P24"><text:span text:style-name="T1"><text:s text:c="4"/></text:span>//animal's name will change as the given parameter.</text:p>
      <text:p text:style-name="P22"><text:s text:c="4"/>cout&lt;&lt;animal.getName()&lt;&lt;<text:span text:style-name="T22">" is "</text:span>&lt;&lt;animal.getAge()&lt;&lt;<text:span text:style-name="T22">" years"</text:span>&lt;&lt;endl;</text:p>
      <text:p text:style-name="P22"><text:s text:c="4"/></text:p>
      <text:p text:style-name="P24"><text:span text:style-name="T1"><text:s text:c="4"/></text:span>//animal's name will change as the given parameter.</text:p>
      <text:p text:style-name="P22"><text:s text:c="4"/>animal.setName(<text:span text:style-name="T22">"BLACK MAMBA"</text:span>);</text:p>
      <text:p text:style-name="P22"><text:s text:c="4"/></text:p>
      <text:p text:style-name="P24"><text:span text:style-name="T1"><text:s text:c="4"/></text:span>//animal's age will change as the given parameter.</text:p>
      <text:p text:style-name="P22"><text:s text:c="4"/>animal.setAge(11);</text:p>
      <text:p text:style-name="P22"><text:s text:c="4"/></text:p>
      <text:p text:style-name="P24"><text:span text:style-name="T1"><text:s text:c="4"/></text:span>//animal's name and age will print to console.</text:p>
      <text:p text:style-name="P22"><text:s text:c="4"/>cout&lt;&lt;animal.getName()&lt;&lt;<text:span text:style-name="T22">" is "</text:span>&lt;&lt;animal.getAge()&lt;&lt;<text:span text:style-name="T22">" years"</text:span>&lt;&lt;endl;</text:p>
      <text:p text:style-name="P22"><text:s text:c="4"/></text:p>
      <text:p text:style-name="P24"><text:span text:style-name="T1"><text:s text:c="4"/></text:span>//Prints that animal is sizzling.</text:p>
      <text:p text:style-name="P22"><text:s text:c="4"/>animal.Sizzle();</text:p>
      <text:p text:style-name="P22">}</text:p>
      <text:p text:style-name="P22"/>
      <text:p text:style-name="P22"><text:span text:style-name="T21">void</text:span> TEST_Crocodile()</text:p>
      <text:p text:style-name="P22">{</text:p>
      <text:p text:style-name="P26"><text:span text:style-name="T1"><text:s text:c="4"/>cout &lt;&lt;</text:span>"+----------------+"<text:span text:style-name="T1"> &lt;&lt; endl</text:span></text:p>
      <text:p text:style-name="P26"><text:span text:style-name="T1"><text:s text:c="4"/>&lt;&lt; </text:span>"| CROCODILE TEST |"<text:span text:style-name="T1"> &lt;&lt; endl</text:span></text:p>
      <text:p text:style-name="P26"><text:span text:style-name="T1"><text:s text:c="4"/>&lt;&lt; </text:span>"+----------------+"<text:span text:style-name="T1"> &lt;&lt; endl;</text:span></text:p>
      <text:p text:style-name="P22"><text:s text:c="4"/></text:p>
      <text:p text:style-name="P24"><text:span text:style-name="T1"><text:s text:c="4"/></text:span>//animal is created from Crocodile Class. It should take name, age and soundLevel parameters.</text:p>
      <text:p text:style-name="P22"><text:s text:c="4"/>Crocodile animal(<text:span text:style-name="T22">"Komodo Dragon"</text:span>,10,90);</text:p>
      <text:p text:style-name="P22"><text:s text:c="4"/></text:p>
      <text:p text:style-name="P24"><text:span text:style-name="T1"><text:s text:c="4"/></text:span>//animal's name and age will print to console.</text:p>
      <text:p text:style-name="P22"><text:s text:c="4"/>cout&lt;&lt;animal.getName()&lt;&lt;<text:span text:style-name="T22">" is "</text:span>&lt;&lt;animal.getAge()&lt;&lt;<text:span text:style-name="T22">" years"</text:span>&lt;&lt;endl;</text:p>
      <text:p text:style-name="P22"><text:s text:c="4"/></text:p>
      <text:p text:style-name="P24"><text:span text:style-name="T1"><text:s text:c="4"/></text:span>//animal's name will change as the given parameter.</text:p>
      <text:p text:style-name="P22"><text:s text:c="4"/>animal.setName(<text:span text:style-name="T22">"KOMODO DRAGON"</text:span>);</text:p>
      <text:p text:style-name="P22"><text:s text:c="4"/></text:p>
      <text:p text:style-name="P24"><text:span text:style-name="T1"><text:s text:c="4"/></text:span>//animal's age will change as the given parameter.</text:p>
      <text:p text:style-name="P22"><text:s text:c="4"/>animal.setAge(11);</text:p>
      <text:p text:style-name="P22"><text:s text:c="4"/></text:p>
      <text:p text:style-name="P24"><text:span text:style-name="T1"><text:s text:c="4"/></text:span>//animal's name and age will print to console.</text:p>
      <text:p text:style-name="P22"><text:s text:c="4"/>cout&lt;&lt;animal.getName()&lt;&lt;<text:span text:style-name="T22">" is "</text:span>&lt;&lt;animal.getAge()&lt;&lt;<text:span text:style-name="T22">" years"</text:span>&lt;&lt;endl;</text:p>
      <text:p text:style-name="P22"><text:s text:c="4"/></text:p>
      <text:p text:style-name="P24"><text:span text:style-name="T1"><text:s text:c="4"/></text:span>//Prints that animal is roaring.</text:p>
      <text:p text:style-name="P22"><text:s text:c="4"/>animal.Roar();</text:p>
      <text:p text:style-name="P22"><text:soft-page-break/>}</text:p>
      <text:p text:style-name="P22"/>
      <text:p text:style-name="P22"><text:span text:style-name="T21">int</text:span> main ()</text:p>
      <text:p text:style-name="P22">{</text:p>
      <text:p text:style-name="P22"><text:s text:c="4"/>TEST_Animal();</text:p>
      <text:p text:style-name="P22"><text:s text:c="4"/>TEST_Mammal();</text:p>
      <text:p text:style-name="P22"><text:s text:c="4"/>TEST_Reptile();</text:p>
      <text:p text:style-name="P22"><text:s text:c="4"/>TEST_Dog();</text:p>
      <text:p text:style-name="P22"><text:s text:c="4"/>TEST_Cat();</text:p>
      <text:p text:style-name="P22"><text:s text:c="4"/>TEST_Snake();</text:p>
      <text:p text:style-name="P22"><text:s text:c="4"/>TEST_Crocodile();</text:p>
      <text:p text:style-name="P22"><text:s text:c="4"/></text:p>
      <text:p text:style-name="P22"><text:s text:c="4"/></text:p>
      <text:p text:style-name="P24"><text:span text:style-name="T1"><text:s text:c="4"/></text:span>//Indicates that function ended succesfully.</text:p>
      <text:p text:style-name="P22"><text:s text:c="4"/><text:span text:style-name="T21">return</text:span> 0;</text:p>
      <text:p text:style-name="P25"><text:span text:style-name="T1">}</text:span>//end main ()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">Conclusion</text:p>
      <text:p text:style-name="P32">→<text:tab/><text:span text:style-name="T28">A class can contain an object that is created from another class. This situation is called as </text:span><text:span text:style-name="T27">COMPOSITION.</text:span></text:p>
      <text:p text:style-name="P32"/>
      <text:p text:style-name="P32"><text:span text:style-name="T28">→<text:tab/>A class that has the basic elements of objects is called </text:span><text:span text:style-name="T29">Base Class.</text:span></text:p>
      <text:p text:style-name="P33"><text:tab/><text:span text:style-name="T28">And, we derive another class from </text:span><text:span text:style-name="T29">Base Class</text:span><text:span text:style-name="T28"> (generally public). </text:span></text:p>
      <text:p text:style-name="P33"><text:span text:style-name="T28"><text:tab/>Derived class inherits the Base Class’ functions and variables which can be used in derived class when they are defined as PROTECTED or PUBLIC in </text:span><text:span text:style-name="T29">Base Class.</text:span></text:p>
      <text:p text:style-name="P33"><text:span text:style-name="T28"><text:tab/>Deriving a class from another class is called </text:span><text:span text:style-name="T27">INHERITENCE.</text:span><text:span text:style-name="T28"> </text:span></text:p>
      <text:p text:style-name="P34"/>
      <text:p text:style-name="P30"><text:span text:style-name="T3">→<text:tab/></text:span><text:span text:style-name="T4">Inheritence allows us to define a class in terms of another class, which makes it easier to create and maintain application.</text:span></text:p>
      <text:p text:style-name="P30"><text:span text:style-name="T4"><text:tab/>This also provides an opportunity to reuse the code functionality and fast implementation tim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ourierNewPSMT" svg:font-family="CourierNewPSMT"/>
    <style:font-face style:name="Menlo" svg:font-family="Menlo"/>
    <style:font-face style:name="Times" svg:font-family="Times"/>
    <style:font-face style:name="TimesNewRomanPSMT" svg:font-family="TimesNewRomanPSMT"/>
    <style:font-face style:name="Courier" svg:font-family="Courier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" fo:font-size="12pt" fo:language="en" fo:country="US" style:font-name-asian="Tahoma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Tahoma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0cm" fo:page-height="30cm" style:num-format="1" style:print-orientation="landscape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MacOSX_X86_64 LibreOffice_project/8f96e87c890bf8fa77463cd4b640a2312823f3ad</meta:generator>
    <dc:date>2016-12-26T23:17:39.576041000</dc:date>
    <meta:editing-duration>PT3H37M43S</meta:editing-duration>
    <meta:editing-cycles>92</meta:editing-cycles>
    <meta:document-statistic meta:table-count="0" meta:image-count="0" meta:object-count="0" meta:page-count="41" meta:paragraph-count="1622" meta:word-count="8455" meta:character-count="68587" meta:non-whitespace-character-count="54309"/>
  </office:meta>
</office:document-meta>
</file>